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mm"/>
    </style:style>
    <style:style style:name="co2" style:family="table-column">
      <style:table-column-properties fo:break-before="auto" style:column-width="20.97mm"/>
    </style:style>
    <style:style style:name="co3" style:family="table-column">
      <style:table-column-properties fo:break-before="auto" style:column-width="36.64mm"/>
    </style:style>
    <style:style style:name="co4" style:family="table-column">
      <style:table-column-properties fo:break-before="auto" style:column-width="22.9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0.02mm"/>
    </style:style>
    <style:style style:name="co7" style:family="table-column">
      <style:table-column-properties fo:break-before="auto" style:column-width="28.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1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PageStyle_5f_MonteCarloBlackScholes">
      <style:table-properties table:display="true" style:writing-mode="lr-tb"/>
    </style:style>
    <number:boolean-style style:name="N99">
      <number:boolean/>
    </number:boolean-style>
    <number:boolean-style style:name="N10099" number:language="de" number:country="DE">
      <number:boolean/>
    </number:boolean-style>
    <style:style style:name="ce1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3" style:family="table-cell" style:parent-style-name="Default">
      <style:table-cell-properties fo:border-bottom="0.06pt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99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0099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0099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0.99pt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009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ackground-color="#eeeeee"/>
      <style:text-properties fo:color="#8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eeeeee"/>
    </style:style>
    <style:style style:name="ce19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eeeee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23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fo:color="#8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4" style:family="table-cell" style:parent-style-name="Default">
      <style:table-cell-properties style:glyph-orientation-vertical="0" fo:border-bottom="0.99pt solid #000000" fo:background-color="#eeeee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cccccc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" style:family="table-cell" style:parent-style-name="Default" style:data-style-name="N372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" style:family="table-cell" style:parent-style-name="Default" style:data-style-name="N136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name-asian="SimSun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" style:family="table-cell" style:parent-style-name="Default" style:data-style-name="N372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dddddd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 style:data-style-name="N99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Default" style:data-style-name="N135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style:paragraph-properties fo:text-align="center"/>
    </style:style>
    <style:style style:name="T1" style:family="text">
      <style:text-properties fo:font-size="8pt" fo:font-weight="normal" style:text-underline-style="none" style:text-underline-color="font-color" style:text-line-through-type="none" fo:font-style="italic" style:text-outline="false" fo:text-shadow="none" style:text-position="0% 100%" style:font-size-asian="8pt" style:font-size-complex="8pt" style:font-weight-asian="normal" style:font-weight-complex="normal" style:font-style-asian="italic" style:font-style-complex="italic"/>
    </style:style>
    <style:style style:name="T2" style:family="text">
      <style:text-properties fo:font-size="8pt" fo:font-weight="normal" style:text-line-through-type="none" fo:font-style="italic" style:text-outline="false" fo:text-shadow="none" style:text-position="0% 100%" style:font-size-asian="8pt" style:font-size-complex="8pt" style:font-weight-asian="normal" style:font-weight-complex="normal" style:font-style-asian="italic" style:font-style-complex="italic" fo:color="#0000ff" style:text-underline-style="solid" style:text-underline-width="auto" style:text-underline-color="font-color"/>
    </style:style>
    <style:style style:name="T3" style:family="text">
      <style:text-properties fo:font-size="8pt" fo:font-weight="normal" style:text-line-through-type="none" fo:font-style="italic" style:text-outline="false" fo:text-shadow="none" style:text-position="0% 100%" style:font-size-asian="8pt" style:font-size-complex="8pt" style:font-weight-asian="normal" style:font-weight-complex="normal" style:font-style-asian="italic" style:font-style-complex="italic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7"/>
        <table:table-column table:style-name="co2" table:number-columns-repeated="244" table:default-cell-style-name="ce1"/>
        <table:table-column table:style-name="co5" table:number-columns-repeated="768" table:default-cell-style-name="ce18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Note: <text:span text:style-name="T1">This sheet requires Obba 4.0.14 ( </text:span><text:span text:style-name="T2">http://www.obba.info/</text:span><text:span text:style-name="T3"> )</text:span></text:p>
          </table:table-cell>
          <table:table-cell table:style-name="ce6" table:number-columns-repeated="4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Object Viewer</text:p>
          </table:table-cell>
          <table:table-cell table:style-name="ce3"/>
          <table:table-cell table:style-name="ce6"/>
          <table:table-cell table:style-name="ce9" office:value-type="string" calcext:value-type="string">
            <text:p>Libraries</text:p>
          </table:table-cell>
          <table:table-cell table:style-name="ce9"/>
          <table:table-cell table:number-columns-repeated="1018"/>
        </table:table-row>
        <table:table-row table:style-name="ro1">
          <table:table-cell table:number-columns-repeated="3"/>
          <table:table-cell table:style-name="ce6" table:number-columns-repeated="3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Parameters:</text:p>
          </table:table-cell>
          <table:table-cell table:style-name="ce4"/>
          <table:table-cell table:style-name="ce6"/>
          <table:table-cell table:style-name="ce10" office:value-type="string" calcext:value-type="string">
            <text:p>Load libraries from</text:p>
          </table:table-cell>
          <table:table-cell table:style-name="ce1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sibility</text:p>
          </table:table-cell>
          <table:table-cell table:style-name="ce7" table:formula="of:=TRUE()" office:value-type="boolean" office:boolean-value="true" calcext:value-type="boolean">
            <text:p>WAHR</text:p>
          </table:table-cell>
          <table:table-cell table:style-name="ce6"/>
          <table:table-cell table:style-name="ce6" office:value-type="string" calcext:value-type="string">
            <text:p>Path:</text:p>
          </table:table-cell>
          <table:table-cell table:style-name="ce14" office:value-type="string" calcext:value-type="string">
            <text:p>lib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6" office:value-type="string" calcext:value-type="string">
            <text:p>isRelative:</text:p>
          </table:table-cell>
          <table:table-cell table:style-name="ce15" table:formula="of:=TRUE()" office:value-type="boolean" office:boolean-value="true" calcext:value-type="boolean">
            <text:p>WAHR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Result:</text:p>
          </table:table-cell>
          <table:table-cell table:style-name="ce4"/>
          <table:table-cell table:style-name="ce6" table:number-columns-repeated="3"/>
          <table:table-cell table:number-columns-repeated="1018"/>
        </table:table-row>
        <table:table-row table:style-name="ro1">
          <table:table-cell/>
          <table:table-cell table:style-name="ce5" table:formula="of:=INFO.OBBA.OBBA.OBCONTROLPANELSETVISIBLE([.C8])" office:value-type="boolean" office:boolean-value="true" calcext:value-type="boolean">
            <text:p>WAHR</text:p>
          </table:table-cell>
          <table:table-cell/>
          <table:table-cell table:style-name="ce6"/>
          <table:table-cell table:style-name="ce11" office:value-type="string" calcext:value-type="string">
            <text:p>Result:</text:p>
          </table:table-cell>
          <table:table-cell table:style-name="ce11"/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6" office:value-type="string" calcext:value-type="string">
            <text:p>Loaded:</text:p>
          </table:table-cell>
          <table:table-cell table:style-name="ce6" table:formula="of:=INFO.OBBA.OBBA.OBADDALLJARS([.F8];[.F9])" office:value-type="string" office:string-value="/Users/fries/git/finmath-spreadsheets/spreadsheets/Monte Carlo Model Risk Minimizing Hedge Portfolio/lib" calcext:value-type="string">
            <text:p>/Users/fries/git/finmath-spreadsheets/spreadsheets/Monte Carlo Model Risk Minimizing Hedge Portfolio/lib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" table:number-columns-repeated="3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Obba Version</text:p>
          </table:table-cell>
          <table:table-cell table:style-name="ce3"/>
          <table:table-cell table:style-name="ce6"/>
          <table:table-cell table:style-name="ce9" office:value-type="string" calcext:value-type="string">
            <text:p>Additional Class Folder (leave empty if not needed)</text:p>
          </table:table-cell>
          <table:table-cell table:style-name="ce9"/>
          <table:table-cell table:number-columns-repeated="1018"/>
        </table:table-row>
        <table:table-row table:style-name="ro1">
          <table:table-cell table:number-columns-repeated="3"/>
          <table:table-cell table:style-name="ce6" table:number-columns-repeated="3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Result:</text:p>
          </table:table-cell>
          <table:table-cell table:style-name="ce4"/>
          <table:table-cell table:style-name="ce6"/>
          <table:table-cell table:style-name="ce10" office:value-type="string" calcext:value-type="string">
            <text:p>Load classes from</text:p>
          </table:table-cell>
          <table:table-cell table:style-name="ce1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rsion:</text:p>
          </table:table-cell>
          <table:table-cell table:style-name="ce8" table:formula="of:=INFO.OBBA.OBBA.OBGETPROPERTY(&quot;version&quot;)" office:value-type="string" office:string-value="6.1.0" calcext:value-type="string">
            <text:p>6.1.0</text:p>
          </table:table-cell>
          <table:table-cell table:style-name="ce6"/>
          <table:table-cell table:style-name="ce6" office:value-type="string" calcext:value-type="string">
            <text:p>Path:</text:p>
          </table:table-cell>
          <table:table-cell table:style-name="ce1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uild:</text:p>
          </table:table-cell>
          <table:table-cell table:formula="of:=INFO.OBBA.OBBA.OBGETPROPERTY(&quot;build&quot;)" office:value-type="string" office:string-value="60100" calcext:value-type="string">
            <text:p>60100</text:p>
          </table:table-cell>
          <table:table-cell table:style-name="ce6"/>
          <table:table-cell table:style-name="ce6" office:value-type="string" calcext:value-type="string">
            <text:p>isRelative:</text:p>
          </table:table-cell>
          <table:table-cell table:style-name="ce15" table:formula="of:=TRUE()" office:value-type="boolean" office:boolean-value="true" calcext:value-type="boolean">
            <text:p>WAHR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10" office:value-type="string" calcext:value-type="string">
            <text:p>Result:</text:p>
          </table:table-cell>
          <table:table-cell table:style-name="ce10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finmath lib Version</text:p>
          </table:table-cell>
          <table:table-cell table:style-name="ce3"/>
          <table:table-cell table:style-name="ce6"/>
          <table:table-cell table:style-name="ce6" office:value-type="string" calcext:value-type="string">
            <text:p>Loaded:</text:p>
          </table:table-cell>
          <table:table-cell table:style-name="ce6" table:formula="of:=INFO.OBBA.OBBA.OBADDCLASSES([.F17];[.F18])" office:value-type="string" office:string-value="/Users/fries/git/finmath-spreadsheets/spreadsheets/Monte Carlo Model Risk Minimizing Hedge Portfolio" calcext:value-type="string">
            <text:p>/Users/fries/git/finmath-spreadsheets/spreadsheets/Monte Carlo Model Risk Minimizing Hedge Portfoli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12" table:number-columns-repeated="2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Result:</text:p>
          </table:table-cell>
          <table:table-cell table:style-name="ce4"/>
          <table:table-cell table:style-name="ce6" table:number-columns-repeated="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rsion:</text:p>
          </table:table-cell>
          <table:table-cell table:style-name="ce8" table:formula="of:=INFO.OBBA.OBBA.OBGET(INFO.OBBA.OBBA.OBCALL(&quot;&quot;;obLibs&amp;&quot;net.finmath.information.Library&quot;;&quot;getVersionString&quot;))" office:value-type="string" office:string-value="4.0.6-SNAPSHOT" calcext:value-type="string">
            <text:p>4.0.6-SNAPSHOT</text:p>
          </table:table-cell>
          <table:table-cell table:style-name="ce6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9" office:value-type="string" calcext:value-type="string">
            <text:p>Reference cell below to ensure lib is loaded: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 table:number-columns-repeated="3"/>
          <table:table-cell table:style-name="ce13" table:formula="of:=IF(OR(ISERROR([.F12]);ISERROR([.F21]));NA();&quot;&quot;)">
            <text:p/>
          </table:table-cell>
          <table:table-cell table:style-name="ce16" office:value-type="string" calcext:value-type="string">
            <text:p><text:s/>← this cell has the name 'obLibs'. Referencing this empty cell will enforce that the spreadsheet app loads the Java libraries before executing the function referencing the cell."</text:p>
          </table:table-cell>
          <table:table-cell table:number-columns-repeated="1018"/>
        </table:table-row>
        <table:table-row table:style-name="ro1">
          <table:table-cell/>
          <table:table-cell table:style-name="ce6" table:number-columns-repeated="5"/>
          <table:table-cell table:number-columns-repeated="1018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teCarloVarianceMinimizingHedge" table:style-name="ta2" table:print="false">
        <office:forms form:automatic-focus="false" form:apply-design-mode="false"/>
        <table:table-column table:style-name="co6" table:default-cell-style-name="ce19"/>
        <table:table-column table:style-name="co7" table:number-columns-repeated="258" table:default-cell-style-name="ce19"/>
        <table:table-column table:style-name="co7" table:default-cell-style-name="ce42"/>
        <table:table-column table:style-name="co7" table:number-columns-repeated="764" table:default-cell-style-name="Default"/>
        <table:table-row table:style-name="ro2">
          <table:table-cell table:number-columns-repeated="1024"/>
        </table:table-row>
        <table:table-row table:style-name="ro3">
          <table:table-cell table:style-name="ce20"/>
          <table:table-cell table:style-name="ce20" office:value-type="string" calcext:value-type="string">
            <text:p>Monte Carlo Variance Minimizing Hedge Portfolio for any Monte Carlo Model and Product (here: using Heston and Black Scholes for European Option)</text:p>
          </table:table-cell>
          <table:table-cell table:style-name="ce20" table:number-columns-repeated="1022"/>
        </table:table-row>
        <table:table-row table:style-name="ro2">
          <table:table-cell table:style-name="ce21"/>
          <table:table-cell table:style-name="ce2" office:value-type="string" calcext:value-type="string">
            <text:p>Note: <text:span text:style-name="T1">This sheet requires Obba 5.0.1 ( </text:span><text:span text:style-name="T2">http://www.obba.info/</text:span><text:span text:style-name="T3"> )</text:span></text:p>
          </table:table-cell>
          <table:table-cell table:style-name="ce21" table:number-columns-repeated="1022"/>
        </table:table-row>
        <table:table-row table:style-name="ro2">
          <table:table-cell table:style-name="ce21"/>
          <table:table-cell table:style-name="ce63" table:number-columns-spanned="14" table:number-rows-spanned="1"/>
          <table:covered-table-cell table:number-columns-repeated="13" table:style-name="ce63"/>
          <table:table-cell table:style-name="ce21" table:number-columns-repeated="1009"/>
        </table:table-row>
        <table:table-row table:style-name="ro2">
          <table:table-cell/>
          <table:table-cell table:style-name="ce23" office:value-type="string" calcext:value-type="string">
            <text:p>The model used to simulate the underlyings</text:p>
          </table:table-cell>
          <table:table-cell table:number-columns-repeated="4"/>
          <table:table-cell table:style-name="ce23" office:value-type="string" calcext:value-type="string">
            <text:p>Model used by the „trader“ to calculate <text:s/>hedge ratios (difference will lead to hedge errors).</text:p>
          </table:table-cell>
          <table:table-cell table:number-columns-repeated="4"/>
          <table:table-cell table:style-name="ce23" office:value-type="string" calcext:value-type="string">
            <text:p>Product to hedge and defintion of hedge portfolio.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string" calcext:value-type="string">
            <text:p>Time Discretization</text:p>
          </table:table-cell>
          <table:table-cell table:style-name="ce24" table:number-columns-repeated="3"/>
          <table:table-cell/>
          <table:table-cell table:style-name="ce24" office:value-type="string" calcext:value-type="string">
            <text:p>Time Discretization</text:p>
          </table:table-cell>
          <table:table-cell table:style-name="ce24" table:number-columns-repeated="3"/>
          <table:table-cell/>
          <table:table-cell table:style-name="ce24" office:value-type="string" calcext:value-type="string">
            <text:p>Product (Derivative to Hedge)</text:p>
          </table:table-cell>
          <table:table-cell table:style-name="ce24" table:number-columns-repeated="3"/>
          <table:table-cell table:number-columns-repeated="1009"/>
        </table:table-row>
        <table:table-row table:style-name="ro2">
          <table:table-cell/>
          <table:table-cell table:style-name="ce25" office:value-type="string" calcext:value-type="string">
            <text:p>className</text:p>
          </table:table-cell>
          <table:table-cell table:style-name="ce25" table:formula="of:=obLibs&amp;&quot;net.finmath.time.TimeDiscretizationFromArray&quot;" office:value-type="string" office:string-value="net.finmath.time.TimeDiscretizationFromArray" calcext:value-type="string">
            <text:p>net.finmath.time.TimeDiscretizationFromArray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className</text:p>
          </table:table-cell>
          <table:table-cell table:style-name="ce25" table:formula="of:=obLibs&amp;&quot;net.finmath.time.TimeDiscretizationFromArray&quot;" office:value-type="string" office:string-value="net.finmath.time.TimeDiscretizationFromArray" calcext:value-type="string">
            <text:p>net.finmath.time.TimeDiscretizationFromArray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className</text:p>
          </table:table-cell>
          <table:table-cell table:style-name="ce25" office:value-type="string" calcext:value-type="string">
            <text:p>net.finmath.montecarlo.assetderivativevaluation.products.EuropeanOption</text:p>
          </table:table-cell>
          <table:table-cell table:style-name="ce25" table:number-columns-repeated="2"/>
          <table:table-cell table:number-columns-repeated="1009"/>
        </table:table-row>
        <table:table-row table:style-name="ro2">
          <table:table-cell/>
          <table:table-cell table:style-name="ce26" office:value-type="string" calcext:value-type="string">
            <text:p>Parameters:</text:p>
          </table:table-cell>
          <table:table-cell table:style-name="ce26" table:number-columns-repeated="3"/>
          <table:table-cell/>
          <table:table-cell table:style-name="ce26" office:value-type="string" calcext:value-type="string">
            <text:p>Parameters:</text:p>
          </table:table-cell>
          <table:table-cell table:style-name="ce26" table:number-columns-repeated="3"/>
          <table:table-cell/>
          <table:table-cell table:style-name="ce34" office:value-type="string" calcext:value-type="string">
            <text:p>Parameters:</text:p>
          </table:table-cell>
          <table:table-cell table:style-name="ce34" table:number-columns-repeated="3"/>
          <table:table-cell table:number-columns-repeated="1009"/>
        </table:table-row>
        <table:table-row table:style-name="ro2">
          <table:table-cell/>
          <table:table-cell table:style-name="ce25" table:formula="of:=INFO.OBBA.OBBA.OBMAKE([.C9];[.D9];[.E9])" office:value-type="string" office:string-value="td.start &#10;[6139]" calcext:value-type="string">
            <text:p>td.start </text:p>
            <text:p>[6139]</text:p>
          </table:table-cell>
          <table:table-cell table:style-name="ce27" office:value-type="string" calcext:value-type="string">
            <text:p>td.start</text:p>
          </table:table-cell>
          <table:table-cell table:style-name="ce27" office:value-type="string" calcext:value-type="string">
            <text:p>double</text:p>
          </table:table-cell>
          <table:table-cell table:style-name="ce31" office:value-type="float" office:value="0" calcext:value-type="float">
            <text:p>0</text:p>
          </table:table-cell>
          <table:table-cell/>
          <table:table-cell table:style-name="ce25" table:formula="of:=INFO.OBBA.OBBA.OBMAKE([.H9];[.I9];[.J9])" office:value-type="string" office:string-value="hedge.td.start &#10;[6158]" calcext:value-type="string">
            <text:p>hedge.td.start </text:p>
            <text:p>[6158]</text:p>
          </table:table-cell>
          <table:table-cell table:style-name="ce27" office:value-type="string" calcext:value-type="string">
            <text:p>hedge.td.start</text:p>
          </table:table-cell>
          <table:table-cell table:style-name="ce27" office:value-type="string" calcext:value-type="string">
            <text:p>double</text:p>
          </table:table-cell>
          <table:table-cell table:style-name="ce31" office:value-type="float" office:value="0" calcext:value-type="float">
            <text:p>0</text:p>
          </table:table-cell>
          <table:table-cell/>
          <table:table-cell table:style-name="ce25" table:formula="of:=INFO.OBBA.OBBA.OBMAKE([.M9];[.N9];[.O9])" office:value-type="string" office:string-value="optionMaturity &#10;[6171]" calcext:value-type="string">
            <text:p>optionMaturity </text:p>
            <text:p>[6171]</text:p>
          </table:table-cell>
          <table:table-cell table:style-name="ce35" office:value-type="string" calcext:value-type="string">
            <text:p>optionMaturity</text:p>
          </table:table-cell>
          <table:table-cell table:style-name="ce35" office:value-type="string" calcext:value-type="string">
            <text:p>double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/>
          <table:table-cell table:style-name="ce25" table:formula="of:=INFO.OBBA.OBBA.OBMAKE([.C10];[.D10];[.E10])" office:value-type="string" office:string-value="td.num &#10;[6140]" calcext:value-type="string">
            <text:p>td.num </text:p>
            <text:p>[6140]</text:p>
          </table:table-cell>
          <table:table-cell table:style-name="ce27" office:value-type="string" calcext:value-type="string">
            <text:p>td.num</text:p>
          </table:table-cell>
          <table:table-cell table:style-name="ce27" office:value-type="string" calcext:value-type="string">
            <text:p>int</text:p>
          </table:table-cell>
          <table:table-cell table:style-name="ce31" office:value-type="float" office:value="50" calcext:value-type="float">
            <text:p>50</text:p>
          </table:table-cell>
          <table:table-cell/>
          <table:table-cell table:style-name="ce25" table:formula="of:=INFO.OBBA.OBBA.OBMAKE([.H10];[.I10];[.J10])" office:value-type="string" office:string-value="hedge.td.num &#10;[6159]" calcext:value-type="string">
            <text:p>hedge.td.num </text:p>
            <text:p>[6159]</text:p>
          </table:table-cell>
          <table:table-cell table:style-name="ce27" office:value-type="string" calcext:value-type="string">
            <text:p>hedge.td.num</text:p>
          </table:table-cell>
          <table:table-cell table:style-name="ce27" office:value-type="string" calcext:value-type="string">
            <text:p>int</text:p>
          </table:table-cell>
          <table:table-cell table:style-name="ce31" office:value-type="float" office:value="10" calcext:value-type="float">
            <text:p>10</text:p>
          </table:table-cell>
          <table:table-cell/>
          <table:table-cell table:style-name="ce25" table:formula="of:=INFO.OBBA.OBBA.OBMAKE([.M10];[.N10];[.O10])" office:value-type="string" office:string-value="optionStrike &#10;[6172]" calcext:value-type="string">
            <text:p>optionStrike </text:p>
            <text:p>[6172]</text:p>
          </table:table-cell>
          <table:table-cell table:style-name="ce35" office:value-type="string" calcext:value-type="string">
            <text:p>optionStrike</text:p>
          </table:table-cell>
          <table:table-cell table:style-name="ce35" office:value-type="string" calcext:value-type="string">
            <text:p>double</text:p>
          </table:table-cell>
          <table:table-cell table:style-name="ce38" office:value-type="float" office:value="105" calcext:value-type="float">
            <text:p>105</text:p>
          </table:table-cell>
          <table:table-cell table:number-columns-repeated="1009"/>
        </table:table-row>
        <table:table-row table:style-name="ro2">
          <table:table-cell/>
          <table:table-cell table:style-name="ce25" table:formula="of:=INFO.OBBA.OBBA.OBMAKE([.C11];[.D11];[.E11])" office:value-type="string" office:string-value="td.step &#10;[6141]" calcext:value-type="string">
            <text:p>td.step </text:p>
            <text:p>[6141]</text:p>
          </table:table-cell>
          <table:table-cell table:style-name="ce27" office:value-type="string" calcext:value-type="string">
            <text:p>td.step</text:p>
          </table:table-cell>
          <table:table-cell table:style-name="ce27" office:value-type="string" calcext:value-type="string">
            <text:p>double</text:p>
          </table:table-cell>
          <table:table-cell table:style-name="ce31" office:value-type="float" office:value="0.1" calcext:value-type="float">
            <text:p>0,1</text:p>
          </table:table-cell>
          <table:table-cell/>
          <table:table-cell table:style-name="ce25" table:formula="of:=INFO.OBBA.OBBA.OBMAKE([.H11];[.I11];[.J11])" office:value-type="string" office:string-value="hedge.td.step &#10;[6160]" calcext:value-type="string">
            <text:p>hedge.td.step </text:p>
            <text:p>[6160]</text:p>
          </table:table-cell>
          <table:table-cell table:style-name="ce27" office:value-type="string" calcext:value-type="string">
            <text:p>hedge.td.step</text:p>
          </table:table-cell>
          <table:table-cell table:style-name="ce27" office:value-type="string" calcext:value-type="string">
            <text:p>double</text:p>
          </table:table-cell>
          <table:table-cell table:style-name="ce31" table:formula="of:=[.O9]/[.J10]" office:value-type="float" office:value="0.2" calcext:value-type="float">
            <text:p>0,2</text:p>
          </table:table-cell>
          <table:table-cell table:number-columns-repeated="4"/>
          <table:table-cell table:style-name="ce39"/>
          <table:table-cell table:number-columns-repeated="1009"/>
        </table:table-row>
        <table:table-row table:style-name="ro2">
          <table:table-cell/>
          <table:table-cell table:style-name="ce18"/>
          <table:table-cell table:style-name="ce25"/>
          <table:table-cell table:style-name="ce27"/>
          <table:table-cell table:style-name="ce25"/>
          <table:table-cell/>
          <table:table-cell table:style-name="ce18"/>
          <table:table-cell table:style-name="ce25"/>
          <table:table-cell table:style-name="ce27"/>
          <table:table-cell table:style-name="ce25"/>
          <table:table-cell/>
          <table:table-cell table:style-name="ce34" office:value-type="string" calcext:value-type="string">
            <text:p>Object:</text:p>
          </table:table-cell>
          <table:table-cell table:style-name="ce34" table:number-columns-repeated="3"/>
          <table:table-cell table:number-columns-repeated="1009"/>
        </table:table-row>
        <table:table-row table:style-name="ro2">
          <table:table-cell/>
          <table:table-cell table:style-name="ce26" office:value-type="string" calcext:value-type="string">
            <text:p>Object:</text:p>
          </table:table-cell>
          <table:table-cell table:style-name="ce26" table:number-columns-repeated="3"/>
          <table:table-cell/>
          <table:table-cell table:style-name="ce26" office:value-type="string" calcext:value-type="string">
            <text:p>Object:</text:p>
          </table:table-cell>
          <table:table-cell table:style-name="ce26" table:number-columns-repeated="3"/>
          <table:table-cell/>
          <table:table-cell table:style-name="ce35" table:formula="of:=INFO.OBBA.OBBA.OBMAKE(&quot;product&quot;;obLibs&amp;[.M7];[.L9:.L10])" office:value-type="string" office:string-value="product &#10;[6173]" calcext:value-type="string">
            <text:p>product </text:p>
            <text:p>[6173]</text:p>
          </table:table-cell>
          <table:table-cell table:style-name="ce35" table:number-columns-repeated="2"/>
          <table:table-cell table:number-columns-repeated="1010"/>
        </table:table-row>
        <table:table-row table:style-name="ro2">
          <table:table-cell/>
          <table:table-cell table:style-name="ce27" table:formula="of:=INFO.OBBA.OBBA.OBMAKE([.C14];[.C7];[.B9:.B11])" office:value-type="string" office:string-value="timeDiscretization &#10;[6142]" calcext:value-type="string">
            <text:p>timeDiscretization </text:p>
            <text:p>[6142]</text:p>
          </table:table-cell>
          <table:table-cell table:style-name="ce30" office:value-type="string" calcext:value-type="string">
            <text:p>timeDiscretization</text:p>
          </table:table-cell>
          <table:table-cell table:style-name="ce25" table:number-columns-repeated="2"/>
          <table:table-cell/>
          <table:table-cell table:style-name="ce27" table:formula="of:=INFO.OBBA.OBBA.OBMAKE([.H14];[.H7];[.G9:.G11])" office:value-type="string" office:string-value="hedge.timeDiscretization &#10;[6161]" calcext:value-type="string">
            <text:p>hedge.timeDiscretization </text:p>
            <text:p>[6161]</text:p>
          </table:table-cell>
          <table:table-cell table:style-name="ce30" office:value-type="string" calcext:value-type="string">
            <text:p>hedge.timeDiscretization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/>
          <table:table-cell table:style-name="ce25" table:number-columns-repeated="4"/>
          <table:table-cell/>
          <table:table-cell table:style-name="ce25" table:number-columns-repeated="4"/>
          <table:table-cell table:number-columns-repeated="1014"/>
        </table:table-row>
        <table:table-row table:style-name="ro2">
          <table:table-cell/>
          <table:table-cell table:style-name="ce24" office:value-type="string" calcext:value-type="string">
            <text:p>Heston <text:s/>Model</text:p>
          </table:table-cell>
          <table:table-cell table:style-name="ce24" table:number-columns-repeated="3"/>
          <table:table-cell/>
          <table:table-cell table:style-name="ce24" office:value-type="string" calcext:value-type="string">
            <text:p>Black Scholes Model</text:p>
          </table:table-cell>
          <table:table-cell table:style-name="ce24" table:number-columns-repeated="3"/>
          <table:table-cell/>
          <table:table-cell table:style-name="ce24" office:value-type="string" calcext:value-type="string">
            <text:p>Product (Hedge Portfolio)</text:p>
          </table:table-cell>
          <table:table-cell table:style-name="ce24" table:number-columns-repeated="3"/>
          <table:table-cell table:number-columns-repeated="1009"/>
        </table:table-row>
        <table:table-row table:style-name="ro2">
          <table:table-cell/>
          <table:table-cell table:style-name="ce25" office:value-type="string" calcext:value-type="string">
            <text:p>className</text:p>
          </table:table-cell>
          <table:table-cell table:style-name="ce25" office:value-type="string" calcext:value-type="string">
            <text:p>net.finmath.montecarlo.assetderivativevaluation.models.HestonModel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className</text:p>
          </table:table-cell>
          <table:table-cell table:style-name="ce25" office:value-type="string" calcext:value-type="string">
            <text:p>net.finmath.montecarlo.assetderivativevaluation.models.BlackScholesModel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className</text:p>
          </table:table-cell>
          <table:table-cell table:style-name="ce25" office:value-type="string" calcext:value-type="string">
            <text:p>net.finmath.montecarlo.assetderivativevaluation.products.LocalRiskMinimizingHedgePortfolio</text:p>
          </table:table-cell>
          <table:table-cell table:style-name="ce25" table:number-columns-repeated="2"/>
          <table:table-cell table:number-columns-repeated="1009"/>
        </table:table-row>
        <table:table-row table:style-name="ro2">
          <table:table-cell/>
          <table:table-cell table:style-name="ce26" office:value-type="string" calcext:value-type="string">
            <text:p>Parameters:</text:p>
          </table:table-cell>
          <table:table-cell table:style-name="ce26" table:number-columns-repeated="3"/>
          <table:table-cell/>
          <table:table-cell table:style-name="ce26" office:value-type="string" calcext:value-type="string">
            <text:p>Parameters:</text:p>
          </table:table-cell>
          <table:table-cell table:style-name="ce26" table:number-columns-repeated="3"/>
          <table:table-cell/>
          <table:table-cell table:style-name="ce34" office:value-type="string" calcext:value-type="string">
            <text:p>Parameters:</text:p>
          </table:table-cell>
          <table:table-cell table:style-name="ce34" table:number-columns-repeated="3"/>
          <table:table-cell table:number-columns-repeated="1009"/>
        </table:table-row>
        <table:table-row table:style-name="ro2">
          <table:table-cell/>
          <table:table-cell table:style-name="ce25" table:formula="of:=INFO.OBBA.OBBA.OBMAKE([.C19];[.D19];[.E19])" office:value-type="string" office:string-value="initialValue &#10;[6143]" calcext:value-type="string">
            <text:p>initialValue </text:p>
            <text:p>[6143]</text:p>
          </table:table-cell>
          <table:table-cell table:style-name="ce27" office:value-type="string" calcext:value-type="string">
            <text:p>initialValue</text:p>
          </table:table-cell>
          <table:table-cell table:style-name="ce27" office:value-type="string" calcext:value-type="string">
            <text:p>double</text:p>
          </table:table-cell>
          <table:table-cell table:style-name="ce32" office:value-type="float" office:value="100" calcext:value-type="float">
            <text:p>100</text:p>
          </table:table-cell>
          <table:table-cell/>
          <table:table-cell table:style-name="ce25" table:formula="of:=INFO.OBBA.OBBA.OBMAKE([.H19];[.I19];[.J19])" office:value-type="string" office:string-value="hedge.initialValue &#10;[6162]" calcext:value-type="string">
            <text:p>hedge.initialValue </text:p>
            <text:p>[6162]</text:p>
          </table:table-cell>
          <table:table-cell table:style-name="ce27" office:value-type="string" calcext:value-type="string">
            <text:p>hedge.initialValue</text:p>
          </table:table-cell>
          <table:table-cell table:style-name="ce27" office:value-type="string" calcext:value-type="string">
            <text:p>double</text:p>
          </table:table-cell>
          <table:table-cell table:style-name="ce31" office:value-type="float" office:value="100" calcext:value-type="float">
            <text:p>100</text:p>
          </table:table-cell>
          <table:table-cell/>
          <table:table-cell table:style-name="ce25" table:formula="of:=[.L13]" office:value-type="string" office:string-value="product &#10;[6173]" calcext:value-type="string">
            <text:p>product </text:p>
            <text:p>[6173]</text:p>
          </table:table-cell>
          <table:table-cell table:number-columns-repeated="1012"/>
        </table:table-row>
        <table:table-row table:style-name="ro2">
          <table:table-cell/>
          <table:table-cell table:style-name="ce25" table:formula="of:=INFO.OBBA.OBBA.OBMAKE([.C20];[.D20];[.E20])" office:value-type="string" office:string-value="riskFreeRate &#10;[6144]" calcext:value-type="string">
            <text:p>riskFreeRate </text:p>
            <text:p>[6144]</text:p>
          </table:table-cell>
          <table:table-cell table:style-name="ce27" office:value-type="string" calcext:value-type="string">
            <text:p>riskFreeRate</text:p>
          </table:table-cell>
          <table:table-cell table:style-name="ce27" office:value-type="string" calcext:value-type="string">
            <text:p>double</text:p>
          </table:table-cell>
          <table:table-cell table:style-name="ce32" office:value-type="float" office:value="0.05" calcext:value-type="float">
            <text:p>0,05</text:p>
          </table:table-cell>
          <table:table-cell/>
          <table:table-cell table:style-name="ce25" table:formula="of:=INFO.OBBA.OBBA.OBMAKE([.H20];[.I20];[.J20])" office:value-type="string" office:string-value="hedge.riskFreeRate &#10;[6163]" calcext:value-type="string">
            <text:p>hedge.riskFreeRate </text:p>
            <text:p>[6163]</text:p>
          </table:table-cell>
          <table:table-cell table:style-name="ce27" office:value-type="string" calcext:value-type="string">
            <text:p>hedge.riskFreeRate</text:p>
          </table:table-cell>
          <table:table-cell table:style-name="ce27" office:value-type="string" calcext:value-type="string">
            <text:p>double</text:p>
          </table:table-cell>
          <table:table-cell table:style-name="ce31" office:value-type="float" office:value="0.05" calcext:value-type="float">
            <text:p>0,05</text:p>
          </table:table-cell>
          <table:table-cell/>
          <table:table-cell table:style-name="ce25" table:formula="of:=[.G57]" office:value-type="string" office:string-value="hedge.simulation &#10;[6174]" calcext:value-type="string">
            <text:p>hedge.simulation </text:p>
            <text:p>[6174]</text:p>
          </table:table-cell>
          <table:table-cell table:number-columns-repeated="1012"/>
        </table:table-row>
        <table:table-row table:style-name="ro2">
          <table:table-cell/>
          <table:table-cell table:style-name="ce25" table:formula="of:=INFO.OBBA.OBBA.OBMAKE([.C21];[.D21];[.E21])" office:value-type="string" office:string-value="volatility &#10;[6145]" calcext:value-type="string">
            <text:p>volatility </text:p>
            <text:p>[6145]</text:p>
          </table:table-cell>
          <table:table-cell table:style-name="ce27" office:value-type="string" calcext:value-type="string">
            <text:p>volatility</text:p>
          </table:table-cell>
          <table:table-cell table:style-name="ce27" office:value-type="string" calcext:value-type="string">
            <text:p>double</text:p>
          </table:table-cell>
          <table:table-cell table:style-name="ce32" office:value-type="float" office:value="0.3" calcext:value-type="float">
            <text:p>0,3</text:p>
          </table:table-cell>
          <table:table-cell/>
          <table:table-cell table:style-name="ce25" table:formula="of:=INFO.OBBA.OBBA.OBMAKE([.H21];[.I21];[.J21])" office:value-type="string" office:string-value="hedge.volatility &#10;[6164]" calcext:value-type="string">
            <text:p>hedge.volatility </text:p>
            <text:p>[6164]</text:p>
          </table:table-cell>
          <table:table-cell table:style-name="ce27" office:value-type="string" calcext:value-type="string">
            <text:p>hedge.volatility</text:p>
          </table:table-cell>
          <table:table-cell table:style-name="ce27" office:value-type="string" calcext:value-type="string">
            <text:p>double</text:p>
          </table:table-cell>
          <table:table-cell table:style-name="ce31" office:value-type="float" office:value="0.3" calcext:value-type="float">
            <text:p>0,3</text:p>
          </table:table-cell>
          <table:table-cell/>
          <table:table-cell table:style-name="ce25" table:formula="of:=[.G14]" office:value-type="string" office:string-value="hedge.timeDiscretization &#10;[6161]" calcext:value-type="string">
            <text:p>hedge.timeDiscretization </text:p>
            <text:p>[6161]</text:p>
          </table:table-cell>
          <table:table-cell table:number-columns-repeated="1012"/>
        </table:table-row>
        <table:table-row table:style-name="ro2">
          <table:table-cell/>
          <table:table-cell table:style-name="ce25" table:formula="of:=INFO.OBBA.OBBA.OBMAKE([.C22];[.D22];[.E22])" office:value-type="string" office:string-value="theta &#10;[6146]" calcext:value-type="string">
            <text:p>theta </text:p>
            <text:p>[6146]</text:p>
          </table:table-cell>
          <table:table-cell table:style-name="ce27" office:value-type="string" calcext:value-type="string">
            <text:p>theta</text:p>
          </table:table-cell>
          <table:table-cell table:style-name="ce27" office:value-type="string" calcext:value-type="string">
            <text:p>double</text:p>
          </table:table-cell>
          <table:table-cell table:style-name="ce32" table:formula="of:=[.E21]*[.E21]" office:value-type="float" office:value="0.09" calcext:value-type="float">
            <text:p>0,09</text:p>
          </table:table-cell>
          <table:table-cell/>
          <table:table-cell table:style-name="ce25" table:number-columns-repeated="4"/>
          <table:table-cell/>
          <table:table-cell table:style-name="ce25" table:formula="of:=INFO.OBBA.OBBA.OBMAKE([.M22];[.N22];[.O22])" office:value-type="string" office:string-value="numberOfBins &#10;[6175]" calcext:value-type="string">
            <text:p>numberOfBins </text:p>
            <text:p>[6175]</text:p>
          </table:table-cell>
          <table:table-cell table:style-name="ce25" office:value-type="string" calcext:value-type="string">
            <text:p>numberOfBins</text:p>
          </table:table-cell>
          <table:table-cell table:style-name="ce35" office:value-type="string" calcext:value-type="string">
            <text:p>int</text:p>
          </table:table-cell>
          <table:table-cell table:style-name="ce37" office:value-type="float" office:value="10" calcext:value-type="float">
            <text:p>10</text:p>
          </table:table-cell>
          <table:table-cell table:number-columns-repeated="1009"/>
        </table:table-row>
        <table:table-row table:style-name="ro2">
          <table:table-cell/>
          <table:table-cell table:style-name="ce25" table:formula="of:=INFO.OBBA.OBBA.OBMAKE([.C23];[.D23];[.E23])" office:value-type="string" office:string-value="kappa &#10;[6147]" calcext:value-type="string">
            <text:p>kappa </text:p>
            <text:p>[6147]</text:p>
          </table:table-cell>
          <table:table-cell table:style-name="ce27" office:value-type="string" calcext:value-type="string">
            <text:p>kappa</text:p>
          </table:table-cell>
          <table:table-cell table:style-name="ce27" office:value-type="string" calcext:value-type="string">
            <text:p>double</text:p>
          </table:table-cell>
          <table:table-cell table:style-name="ce32" office:value-type="float" office:value="0.2" calcext:value-type="float">
            <text:p>0,2</text:p>
          </table:table-cell>
          <table:table-cell/>
          <table:table-cell table:style-name="ce26" office:value-type="string" calcext:value-type="string">
            <text:p>Object:</text:p>
          </table:table-cell>
          <table:table-cell table:style-name="ce26" table:number-columns-repeated="3"/>
          <table:table-cell table:number-columns-repeated="4"/>
          <table:table-cell table:style-name="ce39"/>
          <table:table-cell table:number-columns-repeated="1009"/>
        </table:table-row>
        <table:table-row table:style-name="ro2">
          <table:table-cell/>
          <table:table-cell table:style-name="ce25" table:formula="of:=INFO.OBBA.OBBA.OBMAKE([.C24];[.D24];[.E24])" office:value-type="string" office:string-value="xi &#10;[6148]" calcext:value-type="string">
            <text:p>xi </text:p>
            <text:p>[6148]</text:p>
          </table:table-cell>
          <table:table-cell table:style-name="ce27" office:value-type="string" calcext:value-type="string">
            <text:p>xi</text:p>
          </table:table-cell>
          <table:table-cell table:style-name="ce27" office:value-type="string" calcext:value-type="string">
            <text:p>double</text:p>
          </table:table-cell>
          <table:table-cell table:style-name="ce32" office:value-type="float" office:value="0.4" calcext:value-type="float">
            <text:p>0,4</text:p>
          </table:table-cell>
          <table:table-cell office:value-type="string" calcext:value-type="string">
            <text:p>(← vol of vol)</text:p>
          </table:table-cell>
          <table:table-cell table:style-name="ce27" table:formula="of:=INFO.OBBA.OBBA.OBMAKE([.H24];obLibs&amp;[.H17];[.G19:.G21])" office:value-type="string" office:string-value="hedge.model &#10;[6165]" calcext:value-type="string">
            <text:p>hedge.model </text:p>
            <text:p>[6165]</text:p>
          </table:table-cell>
          <table:table-cell table:style-name="ce27" office:value-type="string" calcext:value-type="string">
            <text:p>hedge.model</text:p>
          </table:table-cell>
          <table:table-cell table:style-name="ce27" table:number-columns-repeated="2"/>
          <table:table-cell/>
          <table:table-cell table:style-name="ce34" office:value-type="string" calcext:value-type="string">
            <text:p>Object:</text:p>
          </table:table-cell>
          <table:table-cell table:style-name="ce34" table:number-columns-repeated="3"/>
          <table:table-cell table:number-columns-repeated="1009"/>
        </table:table-row>
        <table:table-row table:style-name="ro2">
          <table:table-cell/>
          <table:table-cell table:style-name="ce25" table:formula="of:=INFO.OBBA.OBBA.OBMAKE([.C25];[.D25];[.E25])" office:value-type="string" office:string-value="rho &#10;[6149]" calcext:value-type="string">
            <text:p>rho </text:p>
            <text:p>[6149]</text:p>
          </table:table-cell>
          <table:table-cell table:style-name="ce27" office:value-type="string" calcext:value-type="string">
            <text:p>rho</text:p>
          </table:table-cell>
          <table:table-cell table:style-name="ce27" office:value-type="string" calcext:value-type="string">
            <text:p>double</text:p>
          </table:table-cell>
          <table:table-cell table:style-name="ce32" office:value-type="float" office:value="0" calcext:value-type="float">
            <text:p>0</text:p>
          </table:table-cell>
          <table:table-cell/>
          <table:table-cell table:style-name="ce27" table:number-columns-repeated="4"/>
          <table:table-cell/>
          <table:table-cell table:style-name="ce35" table:formula="of:=INFO.OBBA.OBBA.OBMAKE(&quot;hedge&quot;;obLibs&amp;[.M17];[.L19:.L22])" office:value-type="string" office:string-value="hedge &#10;[6176]" calcext:value-type="string">
            <text:p>hedge </text:p>
            <text:p>[6176]</text:p>
          </table:table-cell>
          <table:table-cell table:style-name="ce35" table:number-columns-repeated="2"/>
          <table:table-cell table:number-columns-repeated="1010"/>
        </table:table-row>
        <table:table-row table:style-name="ro2">
          <table:table-cell/>
          <table:table-cell table:style-name="ce28" table:formula="of:=INFO.OBBA.OBBA.OBCALL([.C26];obLibs&amp;&quot;net.finmath.montecarlo.assetderivativevaluation.models.HestonModel$Scheme&quot;;&quot;valueOf&quot;;INFO.OBBA.OBBA.OBMAKE(&quot;&quot;;&quot;String&quot;;[.E26]))" office:value-type="string" office:string-value="scheme &#10;[6151]" calcext:value-type="string">
            <text:p>scheme </text:p>
            <text:p>[6151]</text:p>
          </table:table-cell>
          <table:table-cell table:style-name="ce27" office:value-type="string" calcext:value-type="string">
            <text:p>scheme</text:p>
          </table:table-cell>
          <table:table-cell table:style-name="ce27"/>
          <table:table-cell table:style-name="ce33" office:value-type="string" calcext:value-type="string">
            <text:p>FULL_TRUNCATION</text:p>
          </table:table-cell>
          <table:table-cell/>
          <table:table-cell table:style-name="ce27" table:number-columns-repeated="4"/>
          <table:table-cell table:number-columns-repeated="1014"/>
        </table:table-row>
        <table:table-row table:style-name="ro2">
          <table:table-cell/>
          <table:table-cell table:style-name="ce25" table:number-columns-repeated="4"/>
          <table:table-cell/>
          <table:table-cell table:style-name="ce27" table:number-columns-repeated="4"/>
          <table:table-cell/>
          <table:table-cell table:style-name="ce24" office:value-type="string" calcext:value-type="string">
            <text:p>Evaluation</text:p>
          </table:table-cell>
          <table:table-cell table:style-name="ce24" table:number-columns-repeated="3"/>
          <table:table-cell table:number-columns-repeated="1009"/>
        </table:table-row>
        <table:table-row table:style-name="ro2">
          <table:table-cell/>
          <table:table-cell table:style-name="ce26" office:value-type="string" calcext:value-type="string">
            <text:p>Object:</text:p>
          </table:table-cell>
          <table:table-cell table:style-name="ce26" table:number-columns-repeated="3"/>
          <table:table-cell/>
          <table:table-cell table:style-name="ce27" table:number-columns-repeated="4"/>
          <table:table-cell/>
          <table:table-cell table:style-name="ce35" table:formula="of:=INFO.OBBA.OBBA.OBMAKE(&quot;evaluationTime&quot;;&quot;double&quot;;[.O28])" office:value-type="string" office:string-value="evaluationTime &#10;[6137]" calcext:value-type="string">
            <text:p>evaluationTime </text:p>
            <text:p>[6137]</text:p>
          </table:table-cell>
          <table:table-cell table:style-name="ce35" table:number-columns-repeated="2"/>
          <table:table-cell table:style-name="ce40" table:formula="of:=[.O9]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/>
          <table:table-cell table:style-name="ce27" table:formula="of:=INFO.OBBA.OBBA.OBMAKE([.C29];obLibs&amp;[.C17];[.B19:.B26])" office:value-type="string" office:string-value="model &#10;[6152]" calcext:value-type="string">
            <text:p>model </text:p>
            <text:p>[6152]</text:p>
          </table:table-cell>
          <table:table-cell table:style-name="ce27" office:value-type="string" calcext:value-type="string">
            <text:p>model</text:p>
          </table:table-cell>
          <table:table-cell table:style-name="ce27" table:number-columns-repeated="2"/>
          <table:table-cell/>
          <table:table-cell table:style-name="ce27" table:number-columns-repeated="4"/>
          <table:table-cell table:number-columns-repeated="1014"/>
        </table:table-row>
        <table:table-row table:style-name="ro2">
          <table:table-cell/>
          <table:table-cell table:style-name="ce25" table:number-columns-repeated="4"/>
          <table:table-cell/>
          <table:table-cell table:style-name="ce27" table:number-columns-repeated="4"/>
          <table:table-cell/>
          <table:table-cell>
            <draw:frame table:end-cell-address="MonteCarloVarianceMinimizingHedge.P47" table:end-x="1.63mm" table:end-y="0.43mm" draw:z-index="0" draw:name="Diagramm 1" draw:style-name="gr1" draw:text-style-name="P1" svg:width="114.09mm" svg:height="70.36mm" svg:x="0.36mm" svg:y="1.14mm">
              <draw:object draw:notify-on-update-of-ranges="MonteCarloVarianceMinimizingHedge.B63:MonteCarloVarianceMinimizingHedge.B312 MonteCarloVarianceMinimizingHedge.D61:MonteCarloVarianceMinimizingHedge.D61 MonteCarloVarianceMinimizingHedge.D63:MonteCarloVarianceMinimizingHedge.D312 MonteCarloVarianceMinimizingHedge.B63:MonteCarloVarianceMinimizingHedge.B312 MonteCarloVarianceMinimizingHedge.C61:MonteCarloVarianceMinimizingHedge.C61 MonteCarloVarianceMinimizingHedge.C63:MonteCarloVarianceMinimizingHedge.C31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2"/>
        </table:table-row>
        <table:table-row table:style-name="ro2">
          <table:table-cell/>
          <table:table-cell table:style-name="ce24" office:value-type="string" calcext:value-type="string">
            <text:p>Brownian Motion</text:p>
          </table:table-cell>
          <table:table-cell table:style-name="ce24" table:number-columns-repeated="3"/>
          <table:table-cell/>
          <table:table-cell table:style-name="ce24" office:value-type="string" calcext:value-type="string">
            <text:p>Brownian Motion</text:p>
          </table:table-cell>
          <table:table-cell table:style-name="ce24" table:number-columns-repeated="3"/>
          <table:table-cell table:number-columns-repeated="1014"/>
        </table:table-row>
        <table:table-row table:style-name="ro2">
          <table:table-cell/>
          <table:table-cell table:style-name="ce25" office:value-type="string" calcext:value-type="string">
            <text:p>className</text:p>
          </table:table-cell>
          <table:table-cell table:style-name="ce25" office:value-type="string" calcext:value-type="string">
            <text:p>net.finmath.montecarlo.BrownianMotionLazyInit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className</text:p>
          </table:table-cell>
          <table:table-cell table:style-name="ce25" office:value-type="string" calcext:value-type="string">
            <text:p>net.finmath.montecarlo.BrownianMotionLazyInit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/>
          <table:table-cell table:style-name="ce26" office:value-type="string" calcext:value-type="string">
            <text:p>Parameters:</text:p>
          </table:table-cell>
          <table:table-cell table:style-name="ce26" table:number-columns-repeated="3"/>
          <table:table-cell/>
          <table:table-cell table:style-name="ce26" office:value-type="string" calcext:value-type="string">
            <text:p>Parameters:</text:p>
          </table:table-cell>
          <table:table-cell table:style-name="ce26" table:number-columns-repeated="3"/>
          <table:table-cell table:number-columns-repeated="1014"/>
        </table:table-row>
        <table:table-row table:style-name="ro2">
          <table:table-cell/>
          <table:table-cell table:style-name="ce25" table:formula="of:=[.B14]" office:value-type="string" office:string-value="timeDiscretization &#10;[6142]" calcext:value-type="string">
            <text:p>timeDiscretization </text:p>
            <text:p>[6142]</text:p>
          </table:table-cell>
          <table:table-cell table:style-name="ce27" office:value-type="string" calcext:value-type="string">
            <text:p>time disc</text:p>
          </table:table-cell>
          <table:table-cell table:style-name="ce27" office:value-type="string" calcext:value-type="string">
            <text:p>object</text:p>
          </table:table-cell>
          <table:table-cell table:style-name="ce32" office:value-type="float" office:value="100" calcext:value-type="float">
            <text:p>100</text:p>
          </table:table-cell>
          <table:table-cell/>
          <table:table-cell table:style-name="ce25" table:formula="of:=[.G14]" office:value-type="string" office:string-value="hedge.timeDiscretization &#10;[6161]" calcext:value-type="string">
            <text:p>hedge.timeDiscretization </text:p>
            <text:p>[6161]</text:p>
          </table:table-cell>
          <table:table-cell table:style-name="ce27"/>
          <table:table-cell table:style-name="ce27" office:value-type="string" calcext:value-type="string">
            <text:p>object</text:p>
          </table:table-cell>
          <table:table-cell table:style-name="ce27"/>
          <table:table-cell/>
          <table:table-cell table:style-name="ce36" table:number-columns-repeated="3"/>
          <table:table-cell table:style-name="ce41"/>
          <table:table-cell table:number-columns-repeated="1009"/>
        </table:table-row>
        <table:table-row table:style-name="ro2">
          <table:table-cell/>
          <table:table-cell table:style-name="ce25" table:formula="of:=INFO.OBBA.OBBA.OBMAKE([.C35];[.D35];[.E35])" office:value-type="string" office:string-value="numberOfFactors &#10;[6153]" calcext:value-type="string">
            <text:p>numberOfFactors </text:p>
            <text:p>[6153]</text:p>
          </table:table-cell>
          <table:table-cell table:style-name="ce27" office:value-type="string" calcext:value-type="string">
            <text:p>numberOfFactors</text:p>
          </table:table-cell>
          <table:table-cell table:style-name="ce27" office:value-type="string" calcext:value-type="string">
            <text:p>int</text:p>
          </table:table-cell>
          <table:table-cell table:style-name="ce32" office:value-type="float" office:value="2" calcext:value-type="float">
            <text:p>2</text:p>
          </table:table-cell>
          <table:table-cell/>
          <table:table-cell table:style-name="ce25" table:formula="of:=INFO.OBBA.OBBA.OBMAKE([.H35];[.I35];[.J35])" office:value-type="string" office:string-value="hedge.numberOfFactors &#10;[6166]" calcext:value-type="string">
            <text:p>hedge.numberOfFactors </text:p>
            <text:p>[6166]</text:p>
          </table:table-cell>
          <table:table-cell table:style-name="ce27" office:value-type="string" calcext:value-type="string">
            <text:p>hedge.numberOfFactors</text:p>
          </table:table-cell>
          <table:table-cell table:style-name="ce27" office:value-type="string" calcext:value-type="string">
            <text:p>in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6" table:number-columns-repeated="3"/>
          <table:table-cell table:style-name="ce41"/>
          <table:table-cell table:number-columns-repeated="1009"/>
        </table:table-row>
        <table:table-row table:style-name="ro2">
          <table:table-cell/>
          <table:table-cell table:style-name="ce25" table:formula="of:=INFO.OBBA.OBBA.OBMAKE([.C36];[.D36];[.E36])" office:value-type="string" office:string-value="numberOfPaths &#10;[6154]" calcext:value-type="string">
            <text:p>numberOfPaths </text:p>
            <text:p>[6154]</text:p>
          </table:table-cell>
          <table:table-cell table:style-name="ce27" office:value-type="string" calcext:value-type="string">
            <text:p>numberOfPaths</text:p>
          </table:table-cell>
          <table:table-cell table:style-name="ce27" office:value-type="string" calcext:value-type="string">
            <text:p>int</text:p>
          </table:table-cell>
          <table:table-cell table:style-name="ce32" office:value-type="float" office:value="1000" calcext:value-type="float">
            <text:p>1000</text:p>
          </table:table-cell>
          <table:table-cell/>
          <table:table-cell table:style-name="ce25" table:formula="of:=INFO.OBBA.OBBA.OBMAKE([.H36];[.I36];[.J36])" office:value-type="string" office:string-value="hedge.numberOfPaths &#10;[6167]" calcext:value-type="string">
            <text:p>hedge.numberOfPaths </text:p>
            <text:p>[6167]</text:p>
          </table:table-cell>
          <table:table-cell table:style-name="ce27" office:value-type="string" calcext:value-type="string">
            <text:p>hedge.numberOfPaths</text:p>
          </table:table-cell>
          <table:table-cell table:style-name="ce27" office:value-type="string" calcext:value-type="string">
            <text:p>int</text:p>
          </table:table-cell>
          <table:table-cell table:style-name="ce32" office:value-type="float" office:value="100000" calcext:value-type="float">
            <text:p>100000</text:p>
          </table:table-cell>
          <table:table-cell/>
          <table:table-cell table:style-name="ce36" table:number-columns-repeated="3"/>
          <table:table-cell table:style-name="ce41"/>
          <table:table-cell table:number-columns-repeated="1009"/>
        </table:table-row>
        <table:table-row table:style-name="ro2">
          <table:table-cell/>
          <table:table-cell table:style-name="ce25" table:formula="of:=INFO.OBBA.OBBA.OBMAKE([.C37];[.D37];[.E37])" office:value-type="string" office:string-value="seed &#10;[6155]" calcext:value-type="string">
            <text:p>seed </text:p>
            <text:p>[6155]</text:p>
          </table:table-cell>
          <table:table-cell table:style-name="ce27" office:value-type="string" calcext:value-type="string">
            <text:p>seed</text:p>
          </table:table-cell>
          <table:table-cell table:style-name="ce27" office:value-type="string" calcext:value-type="string">
            <text:p>int</text:p>
          </table:table-cell>
          <table:table-cell table:style-name="ce32" office:value-type="float" office:value="5151" calcext:value-type="float">
            <text:p>5151</text:p>
          </table:table-cell>
          <table:table-cell/>
          <table:table-cell table:style-name="ce25" table:formula="of:=INFO.OBBA.OBBA.OBMAKE([.H37];[.I37];[.J37])" office:value-type="string" office:string-value="hedge.seed &#10;[6168]" calcext:value-type="string">
            <text:p>hedge.seed </text:p>
            <text:p>[6168]</text:p>
          </table:table-cell>
          <table:table-cell table:style-name="ce27" office:value-type="string" calcext:value-type="string">
            <text:p>hedge.seed</text:p>
          </table:table-cell>
          <table:table-cell table:style-name="ce27" office:value-type="string" calcext:value-type="string">
            <text:p>int</text:p>
          </table:table-cell>
          <table:table-cell table:style-name="ce32" office:value-type="float" office:value="3131" calcext:value-type="float">
            <text:p>3131</text:p>
          </table:table-cell>
          <table:table-cell/>
          <table:table-cell table:style-name="ce36" table:number-columns-repeated="3"/>
          <table:table-cell table:style-name="ce41"/>
          <table:table-cell table:number-columns-repeated="1009"/>
        </table:table-row>
        <table:table-row table:style-name="ro2">
          <table:table-cell/>
          <table:table-cell table:style-name="ce25" table:number-columns-repeated="4"/>
          <table:table-cell/>
          <table:table-cell table:style-name="ce25" table:number-columns-repeated="4"/>
          <table:table-cell/>
          <table:table-cell table:style-name="ce36" table:number-columns-repeated="3"/>
          <table:table-cell table:style-name="ce41"/>
          <table:table-cell table:number-columns-repeated="1009"/>
        </table:table-row>
        <table:table-row table:style-name="ro2">
          <table:table-cell/>
          <table:table-cell table:style-name="ce26" office:value-type="string" calcext:value-type="string">
            <text:p>Object:</text:p>
          </table:table-cell>
          <table:table-cell table:style-name="ce26" table:number-columns-repeated="3"/>
          <table:table-cell/>
          <table:table-cell table:style-name="ce26" office:value-type="string" calcext:value-type="string">
            <text:p>Object:</text:p>
          </table:table-cell>
          <table:table-cell table:style-name="ce26" table:number-columns-repeated="3"/>
          <table:table-cell table:number-columns-repeated="1014"/>
        </table:table-row>
        <table:table-row table:style-name="ro2">
          <table:table-cell/>
          <table:table-cell table:style-name="ce27" table:formula="of:=INFO.OBBA.OBBA.OBMAKE([.C40];obLibs&amp;[.C32];[.B34:.B37])" office:value-type="string" office:string-value="brownianMotion &#10;[6156]" calcext:value-type="string">
            <text:p>brownianMotion </text:p>
            <text:p>[6156]</text:p>
          </table:table-cell>
          <table:table-cell table:style-name="ce27" office:value-type="string" calcext:value-type="string">
            <text:p>brownianMotion</text:p>
          </table:table-cell>
          <table:table-cell table:style-name="ce27" table:number-columns-repeated="2"/>
          <table:table-cell/>
          <table:table-cell table:style-name="ce27" table:formula="of:=INFO.OBBA.OBBA.OBMAKE([.H40];obLibs&amp;[.H32];[.G34:.G37])" office:value-type="string" office:string-value="hedge.brownianMotion &#10;[6169]" calcext:value-type="string">
            <text:p>hedge.brownianMotion </text:p>
            <text:p>[6169]</text:p>
          </table:table-cell>
          <table:table-cell table:style-name="ce27" office:value-type="string" calcext:value-type="string">
            <text:p>hedge.brownianMotion</text:p>
          </table:table-cell>
          <table:table-cell table:style-name="ce27" table:number-columns-repeated="2"/>
          <table:table-cell table:number-columns-repeated="1014"/>
        </table:table-row>
        <table:table-row table:style-name="ro2">
          <table:table-cell/>
          <table:table-cell table:style-name="ce27" table:number-columns-repeated="4"/>
          <table:table-cell/>
          <table:table-cell table:style-name="ce27" table:number-columns-repeated="4"/>
          <table:table-cell table:number-columns-repeated="1014"/>
        </table:table-row>
        <table:table-row table:style-name="ro2">
          <table:table-cell/>
          <table:table-cell table:style-name="ce24" office:value-type="string" calcext:value-type="string">
            <text:p>Euler Scheme</text:p>
          </table:table-cell>
          <table:table-cell table:style-name="ce24" table:number-columns-repeated="3"/>
          <table:table-cell/>
          <table:table-cell table:style-name="ce24" office:value-type="string" calcext:value-type="string">
            <text:p>Euler Scheme</text:p>
          </table:table-cell>
          <table:table-cell table:style-name="ce24" table:number-columns-repeated="3"/>
          <table:table-cell table:number-columns-repeated="1014"/>
        </table:table-row>
        <table:table-row table:style-name="ro2">
          <table:table-cell/>
          <table:table-cell table:style-name="ce25" office:value-type="string" calcext:value-type="string">
            <text:p>className</text:p>
          </table:table-cell>
          <table:table-cell table:style-name="ce25" office:value-type="string" calcext:value-type="string">
            <text:p>net.finmath.montecarlo.process.EulerSchemeFromProcessModel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className</text:p>
          </table:table-cell>
          <table:table-cell table:style-name="ce25" office:value-type="string" calcext:value-type="string">
            <text:p>net.finmath.montecarlo.process.EulerSchemeFromProcessModel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/>
          <table:table-cell table:style-name="ce26" office:value-type="string" calcext:value-type="string">
            <text:p>Parameters:</text:p>
          </table:table-cell>
          <table:table-cell table:style-name="ce26" table:number-columns-repeated="3"/>
          <table:table-cell/>
          <table:table-cell table:style-name="ce26" office:value-type="string" calcext:value-type="string">
            <text:p>Parameters:</text:p>
          </table:table-cell>
          <table:table-cell table:style-name="ce26" table:number-columns-repeated="3"/>
          <table:table-cell table:number-columns-repeated="1014"/>
        </table:table-row>
        <table:table-row table:style-name="ro2">
          <table:table-cell/>
          <table:table-cell table:style-name="ce25" table:formula="of:=[.B40]" office:value-type="string" office:string-value="brownianMotion &#10;[6156]" calcext:value-type="string">
            <text:p>brownianMotion </text:p>
            <text:p>[6156]</text:p>
          </table:table-cell>
          <table:table-cell table:style-name="ce27"/>
          <table:table-cell table:style-name="ce27" office:value-type="string" calcext:value-type="string">
            <text:p>object</text:p>
          </table:table-cell>
          <table:table-cell table:style-name="ce27"/>
          <table:table-cell/>
          <table:table-cell table:style-name="ce25" table:formula="of:=[.G40]" office:value-type="string" office:string-value="hedge.brownianMotion &#10;[6169]" calcext:value-type="string">
            <text:p>hedge.brownianMotion </text:p>
            <text:p>[6169]</text:p>
          </table:table-cell>
          <table:table-cell table:style-name="ce27" office:value-type="string" calcext:value-type="string">
            <text:p>hedge.brownianMotion</text:p>
          </table:table-cell>
          <table:table-cell table:style-name="ce27" office:value-type="string" calcext:value-type="string">
            <text:p>object</text:p>
          </table:table-cell>
          <table:table-cell table:style-name="ce27"/>
          <table:table-cell table:number-columns-repeated="1014"/>
        </table:table-row>
        <table:table-row table:style-name="ro2">
          <table:table-cell/>
          <table:table-cell table:style-name="ce25" table:number-columns-repeated="4"/>
          <table:table-cell/>
          <table:table-cell table:style-name="ce25" table:number-columns-repeated="4"/>
          <table:table-cell table:number-columns-repeated="1014"/>
        </table:table-row>
        <table:table-row table:style-name="ro2">
          <table:table-cell/>
          <table:table-cell table:style-name="ce26" office:value-type="string" calcext:value-type="string">
            <text:p>Object:</text:p>
          </table:table-cell>
          <table:table-cell table:style-name="ce26" table:number-columns-repeated="3"/>
          <table:table-cell/>
          <table:table-cell table:style-name="ce26" office:value-type="string" calcext:value-type="string">
            <text:p>Object:</text:p>
          </table:table-cell>
          <table:table-cell table:style-name="ce26" table:number-columns-repeated="3"/>
          <table:table-cell table:number-columns-repeated="1014"/>
        </table:table-row>
        <table:table-row table:style-name="ro2">
          <table:table-cell/>
          <table:table-cell table:style-name="ce27" table:formula="of:=INFO.OBBA.OBBA.OBMAKE([.C48];obLibs&amp;[.C43];INFO.OBBA.OBBA.OBSYNC([.B45];[.B29]))" office:value-type="string" office:string-value="eulerScheme &#10;[6157]" calcext:value-type="string">
            <text:p>eulerScheme </text:p>
            <text:p>[6157]</text:p>
          </table:table-cell>
          <table:table-cell table:style-name="ce27" office:value-type="string" calcext:value-type="string">
            <text:p>eulerScheme</text:p>
          </table:table-cell>
          <table:table-cell table:style-name="ce27" table:number-columns-repeated="2"/>
          <table:table-cell/>
          <table:table-cell table:style-name="ce27" table:formula="of:=INFO.OBBA.OBBA.OBSYNC(INFO.OBBA.OBBA.OBMAKE([.H48];obLibs&amp;[.H43];[.G45:.G45]);[.G24])" office:value-type="string" office:string-value="hedge.eulerScheme &#10;[6170]" calcext:value-type="string">
            <text:p>hedge.eulerScheme </text:p>
            <text:p>[6170]</text:p>
          </table:table-cell>
          <table:table-cell table:style-name="ce27" office:value-type="string" calcext:value-type="string">
            <text:p>hedge.eulerScheme</text:p>
          </table:table-cell>
          <table:table-cell table:style-name="ce27" table:number-columns-repeated="2"/>
          <table:table-cell table:number-columns-repeated="1014"/>
        </table:table-row>
        <table:table-row table:style-name="ro2">
          <table:table-cell/>
          <table:table-cell table:style-name="ce27" table:number-columns-repeated="4"/>
          <table:table-cell/>
          <table:table-cell table:style-name="ce27" table:number-columns-repeated="4"/>
          <table:table-cell table:number-columns-repeated="1014"/>
        </table:table-row>
        <table:table-row table:style-name="ro2">
          <table:table-cell/>
          <table:table-cell table:style-name="ce24" office:value-type="string" calcext:value-type="string">
            <text:p>Monte Carlo Simulation of Heston Model with Euler Scheme</text:p>
          </table:table-cell>
          <table:table-cell table:style-name="ce24" table:number-columns-repeated="3"/>
          <table:table-cell/>
          <table:table-cell table:style-name="ce24" office:value-type="string" calcext:value-type="string">
            <text:p>Monte Carlo Simulation of Heston Model with Euler Scheme</text:p>
          </table:table-cell>
          <table:table-cell table:style-name="ce24" table:number-columns-repeated="3"/>
          <table:table-cell table:number-columns-repeated="1014"/>
        </table:table-row>
        <table:table-row table:style-name="ro2">
          <table:table-cell/>
          <table:table-cell table:style-name="ce25" office:value-type="string" calcext:value-type="string">
            <text:p>className</text:p>
          </table:table-cell>
          <table:table-cell table:style-name="ce25" office:value-type="string" calcext:value-type="string">
            <text:p>net.finmath.montecarlo.assetderivativevaluation.MonteCarloAssetModel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className</text:p>
          </table:table-cell>
          <table:table-cell table:style-name="ce25" office:value-type="string" calcext:value-type="string">
            <text:p>net.finmath.montecarlo.assetderivativevaluation.MonteCarloAssetModel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/>
          <table:table-cell table:style-name="ce26" office:value-type="string" calcext:value-type="string">
            <text:p>Parameters:</text:p>
          </table:table-cell>
          <table:table-cell table:style-name="ce26" table:number-columns-repeated="3"/>
          <table:table-cell/>
          <table:table-cell table:style-name="ce26" office:value-type="string" calcext:value-type="string">
            <text:p>Parameters:</text:p>
          </table:table-cell>
          <table:table-cell table:style-name="ce26" table:number-columns-repeated="3"/>
          <table:table-cell table:number-columns-repeated="1014"/>
        </table:table-row>
        <table:table-row table:style-name="ro2">
          <table:table-cell/>
          <table:table-cell table:style-name="ce25" table:formula="of:=[.B29]" office:value-type="string" office:string-value="model &#10;[6152]" calcext:value-type="string">
            <text:p>model </text:p>
            <text:p>[6152]</text:p>
          </table:table-cell>
          <table:table-cell table:style-name="ce27"/>
          <table:table-cell table:style-name="ce27" office:value-type="string" calcext:value-type="string">
            <text:p>object</text:p>
          </table:table-cell>
          <table:table-cell table:style-name="ce27"/>
          <table:table-cell/>
          <table:table-cell table:style-name="ce25" table:formula="of:=[.G24]" office:value-type="string" office:string-value="hedge.model &#10;[6165]" calcext:value-type="string">
            <text:p>hedge.model </text:p>
            <text:p>[6165]</text:p>
          </table:table-cell>
          <table:table-cell table:style-name="ce27"/>
          <table:table-cell table:style-name="ce27" office:value-type="string" calcext:value-type="string">
            <text:p>object</text:p>
          </table:table-cell>
          <table:table-cell table:style-name="ce27"/>
          <table:table-cell table:number-columns-repeated="1014"/>
        </table:table-row>
        <table:table-row table:style-name="ro2">
          <table:table-cell/>
          <table:table-cell table:style-name="ce25" table:formula="of:=[.B48]" office:value-type="string" office:string-value="eulerScheme &#10;[6157]" calcext:value-type="string">
            <text:p>eulerScheme </text:p>
            <text:p>[6157]</text:p>
          </table:table-cell>
          <table:table-cell table:style-name="ce27"/>
          <table:table-cell table:style-name="ce27" office:value-type="string" calcext:value-type="string">
            <text:p>object</text:p>
          </table:table-cell>
          <table:table-cell table:style-name="ce27"/>
          <table:table-cell/>
          <table:table-cell table:style-name="ce25" table:formula="of:=[.G48]" office:value-type="string" office:string-value="hedge.eulerScheme &#10;[6170]" calcext:value-type="string">
            <text:p>hedge.eulerScheme </text:p>
            <text:p>[6170]</text:p>
          </table:table-cell>
          <table:table-cell table:style-name="ce27" table:number-columns-repeated="3"/>
          <table:table-cell table:number-columns-repeated="1014"/>
        </table:table-row>
        <table:table-row table:style-name="ro2">
          <table:table-cell/>
          <table:table-cell table:style-name="ce25" table:number-columns-repeated="4"/>
          <table:table-cell/>
          <table:table-cell table:style-name="ce25" table:number-columns-repeated="4"/>
          <table:table-cell table:number-columns-repeated="1014"/>
        </table:table-row>
        <table:table-row table:style-name="ro2">
          <table:table-cell/>
          <table:table-cell table:style-name="ce26" office:value-type="string" calcext:value-type="string">
            <text:p>Object:</text:p>
          </table:table-cell>
          <table:table-cell table:style-name="ce26" table:number-columns-repeated="3"/>
          <table:table-cell/>
          <table:table-cell table:style-name="ce26" office:value-type="string" calcext:value-type="string">
            <text:p>Object:</text:p>
          </table:table-cell>
          <table:table-cell table:style-name="ce26" table:number-columns-repeated="3"/>
          <table:table-cell table:number-columns-repeated="1014"/>
        </table:table-row>
        <table:table-row table:style-name="ro2">
          <table:table-cell/>
          <table:table-cell table:style-name="ce27" table:formula="of:=INFO.OBBA.OBBA.OBMAKE([.C57];obLibs&amp;[.C51];[.B53:.B54])" office:value-type="string" office:string-value="simulation &#10;[6177]" calcext:value-type="string">
            <text:p>simulation </text:p>
            <text:p>[6177]</text:p>
          </table:table-cell>
          <table:table-cell table:style-name="ce27" office:value-type="string" calcext:value-type="string">
            <text:p>simulation</text:p>
          </table:table-cell>
          <table:table-cell table:style-name="ce27" table:number-columns-repeated="2"/>
          <table:table-cell/>
          <table:table-cell table:style-name="ce27" table:formula="of:=INFO.OBBA.OBBA.OBMAKE([.H57];obLibs&amp;[.H51];[.G53:.G54])" office:value-type="string" office:string-value="hedge.simulation &#10;[6174]" calcext:value-type="string">
            <text:p>hedge.simulation </text:p>
            <text:p>[6174]</text:p>
          </table:table-cell>
          <table:table-cell table:style-name="ce27" office:value-type="string" calcext:value-type="string">
            <text:p>hedge.simulation</text:p>
          </table:table-cell>
          <table:table-cell table:style-name="ce27" table:number-columns-repeated="2"/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plication</text:p>
          </table:table-cell>
          <table:table-cell office:value-type="string" calcext:value-type="string">
            <text:p>derivative payoff</text:p>
          </table:table-cell>
          <table:table-cell table:number-columns-repeated="1020"/>
        </table:table-row>
        <table:table-row table:style-name="ro2">
          <table:table-cell/>
          <table:table-cell table:formula="of:=INFO.OBBA.OBBA.OBCALL(&quot;underlyingValue&quot;;[.B57];&quot;getAssetValue&quot;;[.L28];INFO.OBBA.OBBA.OBMAKE(&quot;&quot;;&quot;int&quot;;0))" office:value-type="string" office:string-value="underlyingValue &#10;[6181]" calcext:value-type="string">
            <text:p>underlyingValue </text:p>
            <text:p>[6181]</text:p>
          </table:table-cell>
          <table:table-cell table:formula="of:=INFO.OBBA.OBBA.OBCALL(&quot;hedgeValues&quot;;[.L25];&quot;getValue&quot;;[.L28];[.$B$57])" office:value-type="string" office:string-value="hedgeValues &#10;[6183]" calcext:value-type="string">
            <text:p>hedgeValues </text:p>
            <text:p>[6183]</text:p>
          </table:table-cell>
          <table:table-cell table:formula="of:=INFO.OBBA.OBBA.OBCALL(&quot;productValues&quot;;[.L13];&quot;getValue&quot;;[.L28];[.B57])" office:value-type="string" office:string-value="productValues &#10;[6178]" calcext:value-type="string">
            <text:p>productValues </text:p>
            <text:p>[6178]</text:p>
          </table:table-cell>
          <table:table-cell table:number-columns-repeated="1020"/>
        </table:table-row>
        <table:table-row table:style-name="ro2">
          <table:table-cell/>
          <table:table-cell table:style-name="ce29" table:number-matrix-columns-spanned="1" table:number-matrix-rows-spanned="250" table:formula="of:=TRANSPOSE(INFO.OBBA.OBBA.OBGET(INFO.OBBA.OBBA.OBCALL(&quot;&quot;;[.B62];&quot;getRealizations&quot;)))" office:value-type="float" office:value="54.1731974621571" calcext:value-type="float">
            <text:p>54,2</text:p>
          </table:table-cell>
          <table:table-cell table:style-name="ce29" table:number-matrix-columns-spanned="1" table:number-matrix-rows-spanned="250" table:formula="of:=TRANSPOSE(INFO.OBBA.OBBA.OBGET(INFO.OBBA.OBBA.OBCALL(&quot;&quot;;[.C62];&quot;getRealizations&quot;)))" office:value-type="float" office:value="-18.8269709719344" calcext:value-type="float">
            <text:p>-18,8</text:p>
          </table:table-cell>
          <table:table-cell table:style-name="ce29" table:number-matrix-columns-spanned="1" table:number-matrix-rows-spanned="250" table:formula="of:=TRANSPOSE(INFO.OBBA.OBBA.OBGET(INFO.OBBA.OBBA.OBCALL(&quot;&quot;;[.D62];&quot;getRealizations&quot;)))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5.1266671692327" calcext:value-type="float">
            <text:p>85,1</text:p>
          </table:table-cell>
          <table:table-cell table:style-name="ce29" office:value-type="float" office:value="6.21034748040075" calcext:value-type="float">
            <text:p>6,2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68.538766122529" calcext:value-type="float">
            <text:p>168,5</text:p>
          </table:table-cell>
          <table:table-cell table:style-name="ce29" office:value-type="float" office:value="57.426237371432" calcext:value-type="float">
            <text:p>57,4</text:p>
          </table:table-cell>
          <table:table-cell table:style-name="ce29" office:value-type="float" office:value="63.5387661225292" calcext:value-type="float">
            <text:p>63,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47.813845988522" calcext:value-type="float">
            <text:p>147,8</text:p>
          </table:table-cell>
          <table:table-cell table:style-name="ce29" office:value-type="float" office:value="47.3111235276862" calcext:value-type="float">
            <text:p>47,3</text:p>
          </table:table-cell>
          <table:table-cell table:style-name="ce29" office:value-type="float" office:value="42.8138459885222" calcext:value-type="float">
            <text:p>42,8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9.228444806029" calcext:value-type="float">
            <text:p>129,2</text:p>
          </table:table-cell>
          <table:table-cell table:style-name="ce29" office:value-type="float" office:value="29.8868788009451" calcext:value-type="float">
            <text:p>29,9</text:p>
          </table:table-cell>
          <table:table-cell table:style-name="ce29" office:value-type="float" office:value="24.2284448060293" calcext:value-type="float">
            <text:p>24,2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8.3942630925773" calcext:value-type="float">
            <text:p>78,4</text:p>
          </table:table-cell>
          <table:table-cell table:style-name="ce29" office:value-type="float" office:value="-4.56881152119277" calcext:value-type="float">
            <text:p>-4,6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56.748461567008" calcext:value-type="float">
            <text:p>156,7</text:p>
          </table:table-cell>
          <table:table-cell table:style-name="ce29" office:value-type="float" office:value="55.4141214643579" calcext:value-type="float">
            <text:p>55,4</text:p>
          </table:table-cell>
          <table:table-cell table:style-name="ce29" office:value-type="float" office:value="51.7484615670078" calcext:value-type="float">
            <text:p>51,7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3.11659837246" calcext:value-type="float">
            <text:p>103,1</text:p>
          </table:table-cell>
          <table:table-cell table:style-name="ce29" office:value-type="float" office:value="12.3191395270691" calcext:value-type="float">
            <text:p>12,3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51.8608155637748" calcext:value-type="float">
            <text:p>51,9</text:p>
          </table:table-cell>
          <table:table-cell table:style-name="ce29" office:value-type="float" office:value="-13.5651733895824" calcext:value-type="float">
            <text:p>-13,6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9.5742103477477" calcext:value-type="float">
            <text:p>99,6</text:p>
          </table:table-cell>
          <table:table-cell table:style-name="ce29" office:value-type="float" office:value="-16.314567174932" calcext:value-type="float">
            <text:p>-16,3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38.947180857302" calcext:value-type="float">
            <text:p>138,9</text:p>
          </table:table-cell>
          <table:table-cell table:style-name="ce29" office:value-type="float" office:value="37.8471125862433" calcext:value-type="float">
            <text:p>37,8</text:p>
          </table:table-cell>
          <table:table-cell table:style-name="ce29" office:value-type="float" office:value="33.9471808573016" calcext:value-type="float">
            <text:p>33,9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0.820111322482" calcext:value-type="float">
            <text:p>110,8</text:p>
          </table:table-cell>
          <table:table-cell table:style-name="ce29" office:value-type="float" office:value="20.0309854671019" calcext:value-type="float">
            <text:p>20,0</text:p>
          </table:table-cell>
          <table:table-cell table:style-name="ce29" office:value-type="float" office:value="5.82011132248248" calcext:value-type="float">
            <text:p>5,8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1.4113996837435" calcext:value-type="float">
            <text:p>91,4</text:p>
          </table:table-cell>
          <table:table-cell table:style-name="ce29" office:value-type="float" office:value="10.721758748046" calcext:value-type="float">
            <text:p>10,7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8.1475714674562" calcext:value-type="float">
            <text:p>98,1</text:p>
          </table:table-cell>
          <table:table-cell table:style-name="ce29" office:value-type="float" office:value="-0.289602350765129" calcext:value-type="float">
            <text:p>-0,3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92.57495353315" calcext:value-type="float">
            <text:p>192,6</text:p>
          </table:table-cell>
          <table:table-cell table:style-name="ce29" office:value-type="float" office:value="93.0979894600713" calcext:value-type="float">
            <text:p>93,1</text:p>
          </table:table-cell>
          <table:table-cell table:style-name="ce29" office:value-type="float" office:value="87.5749535331498" calcext:value-type="float">
            <text:p>87,6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0.950444665642" calcext:value-type="float">
            <text:p>111,0</text:p>
          </table:table-cell>
          <table:table-cell table:style-name="ce29" office:value-type="float" office:value="-0.512473631927637" calcext:value-type="float">
            <text:p>-0,5</text:p>
          </table:table-cell>
          <table:table-cell table:style-name="ce29" office:value-type="float" office:value="5.95044466564248" calcext:value-type="float">
            <text:p>6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2.0439543306061" calcext:value-type="float">
            <text:p>72,0</text:p>
          </table:table-cell>
          <table:table-cell table:style-name="ce29" office:value-type="float" office:value="0.582249558558569" calcext:value-type="float">
            <text:p>0,6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1.160814239645" calcext:value-type="float">
            <text:p>121,2</text:p>
          </table:table-cell>
          <table:table-cell table:style-name="ce29" office:value-type="float" office:value="23.517896468734" calcext:value-type="float">
            <text:p>23,5</text:p>
          </table:table-cell>
          <table:table-cell table:style-name="ce29" office:value-type="float" office:value="16.1608142396453" calcext:value-type="float">
            <text:p>16,2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251.297605259196" calcext:value-type="float">
            <text:p>251,3</text:p>
          </table:table-cell>
          <table:table-cell table:style-name="ce29" office:value-type="float" office:value="147.123843323141" calcext:value-type="float">
            <text:p>147,1</text:p>
          </table:table-cell>
          <table:table-cell table:style-name="ce29" office:value-type="float" office:value="146.297605259196" calcext:value-type="float">
            <text:p>146,3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4.528813295726" calcext:value-type="float">
            <text:p>124,5</text:p>
          </table:table-cell>
          <table:table-cell table:style-name="ce29" office:value-type="float" office:value="24.8892209056521" calcext:value-type="float">
            <text:p>24,9</text:p>
          </table:table-cell>
          <table:table-cell table:style-name="ce29" office:value-type="float" office:value="19.5288132957261" calcext:value-type="float">
            <text:p>19,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47.3537284665753" calcext:value-type="float">
            <text:p>47,4</text:p>
          </table:table-cell>
          <table:table-cell table:style-name="ce29" office:value-type="float" office:value="-22.1734127838857" calcext:value-type="float">
            <text:p>-22,2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2.8889244769255" calcext:value-type="float">
            <text:p>92,9</text:p>
          </table:table-cell>
          <table:table-cell table:style-name="ce29" office:value-type="float" office:value="10.0898545939864" calcext:value-type="float">
            <text:p>10,1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36.004937496491" calcext:value-type="float">
            <text:p>136,0</text:p>
          </table:table-cell>
          <table:table-cell table:style-name="ce29" office:value-type="float" office:value="36.1515416988515" calcext:value-type="float">
            <text:p>36,2</text:p>
          </table:table-cell>
          <table:table-cell table:style-name="ce29" office:value-type="float" office:value="31.0049374964913" calcext:value-type="float">
            <text:p>31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6.417469433279" calcext:value-type="float">
            <text:p>116,4</text:p>
          </table:table-cell>
          <table:table-cell table:style-name="ce29" office:value-type="float" office:value="21.4662319345723" calcext:value-type="float">
            <text:p>21,5</text:p>
          </table:table-cell>
          <table:table-cell table:style-name="ce29" office:value-type="float" office:value="11.4174694332787" calcext:value-type="float">
            <text:p>11,4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3.460308539785" calcext:value-type="float">
            <text:p>113,5</text:p>
          </table:table-cell>
          <table:table-cell table:style-name="ce29" office:value-type="float" office:value="13.6339414146351" calcext:value-type="float">
            <text:p>13,6</text:p>
          </table:table-cell>
          <table:table-cell table:style-name="ce29" office:value-type="float" office:value="8.46030853978544" calcext:value-type="float">
            <text:p>8,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9.1192894435469" calcext:value-type="float">
            <text:p>79,1</text:p>
          </table:table-cell>
          <table:table-cell table:style-name="ce29" office:value-type="float" office:value="-1.92508925792063" calcext:value-type="float">
            <text:p>-1,9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8.879694380369" calcext:value-type="float">
            <text:p>108,9</text:p>
          </table:table-cell>
          <table:table-cell table:style-name="ce29" office:value-type="float" office:value="-0.834977192736218" calcext:value-type="float">
            <text:p>-0,8</text:p>
          </table:table-cell>
          <table:table-cell table:style-name="ce29" office:value-type="float" office:value="3.8796943803687" calcext:value-type="float">
            <text:p>3,9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9.6460817997926" calcext:value-type="float">
            <text:p>79,6</text:p>
          </table:table-cell>
          <table:table-cell table:style-name="ce29" office:value-type="float" office:value="2.17003858131478" calcext:value-type="float">
            <text:p>2,2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6.606258364514" calcext:value-type="float">
            <text:p>116,6</text:p>
          </table:table-cell>
          <table:table-cell table:style-name="ce29" office:value-type="float" office:value="26.7211677672651" calcext:value-type="float">
            <text:p>26,7</text:p>
          </table:table-cell>
          <table:table-cell table:style-name="ce29" office:value-type="float" office:value="11.6062583645135" calcext:value-type="float">
            <text:p>11,6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9.1006610493494" calcext:value-type="float">
            <text:p>99,1</text:p>
          </table:table-cell>
          <table:table-cell table:style-name="ce29" office:value-type="float" office:value="8.73629289300814" calcext:value-type="float">
            <text:p>8,7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5.1913782991905" calcext:value-type="float">
            <text:p>95,2</text:p>
          </table:table-cell>
          <table:table-cell table:style-name="ce29" office:value-type="float" office:value="0.733462344885808" calcext:value-type="float">
            <text:p>0,7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69.8886157519991" calcext:value-type="float">
            <text:p>69,9</text:p>
          </table:table-cell>
          <table:table-cell table:style-name="ce29" office:value-type="float" office:value="-3.71036866534211" calcext:value-type="float">
            <text:p>-3,7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2.8590457737918" calcext:value-type="float">
            <text:p>82,9</text:p>
          </table:table-cell>
          <table:table-cell table:style-name="ce29" office:value-type="float" office:value="5.31353589510757" calcext:value-type="float">
            <text:p>5,3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4.2053122671417" calcext:value-type="float">
            <text:p>74,2</text:p>
          </table:table-cell>
          <table:table-cell table:style-name="ce29" office:value-type="float" office:value="-5.13802905120742" calcext:value-type="float">
            <text:p>-5,1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1.186623523658" calcext:value-type="float">
            <text:p>121,2</text:p>
          </table:table-cell>
          <table:table-cell table:style-name="ce29" office:value-type="float" office:value="18.0045240023793" calcext:value-type="float">
            <text:p>18,0</text:p>
          </table:table-cell>
          <table:table-cell table:style-name="ce29" office:value-type="float" office:value="16.1866235236584" calcext:value-type="float">
            <text:p>16,2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6.39434347698" calcext:value-type="float">
            <text:p>106,4</text:p>
          </table:table-cell>
          <table:table-cell table:style-name="ce29" office:value-type="float" office:value="9.24304928873956" calcext:value-type="float">
            <text:p>9,2</text:p>
          </table:table-cell>
          <table:table-cell table:style-name="ce29" office:value-type="float" office:value="1.39434347697967" calcext:value-type="float">
            <text:p>1,4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4.526201896729" calcext:value-type="float">
            <text:p>114,5</text:p>
          </table:table-cell>
          <table:table-cell table:style-name="ce29" office:value-type="float" office:value="19.7690921568188" calcext:value-type="float">
            <text:p>19,8</text:p>
          </table:table-cell>
          <table:table-cell table:style-name="ce29" office:value-type="float" office:value="9.52620189672869" calcext:value-type="float">
            <text:p>9,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0.815664879622" calcext:value-type="float">
            <text:p>110,8</text:p>
          </table:table-cell>
          <table:table-cell table:style-name="ce29" office:value-type="float" office:value="15.6753635886563" calcext:value-type="float">
            <text:p>15,7</text:p>
          </table:table-cell>
          <table:table-cell table:style-name="ce29" office:value-type="float" office:value="5.81566487962185" calcext:value-type="float">
            <text:p>5,8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8.971263626699" calcext:value-type="float">
            <text:p>129,0</text:p>
          </table:table-cell>
          <table:table-cell table:style-name="ce29" office:value-type="float" office:value="33.940317317496" calcext:value-type="float">
            <text:p>33,9</text:p>
          </table:table-cell>
          <table:table-cell table:style-name="ce29" office:value-type="float" office:value="23.9712636266986" calcext:value-type="float">
            <text:p>24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37.08377159888" calcext:value-type="float">
            <text:p>137,1</text:p>
          </table:table-cell>
          <table:table-cell table:style-name="ce29" office:value-type="float" office:value="42.8792365102045" calcext:value-type="float">
            <text:p>42,9</text:p>
          </table:table-cell>
          <table:table-cell table:style-name="ce29" office:value-type="float" office:value="32.0837715988803" calcext:value-type="float">
            <text:p>32,1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31.9102771690576" calcext:value-type="float">
            <text:p>31,9</text:p>
          </table:table-cell>
          <table:table-cell table:style-name="ce29" office:value-type="float" office:value="-12.28440912647" calcext:value-type="float">
            <text:p>-12,3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37.545297009934" calcext:value-type="float">
            <text:p>137,5</text:p>
          </table:table-cell>
          <table:table-cell table:style-name="ce29" office:value-type="float" office:value="40.5958112890606" calcext:value-type="float">
            <text:p>40,6</text:p>
          </table:table-cell>
          <table:table-cell table:style-name="ce29" office:value-type="float" office:value="32.545297009934" calcext:value-type="float">
            <text:p>32,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5.634037710378" calcext:value-type="float">
            <text:p>115,6</text:p>
          </table:table-cell>
          <table:table-cell table:style-name="ce29" office:value-type="float" office:value="23.7673630542425" calcext:value-type="float">
            <text:p>23,8</text:p>
          </table:table-cell>
          <table:table-cell table:style-name="ce29" office:value-type="float" office:value="10.6340377103781" calcext:value-type="float">
            <text:p>10,6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2.519286648519" calcext:value-type="float">
            <text:p>122,5</text:p>
          </table:table-cell>
          <table:table-cell table:style-name="ce29" office:value-type="float" office:value="0.673321876487364" calcext:value-type="float">
            <text:p>0,7</text:p>
          </table:table-cell>
          <table:table-cell table:style-name="ce29" office:value-type="float" office:value="17.5192866485191" calcext:value-type="float">
            <text:p>17,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9.235152824741" calcext:value-type="float">
            <text:p>109,2</text:p>
          </table:table-cell>
          <table:table-cell table:style-name="ce29" office:value-type="float" office:value="17.7557579749926" calcext:value-type="float">
            <text:p>17,8</text:p>
          </table:table-cell>
          <table:table-cell table:style-name="ce29" office:value-type="float" office:value="4.23515282474148" calcext:value-type="float">
            <text:p>4,2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1.6430932580597" calcext:value-type="float">
            <text:p>81,6</text:p>
          </table:table-cell>
          <table:table-cell table:style-name="ce29" office:value-type="float" office:value="-31.3852181176991" calcext:value-type="float">
            <text:p>-31,4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1.277170242249" calcext:value-type="float">
            <text:p>121,3</text:p>
          </table:table-cell>
          <table:table-cell table:style-name="ce29" office:value-type="float" office:value="27.1853353165404" calcext:value-type="float">
            <text:p>27,2</text:p>
          </table:table-cell>
          <table:table-cell table:style-name="ce29" office:value-type="float" office:value="16.2771702422488" calcext:value-type="float">
            <text:p>16,3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4.759428029417" calcext:value-type="float">
            <text:p>104,8</text:p>
          </table:table-cell>
          <table:table-cell table:style-name="ce29" office:value-type="float" office:value="4.84582127040696" calcext:value-type="float">
            <text:p>4,8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217.865360727039" calcext:value-type="float">
            <text:p>217,9</text:p>
          </table:table-cell>
          <table:table-cell table:style-name="ce29" office:value-type="float" office:value="116.729214041159" calcext:value-type="float">
            <text:p>116,7</text:p>
          </table:table-cell>
          <table:table-cell table:style-name="ce29" office:value-type="float" office:value="112.865360727039" calcext:value-type="float">
            <text:p>112,9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94.994622827667" calcext:value-type="float">
            <text:p>195,0</text:p>
          </table:table-cell>
          <table:table-cell table:style-name="ce29" office:value-type="float" office:value="86.6461403551565" calcext:value-type="float">
            <text:p>86,6</text:p>
          </table:table-cell>
          <table:table-cell table:style-name="ce29" office:value-type="float" office:value="89.9946228276669" calcext:value-type="float">
            <text:p>9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9.65713644631" calcext:value-type="float">
            <text:p>109,7</text:p>
          </table:table-cell>
          <table:table-cell table:style-name="ce29" office:value-type="float" office:value="18.7378451113554" calcext:value-type="float">
            <text:p>18,7</text:p>
          </table:table-cell>
          <table:table-cell table:style-name="ce29" office:value-type="float" office:value="4.65713644630991" calcext:value-type="float">
            <text:p>4,7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50.784358158892" calcext:value-type="float">
            <text:p>150,8</text:p>
          </table:table-cell>
          <table:table-cell table:style-name="ce29" office:value-type="float" office:value="41.3287752035083" calcext:value-type="float">
            <text:p>41,3</text:p>
          </table:table-cell>
          <table:table-cell table:style-name="ce29" office:value-type="float" office:value="45.7843581588917" calcext:value-type="float">
            <text:p>45,8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6.481013580406" calcext:value-type="float">
            <text:p>116,5</text:p>
          </table:table-cell>
          <table:table-cell table:style-name="ce29" office:value-type="float" office:value="24.6802059932155" calcext:value-type="float">
            <text:p>24,7</text:p>
          </table:table-cell>
          <table:table-cell table:style-name="ce29" office:value-type="float" office:value="11.4810135804061" calcext:value-type="float">
            <text:p>11,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33.075613001818" calcext:value-type="float">
            <text:p>133,1</text:p>
          </table:table-cell>
          <table:table-cell table:style-name="ce29" office:value-type="float" office:value="39.2162894990616" calcext:value-type="float">
            <text:p>39,2</text:p>
          </table:table-cell>
          <table:table-cell table:style-name="ce29" office:value-type="float" office:value="28.075613001818" calcext:value-type="float">
            <text:p>28,1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2.652345969821" calcext:value-type="float">
            <text:p>102,7</text:p>
          </table:table-cell>
          <table:table-cell table:style-name="ce29" office:value-type="float" office:value="16.693142934111" calcext:value-type="float">
            <text:p>16,7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3.857263346818" calcext:value-type="float">
            <text:p>113,9</text:p>
          </table:table-cell>
          <table:table-cell table:style-name="ce29" office:value-type="float" office:value="25.7270758100339" calcext:value-type="float">
            <text:p>25,7</text:p>
          </table:table-cell>
          <table:table-cell table:style-name="ce29" office:value-type="float" office:value="8.85726334681823" calcext:value-type="float">
            <text:p>8,9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0.168194106152" calcext:value-type="float">
            <text:p>110,2</text:p>
          </table:table-cell>
          <table:table-cell table:style-name="ce29" office:value-type="float" office:value="22.8058214964339" calcext:value-type="float">
            <text:p>22,8</text:p>
          </table:table-cell>
          <table:table-cell table:style-name="ce29" office:value-type="float" office:value="5.16819410615162" calcext:value-type="float">
            <text:p>5,2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0.8718386789694" calcext:value-type="float">
            <text:p>90,9</text:p>
          </table:table-cell>
          <table:table-cell table:style-name="ce29" office:value-type="float" office:value="-9.78135750776492" calcext:value-type="float">
            <text:p>-9,8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60.5475400488361" calcext:value-type="float">
            <text:p>60,5</text:p>
          </table:table-cell>
          <table:table-cell table:style-name="ce29" office:value-type="float" office:value="-12.9376412954341" calcext:value-type="float">
            <text:p>-12,9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6.7199141388761" calcext:value-type="float">
            <text:p>96,7</text:p>
          </table:table-cell>
          <table:table-cell table:style-name="ce29" office:value-type="float" office:value="-3.56327804240079" calcext:value-type="float">
            <text:p>-3,6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4.1368922561615" calcext:value-type="float">
            <text:p>84,1</text:p>
          </table:table-cell>
          <table:table-cell table:style-name="ce29" office:value-type="float" office:value="9.20844759788393" calcext:value-type="float">
            <text:p>9,2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0.674587742607" calcext:value-type="float">
            <text:p>100,7</text:p>
          </table:table-cell>
          <table:table-cell table:style-name="ce29" office:value-type="float" office:value="14.2874897312859" calcext:value-type="float">
            <text:p>14,3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85.887937169494" calcext:value-type="float">
            <text:p>185,9</text:p>
          </table:table-cell>
          <table:table-cell table:style-name="ce29" office:value-type="float" office:value="83.8489993799569" calcext:value-type="float">
            <text:p>83,8</text:p>
          </table:table-cell>
          <table:table-cell table:style-name="ce29" office:value-type="float" office:value="80.8879371694936" calcext:value-type="float">
            <text:p>80,9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34.0403261316503" calcext:value-type="float">
            <text:p>34,0</text:p>
          </table:table-cell>
          <table:table-cell table:style-name="ce29" office:value-type="float" office:value="-31.4465335917209" calcext:value-type="float">
            <text:p>-31,4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8.1207973694616" calcext:value-type="float">
            <text:p>88,1</text:p>
          </table:table-cell>
          <table:table-cell table:style-name="ce29" office:value-type="float" office:value="-12.7903334181321" calcext:value-type="float">
            <text:p>-12,8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8.66905722865" calcext:value-type="float">
            <text:p>108,7</text:p>
          </table:table-cell>
          <table:table-cell table:style-name="ce29" office:value-type="float" office:value="18.8201900637802" calcext:value-type="float">
            <text:p>18,8</text:p>
          </table:table-cell>
          <table:table-cell table:style-name="ce29" office:value-type="float" office:value="3.66905722865044" calcext:value-type="float">
            <text:p>3,7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233.543096059338" calcext:value-type="float">
            <text:p>233,5</text:p>
          </table:table-cell>
          <table:table-cell table:style-name="ce29" office:value-type="float" office:value="117.722102915919" calcext:value-type="float">
            <text:p>117,7</text:p>
          </table:table-cell>
          <table:table-cell table:style-name="ce29" office:value-type="float" office:value="128.543096059338" calcext:value-type="float">
            <text:p>128,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83.373684479465" calcext:value-type="float">
            <text:p>183,4</text:p>
          </table:table-cell>
          <table:table-cell table:style-name="ce29" office:value-type="float" office:value="84.4360528456769" calcext:value-type="float">
            <text:p>84,4</text:p>
          </table:table-cell>
          <table:table-cell table:style-name="ce29" office:value-type="float" office:value="78.3736844794647" calcext:value-type="float">
            <text:p>78,4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226.032391069708" calcext:value-type="float">
            <text:p>226,0</text:p>
          </table:table-cell>
          <table:table-cell table:style-name="ce29" office:value-type="float" office:value="100.718290760085" calcext:value-type="float">
            <text:p>100,7</text:p>
          </table:table-cell>
          <table:table-cell table:style-name="ce29" office:value-type="float" office:value="121.032391069708" calcext:value-type="float">
            <text:p>121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33.906889242429" calcext:value-type="float">
            <text:p>133,9</text:p>
          </table:table-cell>
          <table:table-cell table:style-name="ce29" office:value-type="float" office:value="34.2265599155697" calcext:value-type="float">
            <text:p>34,2</text:p>
          </table:table-cell>
          <table:table-cell table:style-name="ce29" office:value-type="float" office:value="28.9068892424292" calcext:value-type="float">
            <text:p>28,9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3.460488200547" calcext:value-type="float">
            <text:p>123,5</text:p>
          </table:table-cell>
          <table:table-cell table:style-name="ce29" office:value-type="float" office:value="30.3134018239551" calcext:value-type="float">
            <text:p>30,3</text:p>
          </table:table-cell>
          <table:table-cell table:style-name="ce29" office:value-type="float" office:value="18.4604882005467" calcext:value-type="float">
            <text:p>18,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58.670369381372" calcext:value-type="float">
            <text:p>158,7</text:p>
          </table:table-cell>
          <table:table-cell table:style-name="ce29" office:value-type="float" office:value="54.1800150236569" calcext:value-type="float">
            <text:p>54,2</text:p>
          </table:table-cell>
          <table:table-cell table:style-name="ce29" office:value-type="float" office:value="53.6703693813719" calcext:value-type="float">
            <text:p>53,7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1.4499581825698" calcext:value-type="float">
            <text:p>81,4</text:p>
          </table:table-cell>
          <table:table-cell table:style-name="ce29" office:value-type="float" office:value="-10.8440858299432" calcext:value-type="float">
            <text:p>-10,8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0.871368878051" calcext:value-type="float">
            <text:p>110,9</text:p>
          </table:table-cell>
          <table:table-cell table:style-name="ce29" office:value-type="float" office:value="17.5742091243675" calcext:value-type="float">
            <text:p>17,6</text:p>
          </table:table-cell>
          <table:table-cell table:style-name="ce29" office:value-type="float" office:value="5.87136887805058" calcext:value-type="float">
            <text:p>5,9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0.1759734942583" calcext:value-type="float">
            <text:p>90,2</text:p>
          </table:table-cell>
          <table:table-cell table:style-name="ce29" office:value-type="float" office:value="-1.53365183298256" calcext:value-type="float">
            <text:p>-1,5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76.248591611621" calcext:value-type="float">
            <text:p>176,2</text:p>
          </table:table-cell>
          <table:table-cell table:style-name="ce29" office:value-type="float" office:value="88.3640464741917" calcext:value-type="float">
            <text:p>88,4</text:p>
          </table:table-cell>
          <table:table-cell table:style-name="ce29" office:value-type="float" office:value="71.2485916116206" calcext:value-type="float">
            <text:p>71,2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9.734155338505" calcext:value-type="float">
            <text:p>129,7</text:p>
          </table:table-cell>
          <table:table-cell table:style-name="ce29" office:value-type="float" office:value="38.4894891441652" calcext:value-type="float">
            <text:p>38,5</text:p>
          </table:table-cell>
          <table:table-cell table:style-name="ce29" office:value-type="float" office:value="24.7341553385052" calcext:value-type="float">
            <text:p>24,7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9.2627795286023" calcext:value-type="float">
            <text:p>79,3</text:p>
          </table:table-cell>
          <table:table-cell table:style-name="ce29" office:value-type="float" office:value="-9.51268608178546" calcext:value-type="float">
            <text:p>-9,5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62.9015756112561" calcext:value-type="float">
            <text:p>62,9</text:p>
          </table:table-cell>
          <table:table-cell table:style-name="ce29" office:value-type="float" office:value="-7.22391574036018" calcext:value-type="float">
            <text:p>-7,2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52.8585228879601" calcext:value-type="float">
            <text:p>52,9</text:p>
          </table:table-cell>
          <table:table-cell table:style-name="ce29" office:value-type="float" office:value="-15.5796592245728" calcext:value-type="float">
            <text:p>-15,6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1.8268888474137" calcext:value-type="float">
            <text:p>81,8</text:p>
          </table:table-cell>
          <table:table-cell table:style-name="ce29" office:value-type="float" office:value="-3.50296499810755" calcext:value-type="float">
            <text:p>-3,5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6.1675562063184" calcext:value-type="float">
            <text:p>86,2</text:p>
          </table:table-cell>
          <table:table-cell table:style-name="ce29" office:value-type="float" office:value="6.49365766120162" calcext:value-type="float">
            <text:p>6,5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9.7285640189238" calcext:value-type="float">
            <text:p>89,7</text:p>
          </table:table-cell>
          <table:table-cell table:style-name="ce29" office:value-type="float" office:value="6.58842092971024" calcext:value-type="float">
            <text:p>6,6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0.863015246674" calcext:value-type="float">
            <text:p>120,9</text:p>
          </table:table-cell>
          <table:table-cell table:style-name="ce29" office:value-type="float" office:value="26.3431116334986" calcext:value-type="float">
            <text:p>26,3</text:p>
          </table:table-cell>
          <table:table-cell table:style-name="ce29" office:value-type="float" office:value="15.8630152466741" calcext:value-type="float">
            <text:p>15,9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4.1696016455636" calcext:value-type="float">
            <text:p>74,2</text:p>
          </table:table-cell>
          <table:table-cell table:style-name="ce29" office:value-type="float" office:value="-17.3727953837233" calcext:value-type="float">
            <text:p>-17,4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6.2867144035933" calcext:value-type="float">
            <text:p>76,3</text:p>
          </table:table-cell>
          <table:table-cell table:style-name="ce29" office:value-type="float" office:value="-5.56601568431388" calcext:value-type="float">
            <text:p>-5,6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1.58458587808" calcext:value-type="float">
            <text:p>111,6</text:p>
          </table:table-cell>
          <table:table-cell table:style-name="ce29" office:value-type="float" office:value="16.9230659859846" calcext:value-type="float">
            <text:p>16,9</text:p>
          </table:table-cell>
          <table:table-cell table:style-name="ce29" office:value-type="float" office:value="6.58458587808013" calcext:value-type="float">
            <text:p>6,6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0.1754733431969" calcext:value-type="float">
            <text:p>90,2</text:p>
          </table:table-cell>
          <table:table-cell table:style-name="ce29" office:value-type="float" office:value="1.87103197197499" calcext:value-type="float">
            <text:p>1,9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1.6566546171043" calcext:value-type="float">
            <text:p>81,7</text:p>
          </table:table-cell>
          <table:table-cell table:style-name="ce29" office:value-type="float" office:value="-5.13546613575643" calcext:value-type="float">
            <text:p>-5,1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66.520428862533" calcext:value-type="float">
            <text:p>66,5</text:p>
          </table:table-cell>
          <table:table-cell table:style-name="ce29" office:value-type="float" office:value="-3.68784975369042" calcext:value-type="float">
            <text:p>-3,7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2.749153161913" calcext:value-type="float">
            <text:p>102,7</text:p>
          </table:table-cell>
          <table:table-cell table:style-name="ce29" office:value-type="float" office:value="13.8499212011381" calcext:value-type="float">
            <text:p>13,8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5.345034242326" calcext:value-type="float">
            <text:p>105,3</text:p>
          </table:table-cell>
          <table:table-cell table:style-name="ce29" office:value-type="float" office:value="12.8746127638263" calcext:value-type="float">
            <text:p>12,9</text:p>
          </table:table-cell>
          <table:table-cell table:style-name="ce29" office:value-type="float" office:value="0.345034242326051" calcext:value-type="float">
            <text:p>0,3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9.480875724549" calcext:value-type="float">
            <text:p>119,5</text:p>
          </table:table-cell>
          <table:table-cell table:style-name="ce29" office:value-type="float" office:value="19.1486467348933" calcext:value-type="float">
            <text:p>19,1</text:p>
          </table:table-cell>
          <table:table-cell table:style-name="ce29" office:value-type="float" office:value="14.4808757245485" calcext:value-type="float">
            <text:p>14,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5.9000173922125" calcext:value-type="float">
            <text:p>95,9</text:p>
          </table:table-cell>
          <table:table-cell table:style-name="ce29" office:value-type="float" office:value="12.2208835599542" calcext:value-type="float">
            <text:p>12,2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224.439832564562" calcext:value-type="float">
            <text:p>224,4</text:p>
          </table:table-cell>
          <table:table-cell table:style-name="ce29" office:value-type="float" office:value="121.872980645097" calcext:value-type="float">
            <text:p>121,9</text:p>
          </table:table-cell>
          <table:table-cell table:style-name="ce29" office:value-type="float" office:value="119.439832564563" calcext:value-type="float">
            <text:p>119,4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9.494547200485" calcext:value-type="float">
            <text:p>109,5</text:p>
          </table:table-cell>
          <table:table-cell table:style-name="ce29" office:value-type="float" office:value="15.8437088164289" calcext:value-type="float">
            <text:p>15,8</text:p>
          </table:table-cell>
          <table:table-cell table:style-name="ce29" office:value-type="float" office:value="4.49454720048486" calcext:value-type="float">
            <text:p>4,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3.101157404958" calcext:value-type="float">
            <text:p>93,1</text:p>
          </table:table-cell>
          <table:table-cell table:style-name="ce29" office:value-type="float" office:value="0.185065260963611" calcext:value-type="float">
            <text:p>0,2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1.470579860744" calcext:value-type="float">
            <text:p>101,5</text:p>
          </table:table-cell>
          <table:table-cell table:style-name="ce29" office:value-type="float" office:value="-5.89651911056242" calcext:value-type="float">
            <text:p>-5,9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25.0796872116698" calcext:value-type="float">
            <text:p>25,1</text:p>
          </table:table-cell>
          <table:table-cell table:style-name="ce29" office:value-type="float" office:value="-22.9324546641702" calcext:value-type="float">
            <text:p>-22,9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254.292345366926" calcext:value-type="float">
            <text:p>254,3</text:p>
          </table:table-cell>
          <table:table-cell table:style-name="ce29" office:value-type="float" office:value="158.686893295994" calcext:value-type="float">
            <text:p>158,7</text:p>
          </table:table-cell>
          <table:table-cell table:style-name="ce29" office:value-type="float" office:value="149.292345366926" calcext:value-type="float">
            <text:p>149,3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60.704152741824" calcext:value-type="float">
            <text:p>160,7</text:p>
          </table:table-cell>
          <table:table-cell table:style-name="ce29" office:value-type="float" office:value="59.880633762521" calcext:value-type="float">
            <text:p>59,9</text:p>
          </table:table-cell>
          <table:table-cell table:style-name="ce29" office:value-type="float" office:value="55.7041527418242" calcext:value-type="float">
            <text:p>55,7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55.1029275677454" calcext:value-type="float">
            <text:p>55,1</text:p>
          </table:table-cell>
          <table:table-cell table:style-name="ce29" office:value-type="float" office:value="-18.7242743777848" calcext:value-type="float">
            <text:p>-18,7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30.747194811176" calcext:value-type="float">
            <text:p>130,7</text:p>
          </table:table-cell>
          <table:table-cell table:style-name="ce29" office:value-type="float" office:value="33.9633177189583" calcext:value-type="float">
            <text:p>34,0</text:p>
          </table:table-cell>
          <table:table-cell table:style-name="ce29" office:value-type="float" office:value="25.7471948111755" calcext:value-type="float">
            <text:p>25,7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5.596155617296" calcext:value-type="float">
            <text:p>115,6</text:p>
          </table:table-cell>
          <table:table-cell table:style-name="ce29" office:value-type="float" office:value="15.6479214959835" calcext:value-type="float">
            <text:p>15,6</text:p>
          </table:table-cell>
          <table:table-cell table:style-name="ce29" office:value-type="float" office:value="10.5961556172963" calcext:value-type="float">
            <text:p>10,6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3.7626089999433" calcext:value-type="float">
            <text:p>73,8</text:p>
          </table:table-cell>
          <table:table-cell table:style-name="ce29" office:value-type="float" office:value="-0.661511170460027" calcext:value-type="float">
            <text:p>-0,7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57.0845442096573" calcext:value-type="float">
            <text:p>57,1</text:p>
          </table:table-cell>
          <table:table-cell table:style-name="ce29" office:value-type="float" office:value="-7.30839592241212" calcext:value-type="float">
            <text:p>-7,3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4.179756331329" calcext:value-type="float">
            <text:p>104,2</text:p>
          </table:table-cell>
          <table:table-cell table:style-name="ce29" office:value-type="float" office:value="14.1714675111565" calcext:value-type="float">
            <text:p>14,2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66.341384271401" calcext:value-type="float">
            <text:p>166,3</text:p>
          </table:table-cell>
          <table:table-cell table:style-name="ce29" office:value-type="float" office:value="62.5720524711968" calcext:value-type="float">
            <text:p>62,6</text:p>
          </table:table-cell>
          <table:table-cell table:style-name="ce29" office:value-type="float" office:value="61.341384271401" calcext:value-type="float">
            <text:p>61,3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62.0946421575893" calcext:value-type="float">
            <text:p>62,1</text:p>
          </table:table-cell>
          <table:table-cell table:style-name="ce29" office:value-type="float" office:value="-16.9108819615139" calcext:value-type="float">
            <text:p>-16,9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298.612890299724" calcext:value-type="float">
            <text:p>298,6</text:p>
          </table:table-cell>
          <table:table-cell table:style-name="ce29" office:value-type="float" office:value="194.375234990367" calcext:value-type="float">
            <text:p>194,4</text:p>
          </table:table-cell>
          <table:table-cell table:style-name="ce29" office:value-type="float" office:value="193.612890299724" calcext:value-type="float">
            <text:p>193,6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34.0147622166261" calcext:value-type="float">
            <text:p>34,0</text:p>
          </table:table-cell>
          <table:table-cell table:style-name="ce29" office:value-type="float" office:value="-3.37489393896063" calcext:value-type="float">
            <text:p>-3,4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67.157200875019" calcext:value-type="float">
            <text:p>167,2</text:p>
          </table:table-cell>
          <table:table-cell table:style-name="ce29" office:value-type="float" office:value="55.437307298325" calcext:value-type="float">
            <text:p>55,4</text:p>
          </table:table-cell>
          <table:table-cell table:style-name="ce29" office:value-type="float" office:value="62.1572008750186" calcext:value-type="float">
            <text:p>62,2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4.304492791604" calcext:value-type="float">
            <text:p>114,3</text:p>
          </table:table-cell>
          <table:table-cell table:style-name="ce29" office:value-type="float" office:value="22.9759400575247" calcext:value-type="float">
            <text:p>23,0</text:p>
          </table:table-cell>
          <table:table-cell table:style-name="ce29" office:value-type="float" office:value="9.30449279160433" calcext:value-type="float">
            <text:p>9,3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66.7943238394932" calcext:value-type="float">
            <text:p>66,8</text:p>
          </table:table-cell>
          <table:table-cell table:style-name="ce29" office:value-type="float" office:value="-33.6779596880885" calcext:value-type="float">
            <text:p>-33,7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6.0864767829874" calcext:value-type="float">
            <text:p>76,1</text:p>
          </table:table-cell>
          <table:table-cell table:style-name="ce29" office:value-type="float" office:value="1.08373494522672" calcext:value-type="float">
            <text:p>1,1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55.940025159998" calcext:value-type="float">
            <text:p>155,9</text:p>
          </table:table-cell>
          <table:table-cell table:style-name="ce29" office:value-type="float" office:value="56.0213022956474" calcext:value-type="float">
            <text:p>56,0</text:p>
          </table:table-cell>
          <table:table-cell table:style-name="ce29" office:value-type="float" office:value="50.9400251599984" calcext:value-type="float">
            <text:p>50,9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37.404365724462" calcext:value-type="float">
            <text:p>137,4</text:p>
          </table:table-cell>
          <table:table-cell table:style-name="ce29" office:value-type="float" office:value="41.5415054762513" calcext:value-type="float">
            <text:p>41,5</text:p>
          </table:table-cell>
          <table:table-cell table:style-name="ce29" office:value-type="float" office:value="32.4043657244621" calcext:value-type="float">
            <text:p>32,4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31.207518468726" calcext:value-type="float">
            <text:p>131,2</text:p>
          </table:table-cell>
          <table:table-cell table:style-name="ce29" office:value-type="float" office:value="36.4085926784375" calcext:value-type="float">
            <text:p>36,4</text:p>
          </table:table-cell>
          <table:table-cell table:style-name="ce29" office:value-type="float" office:value="26.2075184687255" calcext:value-type="float">
            <text:p>26,2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63.3734494070367" calcext:value-type="float">
            <text:p>63,4</text:p>
          </table:table-cell>
          <table:table-cell table:style-name="ce29" office:value-type="float" office:value="-0.69086127637793" calcext:value-type="float">
            <text:p>-0,7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59.0522160870561" calcext:value-type="float">
            <text:p>59,1</text:p>
          </table:table-cell>
          <table:table-cell table:style-name="ce29" office:value-type="float" office:value="-3.11363203900952" calcext:value-type="float">
            <text:p>-3,1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5.1956856413598" calcext:value-type="float">
            <text:p>75,2</text:p>
          </table:table-cell>
          <table:table-cell table:style-name="ce29" office:value-type="float" office:value="2.46271245745991" calcext:value-type="float">
            <text:p>2,5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1.1176880722989" calcext:value-type="float">
            <text:p>91,1</text:p>
          </table:table-cell>
          <table:table-cell table:style-name="ce29" office:value-type="float" office:value="3.71641209481213" calcext:value-type="float">
            <text:p>3,7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263.563872101271" calcext:value-type="float">
            <text:p>263,6</text:p>
          </table:table-cell>
          <table:table-cell table:style-name="ce29" office:value-type="float" office:value="157.982694532558" calcext:value-type="float">
            <text:p>158,0</text:p>
          </table:table-cell>
          <table:table-cell table:style-name="ce29" office:value-type="float" office:value="158.563872101271" calcext:value-type="float">
            <text:p>158,6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3.701727939481" calcext:value-type="float">
            <text:p>123,7</text:p>
          </table:table-cell>
          <table:table-cell table:style-name="ce29" office:value-type="float" office:value="29.6322138745143" calcext:value-type="float">
            <text:p>29,6</text:p>
          </table:table-cell>
          <table:table-cell table:style-name="ce29" office:value-type="float" office:value="18.7017279394813" calcext:value-type="float">
            <text:p>18,7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336.800638227905" calcext:value-type="float">
            <text:p>336,8</text:p>
          </table:table-cell>
          <table:table-cell table:style-name="ce29" office:value-type="float" office:value="227.538843454741" calcext:value-type="float">
            <text:p>227,5</text:p>
          </table:table-cell>
          <table:table-cell table:style-name="ce29" office:value-type="float" office:value="231.800638227905" calcext:value-type="float">
            <text:p>231,8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0.583371474461" calcext:value-type="float">
            <text:p>100,6</text:p>
          </table:table-cell>
          <table:table-cell table:style-name="ce29" office:value-type="float" office:value="14.5179754928" calcext:value-type="float">
            <text:p>14,5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5.189399370695" calcext:value-type="float">
            <text:p>115,2</text:p>
          </table:table-cell>
          <table:table-cell table:style-name="ce29" office:value-type="float" office:value="21.4405792834995" calcext:value-type="float">
            <text:p>21,4</text:p>
          </table:table-cell>
          <table:table-cell table:style-name="ce29" office:value-type="float" office:value="10.1893993706946" calcext:value-type="float">
            <text:p>10,2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9.972769302579" calcext:value-type="float">
            <text:p>130,0</text:p>
          </table:table-cell>
          <table:table-cell table:style-name="ce29" office:value-type="float" office:value="34.1368285799938" calcext:value-type="float">
            <text:p>34,1</text:p>
          </table:table-cell>
          <table:table-cell table:style-name="ce29" office:value-type="float" office:value="24.9727693025787" calcext:value-type="float">
            <text:p>25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7.422809914871" calcext:value-type="float">
            <text:p>107,4</text:p>
          </table:table-cell>
          <table:table-cell table:style-name="ce29" office:value-type="float" office:value="12.7540599604105" calcext:value-type="float">
            <text:p>12,8</text:p>
          </table:table-cell>
          <table:table-cell table:style-name="ce29" office:value-type="float" office:value="2.42280991487145" calcext:value-type="float">
            <text:p>2,4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69.771688585835" calcext:value-type="float">
            <text:p>169,8</text:p>
          </table:table-cell>
          <table:table-cell table:style-name="ce29" office:value-type="float" office:value="57.3490843509876" calcext:value-type="float">
            <text:p>57,3</text:p>
          </table:table-cell>
          <table:table-cell table:style-name="ce29" office:value-type="float" office:value="64.7716885858347" calcext:value-type="float">
            <text:p>64,8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7.078890283614" calcext:value-type="float">
            <text:p>117,1</text:p>
          </table:table-cell>
          <table:table-cell table:style-name="ce29" office:value-type="float" office:value="22.401940164313" calcext:value-type="float">
            <text:p>22,4</text:p>
          </table:table-cell>
          <table:table-cell table:style-name="ce29" office:value-type="float" office:value="12.078890283614" calcext:value-type="float">
            <text:p>12,1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9.4419953240864" calcext:value-type="float">
            <text:p>99,4</text:p>
          </table:table-cell>
          <table:table-cell table:style-name="ce29" office:value-type="float" office:value="13.0530490326195" calcext:value-type="float">
            <text:p>13,1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7.5805079672206" calcext:value-type="float">
            <text:p>97,6</text:p>
          </table:table-cell>
          <table:table-cell table:style-name="ce29" office:value-type="float" office:value="6.69995982686957" calcext:value-type="float">
            <text:p>6,7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8.0901064294728" calcext:value-type="float">
            <text:p>88,1</text:p>
          </table:table-cell>
          <table:table-cell table:style-name="ce29" office:value-type="float" office:value="6.87407492723731" calcext:value-type="float">
            <text:p>6,9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61.667158036554" calcext:value-type="float">
            <text:p>61,7</text:p>
          </table:table-cell>
          <table:table-cell table:style-name="ce29" office:value-type="float" office:value="-11.8281246054596" calcext:value-type="float">
            <text:p>-11,8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7.213192983116" calcext:value-type="float">
            <text:p>107,2</text:p>
          </table:table-cell>
          <table:table-cell table:style-name="ce29" office:value-type="float" office:value="17.3001661569279" calcext:value-type="float">
            <text:p>17,3</text:p>
          </table:table-cell>
          <table:table-cell table:style-name="ce29" office:value-type="float" office:value="2.21319298311636" calcext:value-type="float">
            <text:p>2,2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7.680465909118" calcext:value-type="float">
            <text:p>107,7</text:p>
          </table:table-cell>
          <table:table-cell table:style-name="ce29" office:value-type="float" office:value="7.74615197921116" calcext:value-type="float">
            <text:p>7,7</text:p>
          </table:table-cell>
          <table:table-cell table:style-name="ce29" office:value-type="float" office:value="2.68046590911752" calcext:value-type="float">
            <text:p>2,7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62.3892353711905" calcext:value-type="float">
            <text:p>62,4</text:p>
          </table:table-cell>
          <table:table-cell table:style-name="ce29" office:value-type="float" office:value="-15.5047546434887" calcext:value-type="float">
            <text:p>-15,5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2.1152107946379" calcext:value-type="float">
            <text:p>92,1</text:p>
          </table:table-cell>
          <table:table-cell table:style-name="ce29" office:value-type="float" office:value="7.29221517042087" calcext:value-type="float">
            <text:p>7,3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6.7013607601452" calcext:value-type="float">
            <text:p>76,7</text:p>
          </table:table-cell>
          <table:table-cell table:style-name="ce29" office:value-type="float" office:value="0.508326652536415" calcext:value-type="float">
            <text:p>0,5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6.2864393150307" calcext:value-type="float">
            <text:p>96,3</text:p>
          </table:table-cell>
          <table:table-cell table:style-name="ce29" office:value-type="float" office:value="11.1268226297075" calcext:value-type="float">
            <text:p>11,1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5.668418662312" calcext:value-type="float">
            <text:p>125,7</text:p>
          </table:table-cell>
          <table:table-cell table:style-name="ce29" office:value-type="float" office:value="27.6975549562517" calcext:value-type="float">
            <text:p>27,7</text:p>
          </table:table-cell>
          <table:table-cell table:style-name="ce29" office:value-type="float" office:value="20.6684186623123" calcext:value-type="float">
            <text:p>20,7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5.363244874346" calcext:value-type="float">
            <text:p>105,4</text:p>
          </table:table-cell>
          <table:table-cell table:style-name="ce29" office:value-type="float" office:value="10.6443806481624" calcext:value-type="float">
            <text:p>10,6</text:p>
          </table:table-cell>
          <table:table-cell table:style-name="ce29" office:value-type="float" office:value="0.363244874346222" calcext:value-type="float">
            <text:p>0,4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4.007061948601" calcext:value-type="float">
            <text:p>124,0</text:p>
          </table:table-cell>
          <table:table-cell table:style-name="ce29" office:value-type="float" office:value="16.547763686333" calcext:value-type="float">
            <text:p>16,5</text:p>
          </table:table-cell>
          <table:table-cell table:style-name="ce29" office:value-type="float" office:value="19.0070619486012" calcext:value-type="float">
            <text:p>19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2.1433912538632" calcext:value-type="float">
            <text:p>72,1</text:p>
          </table:table-cell>
          <table:table-cell table:style-name="ce29" office:value-type="float" office:value="-2.43481188852676" calcext:value-type="float">
            <text:p>-2,4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7.817729208137" calcext:value-type="float">
            <text:p>127,8</text:p>
          </table:table-cell>
          <table:table-cell table:style-name="ce29" office:value-type="float" office:value="34.2499845268489" calcext:value-type="float">
            <text:p>34,2</text:p>
          </table:table-cell>
          <table:table-cell table:style-name="ce29" office:value-type="float" office:value="22.8177292081371" calcext:value-type="float">
            <text:p>22,8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67.8026217464265" calcext:value-type="float">
            <text:p>67,8</text:p>
          </table:table-cell>
          <table:table-cell table:style-name="ce29" office:value-type="float" office:value="-6.11501180135869" calcext:value-type="float">
            <text:p>-6,1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32.4536740003175" calcext:value-type="float">
            <text:p>32,5</text:p>
          </table:table-cell>
          <table:table-cell table:style-name="ce29" office:value-type="float" office:value="-5.42107661068325" calcext:value-type="float">
            <text:p>-5,4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5.043314322753" calcext:value-type="float">
            <text:p>85,0</text:p>
          </table:table-cell>
          <table:table-cell table:style-name="ce29" office:value-type="float" office:value="0.85194043818321" calcext:value-type="float">
            <text:p>0,9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6.8581485283945" calcext:value-type="float">
            <text:p>96,9</text:p>
          </table:table-cell>
          <table:table-cell table:style-name="ce29" office:value-type="float" office:value="6.05340195759773" calcext:value-type="float">
            <text:p>6,1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86.76211614548" calcext:value-type="float">
            <text:p>186,8</text:p>
          </table:table-cell>
          <table:table-cell table:style-name="ce29" office:value-type="float" office:value="28.2056271540302" calcext:value-type="float">
            <text:p>28,2</text:p>
          </table:table-cell>
          <table:table-cell table:style-name="ce29" office:value-type="float" office:value="81.7621161454805" calcext:value-type="float">
            <text:p>81,8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9.101381667473" calcext:value-type="float">
            <text:p>109,1</text:p>
          </table:table-cell>
          <table:table-cell table:style-name="ce29" office:value-type="float" office:value="20.0302875674546" calcext:value-type="float">
            <text:p>20,0</text:p>
          </table:table-cell>
          <table:table-cell table:style-name="ce29" office:value-type="float" office:value="4.10138166747332" calcext:value-type="float">
            <text:p>4,1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87.916655229334" calcext:value-type="float">
            <text:p>187,9</text:p>
          </table:table-cell>
          <table:table-cell table:style-name="ce29" office:value-type="float" office:value="85.7349169320589" calcext:value-type="float">
            <text:p>85,7</text:p>
          </table:table-cell>
          <table:table-cell table:style-name="ce29" office:value-type="float" office:value="82.9166552293344" calcext:value-type="float">
            <text:p>82,9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7.9024537114771" calcext:value-type="float">
            <text:p>77,9</text:p>
          </table:table-cell>
          <table:table-cell table:style-name="ce29" office:value-type="float" office:value="1.47232808273908" calcext:value-type="float">
            <text:p>1,5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239.019839007857" calcext:value-type="float">
            <text:p>239,0</text:p>
          </table:table-cell>
          <table:table-cell table:style-name="ce29" office:value-type="float" office:value="127.634385838204" calcext:value-type="float">
            <text:p>127,6</text:p>
          </table:table-cell>
          <table:table-cell table:style-name="ce29" office:value-type="float" office:value="134.019839007857" calcext:value-type="float">
            <text:p>134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3.28872112893" calcext:value-type="float">
            <text:p>113,3</text:p>
          </table:table-cell>
          <table:table-cell table:style-name="ce29" office:value-type="float" office:value="24.9724085133011" calcext:value-type="float">
            <text:p>25,0</text:p>
          </table:table-cell>
          <table:table-cell table:style-name="ce29" office:value-type="float" office:value="8.28872112892967" calcext:value-type="float">
            <text:p>8,3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46.769179714911" calcext:value-type="float">
            <text:p>146,8</text:p>
          </table:table-cell>
          <table:table-cell table:style-name="ce29" office:value-type="float" office:value="53.2729421850838" calcext:value-type="float">
            <text:p>53,3</text:p>
          </table:table-cell>
          <table:table-cell table:style-name="ce29" office:value-type="float" office:value="41.7691797149113" calcext:value-type="float">
            <text:p>41,8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9.89776142946" calcext:value-type="float">
            <text:p>79,9</text:p>
          </table:table-cell>
          <table:table-cell table:style-name="ce29" office:value-type="float" office:value="2.89906618215442" calcext:value-type="float">
            <text:p>2,9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48.8245240221514" calcext:value-type="float">
            <text:p>48,8</text:p>
          </table:table-cell>
          <table:table-cell table:style-name="ce29" office:value-type="float" office:value="-6.5684063799256" calcext:value-type="float">
            <text:p>-6,6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68.8935183295635" calcext:value-type="float">
            <text:p>68,9</text:p>
          </table:table-cell>
          <table:table-cell table:style-name="ce29" office:value-type="float" office:value="-3.37551647416187" calcext:value-type="float">
            <text:p>-3,4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3.9952352368443" calcext:value-type="float">
            <text:p>84,0</text:p>
          </table:table-cell>
          <table:table-cell table:style-name="ce29" office:value-type="float" office:value="-10.9984076117484" calcext:value-type="float">
            <text:p>-11,0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0.2725331510136" calcext:value-type="float">
            <text:p>80,3</text:p>
          </table:table-cell>
          <table:table-cell table:style-name="ce29" office:value-type="float" office:value="-12.2938391249219" calcext:value-type="float">
            <text:p>-12,3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5.8824783463818" calcext:value-type="float">
            <text:p>95,9</text:p>
          </table:table-cell>
          <table:table-cell table:style-name="ce29" office:value-type="float" office:value="6.76399743592213" calcext:value-type="float">
            <text:p>6,8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4.866204673867" calcext:value-type="float">
            <text:p>84,9</text:p>
          </table:table-cell>
          <table:table-cell table:style-name="ce29" office:value-type="float" office:value="-1.1896494070823" calcext:value-type="float">
            <text:p>-1,2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2.3874415953368" calcext:value-type="float">
            <text:p>82,4</text:p>
          </table:table-cell>
          <table:table-cell table:style-name="ce29" office:value-type="float" office:value="5.48564960167615" calcext:value-type="float">
            <text:p>5,5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40.750459458524" calcext:value-type="float">
            <text:p>140,8</text:p>
          </table:table-cell>
          <table:table-cell table:style-name="ce29" office:value-type="float" office:value="45.3047552671442" calcext:value-type="float">
            <text:p>45,3</text:p>
          </table:table-cell>
          <table:table-cell table:style-name="ce29" office:value-type="float" office:value="35.7504594585236" calcext:value-type="float">
            <text:p>35,8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69.0281616458595" calcext:value-type="float">
            <text:p>69,0</text:p>
          </table:table-cell>
          <table:table-cell table:style-name="ce29" office:value-type="float" office:value="-1.04263674710361" calcext:value-type="float">
            <text:p>-1,0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4.042440070824" calcext:value-type="float">
            <text:p>104,0</text:p>
          </table:table-cell>
          <table:table-cell table:style-name="ce29" office:value-type="float" office:value="15.5590454081899" calcext:value-type="float">
            <text:p>15,6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3.6140621095977" calcext:value-type="float">
            <text:p>93,6</text:p>
          </table:table-cell>
          <table:table-cell table:style-name="ce29" office:value-type="float" office:value="-3.98614898342116" calcext:value-type="float">
            <text:p>-4,0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6.598330178562" calcext:value-type="float">
            <text:p>116,6</text:p>
          </table:table-cell>
          <table:table-cell table:style-name="ce29" office:value-type="float" office:value="26.9342663759753" calcext:value-type="float">
            <text:p>26,9</text:p>
          </table:table-cell>
          <table:table-cell table:style-name="ce29" office:value-type="float" office:value="11.5983301785618" calcext:value-type="float">
            <text:p>11,6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57.015080366177" calcext:value-type="float">
            <text:p>157,0</text:p>
          </table:table-cell>
          <table:table-cell table:style-name="ce29" office:value-type="float" office:value="58.3614523290477" calcext:value-type="float">
            <text:p>58,4</text:p>
          </table:table-cell>
          <table:table-cell table:style-name="ce29" office:value-type="float" office:value="52.0150803661771" calcext:value-type="float">
            <text:p>52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5.2399680508328" calcext:value-type="float">
            <text:p>95,2</text:p>
          </table:table-cell>
          <table:table-cell table:style-name="ce29" office:value-type="float" office:value="9.42586341114899" calcext:value-type="float">
            <text:p>9,4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60.154410424959" calcext:value-type="float">
            <text:p>160,2</text:p>
          </table:table-cell>
          <table:table-cell table:style-name="ce29" office:value-type="float" office:value="47.636008963297" calcext:value-type="float">
            <text:p>47,6</text:p>
          </table:table-cell>
          <table:table-cell table:style-name="ce29" office:value-type="float" office:value="55.1544104249588" calcext:value-type="float">
            <text:p>55,2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9.0139968345195" calcext:value-type="float">
            <text:p>89,0</text:p>
          </table:table-cell>
          <table:table-cell table:style-name="ce29" office:value-type="float" office:value="7.47807477000448" calcext:value-type="float">
            <text:p>7,5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0.979343471198" calcext:value-type="float">
            <text:p>111,0</text:p>
          </table:table-cell>
          <table:table-cell table:style-name="ce29" office:value-type="float" office:value="17.9023983397275" calcext:value-type="float">
            <text:p>17,9</text:p>
          </table:table-cell>
          <table:table-cell table:style-name="ce29" office:value-type="float" office:value="5.97934347119762" calcext:value-type="float">
            <text:p>6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4.2500057113937" calcext:value-type="float">
            <text:p>94,3</text:p>
          </table:table-cell>
          <table:table-cell table:style-name="ce29" office:value-type="float" office:value="9.12874050421395" calcext:value-type="float">
            <text:p>9,1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6.447968378978" calcext:value-type="float">
            <text:p>106,4</text:p>
          </table:table-cell>
          <table:table-cell table:style-name="ce29" office:value-type="float" office:value="6.63529191090696" calcext:value-type="float">
            <text:p>6,6</text:p>
          </table:table-cell>
          <table:table-cell table:style-name="ce29" office:value-type="float" office:value="1.44796837897771" calcext:value-type="float">
            <text:p>1,4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7.041269890182" calcext:value-type="float">
            <text:p>127,0</text:p>
          </table:table-cell>
          <table:table-cell table:style-name="ce29" office:value-type="float" office:value="31.0119235350866" calcext:value-type="float">
            <text:p>31,0</text:p>
          </table:table-cell>
          <table:table-cell table:style-name="ce29" office:value-type="float" office:value="22.041269890182" calcext:value-type="float">
            <text:p>22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0.4804153057664" calcext:value-type="float">
            <text:p>70,5</text:p>
          </table:table-cell>
          <table:table-cell table:style-name="ce29" office:value-type="float" office:value="2.51765836307234" calcext:value-type="float">
            <text:p>2,5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0.7280675953781" calcext:value-type="float">
            <text:p>90,7</text:p>
          </table:table-cell>
          <table:table-cell table:style-name="ce29" office:value-type="float" office:value="8.76362983737131" calcext:value-type="float">
            <text:p>8,8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7.3216861464036" calcext:value-type="float">
            <text:p>77,3</text:p>
          </table:table-cell>
          <table:table-cell table:style-name="ce29" office:value-type="float" office:value="-0.632287310015084" calcext:value-type="float">
            <text:p>-0,6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5.097802357005" calcext:value-type="float">
            <text:p>115,1</text:p>
          </table:table-cell>
          <table:table-cell table:style-name="ce29" office:value-type="float" office:value="18.0591315498202" calcext:value-type="float">
            <text:p>18,1</text:p>
          </table:table-cell>
          <table:table-cell table:style-name="ce29" office:value-type="float" office:value="10.0978023570052" calcext:value-type="float">
            <text:p>10,1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7.546285466838" calcext:value-type="float">
            <text:p>127,5</text:p>
          </table:table-cell>
          <table:table-cell table:style-name="ce29" office:value-type="float" office:value="40.2772091639005" calcext:value-type="float">
            <text:p>40,3</text:p>
          </table:table-cell>
          <table:table-cell table:style-name="ce29" office:value-type="float" office:value="22.546285466838" calcext:value-type="float">
            <text:p>22,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56.6093720793892" calcext:value-type="float">
            <text:p>56,6</text:p>
          </table:table-cell>
          <table:table-cell table:style-name="ce29" office:value-type="float" office:value="-14.9765881649614" calcext:value-type="float">
            <text:p>-15,0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5.8411980200664" calcext:value-type="float">
            <text:p>95,8</text:p>
          </table:table-cell>
          <table:table-cell table:style-name="ce29" office:value-type="float" office:value="3.03707096211805" calcext:value-type="float">
            <text:p>3,0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3.730412642731" calcext:value-type="float">
            <text:p>113,7</text:p>
          </table:table-cell>
          <table:table-cell table:style-name="ce29" office:value-type="float" office:value="22.2190511897839" calcext:value-type="float">
            <text:p>22,2</text:p>
          </table:table-cell>
          <table:table-cell table:style-name="ce29" office:value-type="float" office:value="8.73041264273122" calcext:value-type="float">
            <text:p>8,7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8.1481994785868" calcext:value-type="float">
            <text:p>78,1</text:p>
          </table:table-cell>
          <table:table-cell table:style-name="ce29" office:value-type="float" office:value="-8.06937925867748" calcext:value-type="float">
            <text:p>-8,1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2.0467928572301" calcext:value-type="float">
            <text:p>82,0</text:p>
          </table:table-cell>
          <table:table-cell table:style-name="ce29" office:value-type="float" office:value="-0.530712789986005" calcext:value-type="float">
            <text:p>-0,5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79.504199597298" calcext:value-type="float">
            <text:p>179,5</text:p>
          </table:table-cell>
          <table:table-cell table:style-name="ce29" office:value-type="float" office:value="69.2464473928007" calcext:value-type="float">
            <text:p>69,2</text:p>
          </table:table-cell>
          <table:table-cell table:style-name="ce29" office:value-type="float" office:value="74.5041995972984" calcext:value-type="float">
            <text:p>74,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2.380775749884" calcext:value-type="float">
            <text:p>122,4</text:p>
          </table:table-cell>
          <table:table-cell table:style-name="ce29" office:value-type="float" office:value="28.1968672243506" calcext:value-type="float">
            <text:p>28,2</text:p>
          </table:table-cell>
          <table:table-cell table:style-name="ce29" office:value-type="float" office:value="17.3807757498841" calcext:value-type="float">
            <text:p>17,4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2.6988358336257" calcext:value-type="float">
            <text:p>92,7</text:p>
          </table:table-cell>
          <table:table-cell table:style-name="ce29" office:value-type="float" office:value="-5.59991027921157" calcext:value-type="float">
            <text:p>-5,6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67.8970323252287" calcext:value-type="float">
            <text:p>67,9</text:p>
          </table:table-cell>
          <table:table-cell table:style-name="ce29" office:value-type="float" office:value="-8.07550317868598" calcext:value-type="float">
            <text:p>-8,1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79.23539906917" calcext:value-type="float">
            <text:p>179,2</text:p>
          </table:table-cell>
          <table:table-cell table:style-name="ce29" office:value-type="float" office:value="80.3157665524004" calcext:value-type="float">
            <text:p>80,3</text:p>
          </table:table-cell>
          <table:table-cell table:style-name="ce29" office:value-type="float" office:value="74.2353990691697" calcext:value-type="float">
            <text:p>74,2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7.840873282136" calcext:value-type="float">
            <text:p>127,8</text:p>
          </table:table-cell>
          <table:table-cell table:style-name="ce29" office:value-type="float" office:value="32.3863561172546" calcext:value-type="float">
            <text:p>32,4</text:p>
          </table:table-cell>
          <table:table-cell table:style-name="ce29" office:value-type="float" office:value="22.8408732821363" calcext:value-type="float">
            <text:p>22,8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3.190751790553" calcext:value-type="float">
            <text:p>103,2</text:p>
          </table:table-cell>
          <table:table-cell table:style-name="ce29" office:value-type="float" office:value="14.4422836862893" calcext:value-type="float">
            <text:p>14,4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81.975548539315" calcext:value-type="float">
            <text:p>182,0</text:p>
          </table:table-cell>
          <table:table-cell table:style-name="ce29" office:value-type="float" office:value="80.7614771611323" calcext:value-type="float">
            <text:p>80,8</text:p>
          </table:table-cell>
          <table:table-cell table:style-name="ce29" office:value-type="float" office:value="76.9755485393146" calcext:value-type="float">
            <text:p>77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2.3624370943115" calcext:value-type="float">
            <text:p>92,4</text:p>
          </table:table-cell>
          <table:table-cell table:style-name="ce29" office:value-type="float" office:value="4.95935723757207" calcext:value-type="float">
            <text:p>5,0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3.6025631481147" calcext:value-type="float">
            <text:p>83,6</text:p>
          </table:table-cell>
          <table:table-cell table:style-name="ce29" office:value-type="float" office:value="1.15136315115759" calcext:value-type="float">
            <text:p>1,2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5.955870595201" calcext:value-type="float">
            <text:p>106,0</text:p>
          </table:table-cell>
          <table:table-cell table:style-name="ce29" office:value-type="float" office:value="2.15356652143835" calcext:value-type="float">
            <text:p>2,2</text:p>
          </table:table-cell>
          <table:table-cell table:style-name="ce29" office:value-type="float" office:value="0.955870595200821" calcext:value-type="float">
            <text:p>1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8.1085800384955" calcext:value-type="float">
            <text:p>88,1</text:p>
          </table:table-cell>
          <table:table-cell table:style-name="ce29" office:value-type="float" office:value="-2.97593601647133" calcext:value-type="float">
            <text:p>-3,0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28.8381554961889" calcext:value-type="float">
            <text:p>28,8</text:p>
          </table:table-cell>
          <table:table-cell table:style-name="ce29" office:value-type="float" office:value="-19.1181412577105" calcext:value-type="float">
            <text:p>-19,1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3.5611282732367" calcext:value-type="float">
            <text:p>83,6</text:p>
          </table:table-cell>
          <table:table-cell table:style-name="ce29" office:value-type="float" office:value="2.0950557177676" calcext:value-type="float">
            <text:p>2,1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1.332039122195" calcext:value-type="float">
            <text:p>121,3</text:p>
          </table:table-cell>
          <table:table-cell table:style-name="ce29" office:value-type="float" office:value="28.5131585687941" calcext:value-type="float">
            <text:p>28,5</text:p>
          </table:table-cell>
          <table:table-cell table:style-name="ce29" office:value-type="float" office:value="16.3320391221949" calcext:value-type="float">
            <text:p>16,3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0.463917868372" calcext:value-type="float">
            <text:p>110,5</text:p>
          </table:table-cell>
          <table:table-cell table:style-name="ce29" office:value-type="float" office:value="20.3059541200073" calcext:value-type="float">
            <text:p>20,3</text:p>
          </table:table-cell>
          <table:table-cell table:style-name="ce29" office:value-type="float" office:value="5.46391786837171" calcext:value-type="float">
            <text:p>5,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60.6341191631433" calcext:value-type="float">
            <text:p>60,6</text:p>
          </table:table-cell>
          <table:table-cell table:style-name="ce29" office:value-type="float" office:value="-0.702388538209327" calcext:value-type="float">
            <text:p>-0,7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0.35111814316" calcext:value-type="float">
            <text:p>120,4</text:p>
          </table:table-cell>
          <table:table-cell table:style-name="ce29" office:value-type="float" office:value="-45.9637232685788" calcext:value-type="float">
            <text:p>-46,0</text:p>
          </table:table-cell>
          <table:table-cell table:style-name="ce29" office:value-type="float" office:value="15.3511181431598" calcext:value-type="float">
            <text:p>15,4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29.5698223401245" calcext:value-type="float">
            <text:p>29,6</text:p>
          </table:table-cell>
          <table:table-cell table:style-name="ce29" office:value-type="float" office:value="-15.8129133727797" calcext:value-type="float">
            <text:p>-15,8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9.070245545695" calcext:value-type="float">
            <text:p>119,1</text:p>
          </table:table-cell>
          <table:table-cell table:style-name="ce29" office:value-type="float" office:value="19.6728630928506" calcext:value-type="float">
            <text:p>19,7</text:p>
          </table:table-cell>
          <table:table-cell table:style-name="ce29" office:value-type="float" office:value="14.0702455456951" calcext:value-type="float">
            <text:p>14,1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34.850941661621" calcext:value-type="float">
            <text:p>134,9</text:p>
          </table:table-cell>
          <table:table-cell table:style-name="ce29" office:value-type="float" office:value="37.6406832858817" calcext:value-type="float">
            <text:p>37,6</text:p>
          </table:table-cell>
          <table:table-cell table:style-name="ce29" office:value-type="float" office:value="29.8509416616208" calcext:value-type="float">
            <text:p>29,9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8.0604411070037" calcext:value-type="float">
            <text:p>78,1</text:p>
          </table:table-cell>
          <table:table-cell table:style-name="ce29" office:value-type="float" office:value="-9.44280360822845" calcext:value-type="float">
            <text:p>-9,4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3.0477143768815" calcext:value-type="float">
            <text:p>73,0</text:p>
          </table:table-cell>
          <table:table-cell table:style-name="ce29" office:value-type="float" office:value="-5.10679534925305" calcext:value-type="float">
            <text:p>-5,1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60.615109611825" calcext:value-type="float">
            <text:p>160,6</text:p>
          </table:table-cell>
          <table:table-cell table:style-name="ce29" office:value-type="float" office:value="47.1337127309045" calcext:value-type="float">
            <text:p>47,1</text:p>
          </table:table-cell>
          <table:table-cell table:style-name="ce29" office:value-type="float" office:value="55.6151096118251" calcext:value-type="float">
            <text:p>55,6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50.2465784702714" calcext:value-type="float">
            <text:p>50,2</text:p>
          </table:table-cell>
          <table:table-cell table:style-name="ce29" office:value-type="float" office:value="-12.9312070581392" calcext:value-type="float">
            <text:p>-12,9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434.239354989674" calcext:value-type="float">
            <text:p>434,2</text:p>
          </table:table-cell>
          <table:table-cell table:style-name="ce29" office:value-type="float" office:value="311.394086899116" calcext:value-type="float">
            <text:p>311,4</text:p>
          </table:table-cell>
          <table:table-cell table:style-name="ce29" office:value-type="float" office:value="329.239354989674" calcext:value-type="float">
            <text:p>329,2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1.2215780927261" calcext:value-type="float">
            <text:p>81,2</text:p>
          </table:table-cell>
          <table:table-cell table:style-name="ce29" office:value-type="float" office:value="-3.30834463272074" calcext:value-type="float">
            <text:p>-3,3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4.999601821197" calcext:value-type="float">
            <text:p>105,0</text:p>
          </table:table-cell>
          <table:table-cell table:style-name="ce29" office:value-type="float" office:value="12.6529931454333" calcext:value-type="float">
            <text:p>12,7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2.95671152129" calcext:value-type="float">
            <text:p>103,0</text:p>
          </table:table-cell>
          <table:table-cell table:style-name="ce29" office:value-type="float" office:value="14.6873852145055" calcext:value-type="float">
            <text:p>14,7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6.046345548372" calcext:value-type="float">
            <text:p>106,0</text:p>
          </table:table-cell>
          <table:table-cell table:style-name="ce29" office:value-type="float" office:value="18.3869521232126" calcext:value-type="float">
            <text:p>18,4</text:p>
          </table:table-cell>
          <table:table-cell table:style-name="ce29" office:value-type="float" office:value="1.04634554837226" calcext:value-type="float">
            <text:p>1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22.6824423653735" calcext:value-type="float">
            <text:p>22,7</text:p>
          </table:table-cell>
          <table:table-cell table:style-name="ce29" office:value-type="float" office:value="-18.3348802783021" calcext:value-type="float">
            <text:p>-18,3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9.5937707393024" calcext:value-type="float">
            <text:p>99,6</text:p>
          </table:table-cell>
          <table:table-cell table:style-name="ce29" office:value-type="float" office:value="17.0330325958905" calcext:value-type="float">
            <text:p>17,0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8.063706991491" calcext:value-type="float">
            <text:p>118,1</text:p>
          </table:table-cell>
          <table:table-cell table:style-name="ce29" office:value-type="float" office:value="20.2818960679515" calcext:value-type="float">
            <text:p>20,3</text:p>
          </table:table-cell>
          <table:table-cell table:style-name="ce29" office:value-type="float" office:value="13.0637069914909" calcext:value-type="float">
            <text:p>13,1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239.298141367824" calcext:value-type="float">
            <text:p>239,3</text:p>
          </table:table-cell>
          <table:table-cell table:style-name="ce29" office:value-type="float" office:value="137.55672173525" calcext:value-type="float">
            <text:p>137,6</text:p>
          </table:table-cell>
          <table:table-cell table:style-name="ce29" office:value-type="float" office:value="134.298141367824" calcext:value-type="float">
            <text:p>134,3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66.460584461396" calcext:value-type="float">
            <text:p>166,5</text:p>
          </table:table-cell>
          <table:table-cell table:style-name="ce29" office:value-type="float" office:value="68.3365364428612" calcext:value-type="float">
            <text:p>68,3</text:p>
          </table:table-cell>
          <table:table-cell table:style-name="ce29" office:value-type="float" office:value="61.4605844613965" calcext:value-type="float">
            <text:p>61,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67.4908217483861" calcext:value-type="float">
            <text:p>67,5</text:p>
          </table:table-cell>
          <table:table-cell table:style-name="ce29" office:value-type="float" office:value="0.0259623366025323" calcext:value-type="float">
            <text:p>0,0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8.345220128766" calcext:value-type="float">
            <text:p>108,3</text:p>
          </table:table-cell>
          <table:table-cell table:style-name="ce29" office:value-type="float" office:value="-53.7419843655289" calcext:value-type="float">
            <text:p>-53,7</text:p>
          </table:table-cell>
          <table:table-cell table:style-name="ce29" office:value-type="float" office:value="3.34522012876603" calcext:value-type="float">
            <text:p>3,3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66.9454417715199" calcext:value-type="float">
            <text:p>66,9</text:p>
          </table:table-cell>
          <table:table-cell table:style-name="ce29" office:value-type="float" office:value="-21.2534175644632" calcext:value-type="float">
            <text:p>-21,3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1.1810637825367" calcext:value-type="float">
            <text:p>81,2</text:p>
          </table:table-cell>
          <table:table-cell table:style-name="ce29" office:value-type="float" office:value="-4.62550084401635" calcext:value-type="float">
            <text:p>-4,6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7.751118122965" calcext:value-type="float">
            <text:p>127,8</text:p>
          </table:table-cell>
          <table:table-cell table:style-name="ce29" office:value-type="float" office:value="37.9236255862886" calcext:value-type="float">
            <text:p>37,9</text:p>
          </table:table-cell>
          <table:table-cell table:style-name="ce29" office:value-type="float" office:value="22.7511181229647" calcext:value-type="float">
            <text:p>22,8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2.1164385540291" calcext:value-type="float">
            <text:p>82,1</text:p>
          </table:table-cell>
          <table:table-cell table:style-name="ce29" office:value-type="float" office:value="-8.06504601385395" calcext:value-type="float">
            <text:p>-8,1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41.3400230469869" calcext:value-type="float">
            <text:p>41,3</text:p>
          </table:table-cell>
          <table:table-cell table:style-name="ce29" office:value-type="float" office:value="-9.59082019832543" calcext:value-type="float">
            <text:p>-9,6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7.415995550911" calcext:value-type="float">
            <text:p>117,4</text:p>
          </table:table-cell>
          <table:table-cell table:style-name="ce29" office:value-type="float" office:value="4.40560176379417" calcext:value-type="float">
            <text:p>4,4</text:p>
          </table:table-cell>
          <table:table-cell table:style-name="ce29" office:value-type="float" office:value="12.415995550911" calcext:value-type="float">
            <text:p>12,4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60.493562711119" calcext:value-type="float">
            <text:p>160,5</text:p>
          </table:table-cell>
          <table:table-cell table:style-name="ce29" office:value-type="float" office:value="60.1395307269628" calcext:value-type="float">
            <text:p>60,1</text:p>
          </table:table-cell>
          <table:table-cell table:style-name="ce29" office:value-type="float" office:value="55.4935627111188" calcext:value-type="float">
            <text:p>55,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46.5097295883039" calcext:value-type="float">
            <text:p>46,5</text:p>
          </table:table-cell>
          <table:table-cell table:style-name="ce29" office:value-type="float" office:value="-11.9501171653155" calcext:value-type="float">
            <text:p>-12,0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4.7356178374597" calcext:value-type="float">
            <text:p>74,7</text:p>
          </table:table-cell>
          <table:table-cell table:style-name="ce29" office:value-type="float" office:value="-0.594432734165927" calcext:value-type="float">
            <text:p>-0,6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7.013428275217" calcext:value-type="float">
            <text:p>107,0</text:p>
          </table:table-cell>
          <table:table-cell table:style-name="ce29" office:value-type="float" office:value="-19.185998047143" calcext:value-type="float">
            <text:p>-19,2</text:p>
          </table:table-cell>
          <table:table-cell table:style-name="ce29" office:value-type="float" office:value="2.01342827521708" calcext:value-type="float">
            <text:p>2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8.994274119991" calcext:value-type="float">
            <text:p>109,0</text:p>
          </table:table-cell>
          <table:table-cell table:style-name="ce29" office:value-type="float" office:value="-9.40973562257194" calcext:value-type="float">
            <text:p>-9,4</text:p>
          </table:table-cell>
          <table:table-cell table:style-name="ce29" office:value-type="float" office:value="3.9942741199913" calcext:value-type="float">
            <text:p>4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7.2935709821414" calcext:value-type="float">
            <text:p>97,3</text:p>
          </table:table-cell>
          <table:table-cell table:style-name="ce29" office:value-type="float" office:value="12.3546067002994" calcext:value-type="float">
            <text:p>12,4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40.801813741412" calcext:value-type="float">
            <text:p>140,8</text:p>
          </table:table-cell>
          <table:table-cell table:style-name="ce29" office:value-type="float" office:value="38.4814398380718" calcext:value-type="float">
            <text:p>38,5</text:p>
          </table:table-cell>
          <table:table-cell table:style-name="ce29" office:value-type="float" office:value="35.8018137414123" calcext:value-type="float">
            <text:p>35,8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2.424425957399" calcext:value-type="float">
            <text:p>102,4</text:p>
          </table:table-cell>
          <table:table-cell table:style-name="ce29" office:value-type="float" office:value="11.8908597019308" calcext:value-type="float">
            <text:p>11,9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0.2737321813873" calcext:value-type="float">
            <text:p>70,3</text:p>
          </table:table-cell>
          <table:table-cell table:style-name="ce29" office:value-type="float" office:value="-3.43221638467039" calcext:value-type="float">
            <text:p>-3,4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44.6439315386276" calcext:value-type="float">
            <text:p>44,6</text:p>
          </table:table-cell>
          <table:table-cell table:style-name="ce29" office:value-type="float" office:value="-31.6919014397184" calcext:value-type="float">
            <text:p>-31,7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279.148359284401" calcext:value-type="float">
            <text:p>279,1</text:p>
          </table:table-cell>
          <table:table-cell table:style-name="ce29" office:value-type="float" office:value="178.748921613797" calcext:value-type="float">
            <text:p>178,7</text:p>
          </table:table-cell>
          <table:table-cell table:style-name="ce29" office:value-type="float" office:value="174.148359284401" calcext:value-type="float">
            <text:p>174,1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6.4841602435309" calcext:value-type="float">
            <text:p>86,5</text:p>
          </table:table-cell>
          <table:table-cell table:style-name="ce29" office:value-type="float" office:value="7.13853382702696" calcext:value-type="float">
            <text:p>7,1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6.5860869358637" calcext:value-type="float">
            <text:p>86,6</text:p>
          </table:table-cell>
          <table:table-cell table:style-name="ce29" office:value-type="float" office:value="7.72343541562988" calcext:value-type="float">
            <text:p>7,7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85.465170424966" calcext:value-type="float">
            <text:p>185,5</text:p>
          </table:table-cell>
          <table:table-cell table:style-name="ce29" office:value-type="float" office:value="76.8957105521" calcext:value-type="float">
            <text:p>76,9</text:p>
          </table:table-cell>
          <table:table-cell table:style-name="ce29" office:value-type="float" office:value="80.465170424966" calcext:value-type="float">
            <text:p>80,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0.7963943422965" calcext:value-type="float">
            <text:p>90,8</text:p>
          </table:table-cell>
          <table:table-cell table:style-name="ce29" office:value-type="float" office:value="7.78425179158437" calcext:value-type="float">
            <text:p>7,8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2.749062111111" calcext:value-type="float">
            <text:p>122,7</text:p>
          </table:table-cell>
          <table:table-cell table:style-name="ce29" office:value-type="float" office:value="24.3338277785452" calcext:value-type="float">
            <text:p>24,3</text:p>
          </table:table-cell>
          <table:table-cell table:style-name="ce29" office:value-type="float" office:value="17.7490621111114" calcext:value-type="float">
            <text:p>17,7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2.7876013409916" calcext:value-type="float">
            <text:p>72,8</text:p>
          </table:table-cell>
          <table:table-cell table:style-name="ce29" office:value-type="float" office:value="1.04882973061066" calcext:value-type="float">
            <text:p>1,0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8.922500593052" calcext:value-type="float">
            <text:p>108,9</text:p>
          </table:table-cell>
          <table:table-cell table:style-name="ce29" office:value-type="float" office:value="20.1099305253248" calcext:value-type="float">
            <text:p>20,1</text:p>
          </table:table-cell>
          <table:table-cell table:style-name="ce29" office:value-type="float" office:value="3.92250059305167" calcext:value-type="float">
            <text:p>3,9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6.1245504501147" calcext:value-type="float">
            <text:p>86,1</text:p>
          </table:table-cell>
          <table:table-cell table:style-name="ce29" office:value-type="float" office:value="6.60362745991399" calcext:value-type="float">
            <text:p>6,6</text:p>
          </table:table-cell>
          <table:table-cell table:style-name="ce29" office:value-type="float" office:value="0" calcext:value-type="float">
            <text:p>0,0</text:p>
          </table:table-cell>
          <table:table-cell table:style-name="ce29"/>
          <table:table-cell table:number-columns-repeated="1019"/>
        </table:table-row>
        <table:table-row table:style-name="ro2" table:number-rows-repeated="10482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obLibs" table:base-cell-address="$'Load Libs'.$E$26" table:cell-range-address="$'Load Libs'.$E$2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5">
      <number:number number:decimal-places="3" loext:min-decimal-places="3" number:min-integer-digits="1"/>
    </number:number-style>
    <number:number-style style:name="N136">
      <number:number number:decimal-places="1" loext:min-decimal-places="1" number:min-integer-digits="1"/>
    </number:number-style>
    <number:percentage-style style:name="N137">
      <number:number number:decimal-places="3" loext:min-decimal-places="3" number:min-integer-digits="1"/>
      <number:text>%</number:text>
    </number:percentage-style>
    <number:number-style style:name="N138">
      <number:number number:decimal-places="11" loext:min-decimal-places="11" number:min-integer-digits="1"/>
    </number:number-style>
    <number:number-style style:name="N14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number:number number:decimal-places="0" loext:min-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loext:min-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number:text>-</number:text>
      <number:number number:decimal-places="0" loext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6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number:text> $-</number:text>
      <number:number number:decimal-places="0" loext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€ </number:text>
      <number:number number:decimal-places="0" loext:min-decimal-places="0" number:min-integer-digits="1" number:grouping="true"/>
    </number:number-style>
    <number:number-style style:name="N162">
      <number:text>-€ </number:text>
      <number:number number:decimal-places="0" loext:min-decimal-places="0" number:min-integer-digits="1" number:grouping="true"/>
      <style:map style:condition="value()&gt;=0" style:apply-style-name="N162P0"/>
    </number:number-style>
    <number:number-style style:name="N163P0" style:volatile="true">
      <number:text>€ </number:text>
      <number:number number:decimal-places="0" loext:min-decimal-places="0" number:min-integer-digits="1" number:grouping="true"/>
    </number:number-style>
    <number:number-style style:name="N16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63P0"/>
    </number:number-style>
    <number:number-style style:name="N165P0" style:volatile="true">
      <number:text>€ </number:text>
      <number:number number:decimal-places="2" loext:min-decimal-places="2" number:min-integer-digits="1" number:grouping="true"/>
    </number:number-style>
    <number:number-style style:name="N165">
      <number:text>-€ </number:text>
      <number:number number:decimal-places="2" loext:min-decimal-places="2" number:min-integer-digits="1" number:grouping="true"/>
      <style:map style:condition="value()&gt;=0" style:apply-style-name="N165P0"/>
    </number:number-style>
    <number:number-style style:name="N166P0" style:volatile="true">
      <number:text>€ </number:text>
      <number:number number:decimal-places="2" loext:min-decimal-places="2" number:min-integer-digits="1" number:grouping="true"/>
    </number:number-style>
    <number:number-style style:name="N16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66P0"/>
    </number:number-style>
    <number:number-style style:name="N170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170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170P2" style:volatile="true">
      <number:text> €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0" loext:min-decimal-places="0" number:min-integer-digits="1" number:grouping="true"/>
      <number:text> </number:text>
    </number:number-style>
    <number:number-style style:name="N17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72P2" style:volatile="true">
      <number:text> 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176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176P2" style:volatile="true">
      <number:text> € -</number:text>
      <number:number number:decimal-places="0" loext:min-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2" loext:min-decimal-places="2" number:min-integer-digits="1" number:grouping="true"/>
      <number:text> </number:text>
    </number:number-style>
    <number:number-style style:name="N178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78P2" style:volatile="true">
      <number:text>-</number:text>
      <number:number number:decimal-places="0" loext:min-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text>TRUE</number:text>
    </number:number-style>
    <number:number-style style:name="N180P1" style:volatile="true">
      <number:text>TRUE</number:text>
    </number:number-style>
    <number:number-style style:name="N180">
      <number:text>FALSE</number:text>
      <style:map style:condition="value()&gt;0" style:apply-style-name="N180P0"/>
      <style:map style:condition="value()&lt;0" style:apply-style-name="N180P1"/>
    </number:number-style>
    <number:number-style style:name="N181">
      <number:number number:decimal-places="4" loext:min-decimal-places="4" number:min-integer-digits="1"/>
    </number:number-style>
    <number:percentage-style style:name="N182">
      <number:number number:decimal-places="1" loext:min-decimal-places="1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5" loext:min-decimal-places="5" number:min-integer-digits="1"/>
      <number:text>%</number:text>
    </number:percentage-style>
    <number:percentage-style style:name="N185">
      <number:number number:decimal-places="6" loext:min-decimal-places="6" number:min-integer-digits="1"/>
      <number:text>%</number:text>
    </number:percentage-style>
    <number:number-style style:name="N186">
      <number:number number:decimal-places="4" loext:min-decimal-places="4" number:min-integer-digits="1" number:grouping="true"/>
    </number:number-style>
    <number:date-style style:name="N187">
      <number:day number:style="long"/>
      <number:text> </number:text>
      <number:month number:textual="true"/>
      <number:year/>
      <number:text> </number:text>
      <number:hours number:style="long"/>
      <number:text>:</number:text>
      <number:minutes number:style="long"/>
    </number:date-style>
    <number:number-style style:name="N188P0" style:volatile="true">
      <number:number number:decimal-places="0" loext:min-decimal-places="0" number:min-integer-digits="1" number:grouping="true"/>
      <number:text> </number:text>
    </number:number-style>
    <number:number-style style:name="N18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8P0"/>
    </number:number-style>
    <number:number-style style:name="N189">
      <number:text>$</number:text>
      <number:number number:decimal-places="2" loext:min-decimal-places="2" number:min-integer-digits="1" number:grouping="true"/>
    </number:number-style>
    <number:number-style style:name="N190">
      <number:number number:decimal-places="2" loext:min-decimal-places="2" number:min-integer-digits="1"/>
      <number:text> </number:text>
    </number:number-style>
    <number:number-style style:name="N192P0" style:volatile="true">
      <number:number number:decimal-places="1" loext:min-decimal-places="1" number:min-integer-digits="1" number:grouping="true"/>
    </number:number-style>
    <number:number-style style:name="N192">
      <number:number number:decimal-places="1" loext:min-decimal-places="1" number:min-integer-digits="1" number:grouping="true"/>
      <style:map style:condition="value()&gt;=0" style:apply-style-name="N192P0"/>
    </number:number-style>
    <number:number-style style:name="N194P0" style:volatile="true">
      <number:text>+</number:text>
      <number:number number:decimal-places="2" loext:min-decimal-places="2" number:min-integer-digits="1" number:grouping="true"/>
    </number:number-style>
    <number:number-style style:name="N194">
      <number:text>-</number:text>
      <number:number number:decimal-places="2" loext:min-decimal-places="2" number:min-integer-digits="1" number:grouping="true"/>
      <style:map style:condition="value()&gt;=0" style:apply-style-name="N194P0"/>
    </number:number-style>
    <number:number-style style:name="N196P0" style:volatile="true">
      <number:number number:decimal-places="0" loext:min-decimal-places="0" number:min-integer-digits="1" number:grouping="true"/>
      <number:text>    </number:text>
    </number:number-style>
    <number:number-style style:name="N196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96P2" style:volatile="true">
      <number:text>-   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0" loext:min-decimal-places="0" number:min-integer-digits="1" number:grouping="true"/>
      <number:text>  </number:text>
    </number:number-style>
    <number:number-style style:name="N200P1" style:volatile="true">
      <number:text>-</number:text>
      <number:number number:decimal-places="0" loext:min-decimal-places="0" number:min-integer-digits="1" number:grouping="true"/>
      <number:text>  </number:text>
    </number:number-style>
    <number:number-style style:name="N200P2" style:volatile="true">
      <number:text>- 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loext:min-decimal-places="2" number:min-integer-digits="1" number:grouping="true"/>
      <number:text> DM </number:text>
    </number:number-style>
    <number:number-style style:name="N204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204P2" style:volatile="true">
      <number:text>-</number:text>
      <number:number number:decimal-places="0" loext:min-decimal-places="0" number:min-integer-digits="0"/>
      <number:text> DM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number number:decimal-places="0" loext:min-decimal-places="0" number:min-integer-digits="1" number:grouping="true"/>
      <number:text> € </number:text>
    </number:number-style>
    <number:number-style style:name="N206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206P2" style:volatile="true">
      <number:text>- €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9P0" style:volatile="true">
      <number:number number:decimal-places="0" loext:min-decimal-places="0" number:min-integer-digits="1" number:grouping="true"/>
      <number:text> </number:text>
    </number:number-style>
    <number:number-style style:name="N209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209P2" style:volatile="true">
      <number:text>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number number:decimal-places="2" loext:min-decimal-places="2" number:min-integer-digits="1" number:grouping="true"/>
      <number:text> </number:text>
    </number:number-style>
    <number:number-style style:name="N211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211P2" style:volatile="true">
      <number:text>-</number:text>
      <number:number number:decimal-places="0" loext:min-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£</number:text>
      <number:number number:decimal-places="0" loext:min-decimal-places="0" number:min-integer-digits="1" number:grouping="true"/>
    </number:number-style>
    <number:number-style style:name="N213">
      <number:text>-£</number:text>
      <number:number number:decimal-places="0" loext:min-decimal-places="0" number:min-integer-digits="1" number:grouping="true"/>
      <style:map style:condition="value()&gt;=0" style:apply-style-name="N213P0"/>
    </number:number-style>
    <number:number-style style:name="N214P0" style:volatile="true">
      <number:text>£</number:text>
      <number:number number:decimal-places="0" loext:min-decimal-places="0" number:min-integer-digits="1" number:grouping="true"/>
    </number:number-style>
    <number:number-style style:name="N21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214P0"/>
    </number:number-style>
    <number:number-style style:name="N216P0" style:volatile="true">
      <number:text>£</number:text>
      <number:number number:decimal-places="2" loext:min-decimal-places="2" number:min-integer-digits="1" number:grouping="true"/>
    </number:number-style>
    <number:number-style style:name="N216">
      <number:text>-£</number:text>
      <number:number number:decimal-places="2" loext:min-decimal-places="2" number:min-integer-digits="1" number:grouping="true"/>
      <style:map style:condition="value()&gt;=0" style:apply-style-name="N216P0"/>
    </number:number-style>
    <number:number-style style:name="N217P0" style:volatile="true">
      <number:text>£</number:text>
      <number:number number:decimal-places="2" loext:min-decimal-places="2" number:min-integer-digits="1" number:grouping="true"/>
    </number:number-style>
    <number:number-style style:name="N2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17P0"/>
    </number:number-style>
    <number:number-style style:name="N221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221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221P2" style:volatile="true">
      <number:text> £-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P0" style:volatile="true">
      <number:number number:decimal-places="0" loext:min-decimal-places="0" number:min-integer-digits="1" number:grouping="true"/>
      <number:text> </number:text>
    </number:number-style>
    <number:number-style style:name="N22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22P2" style:volatile="true">
      <number:text>-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226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226P2" style:volatile="true">
      <number:text> £-</number:text>
      <number:number number:decimal-places="0" loext:min-decimal-places="0" number:min-integer-digits="0"/>
      <number:text>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30P0" style:volatile="true">
      <number:number number:decimal-places="2" loext:min-decimal-places="2" number:min-integer-digits="1" number:grouping="true"/>
      <number:text>   </number:text>
    </number:number-style>
    <number:number-style style:name="N230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230P2" style:volatile="true">
      <number:text>-</number:text>
      <number:number number:decimal-places="0" loext:min-decimal-places="0" number:min-integer-digits="0"/>
      <number:text>  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number:number number:decimal-places="0" loext:min-decimal-places="0" number:min-integer-digits="1" number:grouping="true"/>
      <number:text>   </number:text>
    </number:number-style>
    <number:number-style style:name="N234P1" style:volatile="true">
      <number:text>-</number:text>
      <number:number number:decimal-places="0" loext:min-decimal-places="0" number:min-integer-digits="1" number:grouping="true"/>
      <number:text>   </number:text>
    </number:number-style>
    <number:number-style style:name="N234P2" style:volatile="true">
      <number:text>-  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number:number number:decimal-places="2" loext:min-decimal-places="2" number:min-integer-digits="1" number:grouping="true"/>
      <number:text>€ </number:text>
    </number:number-style>
    <number:number-style style:name="N238P1" style:volatile="true">
      <number:text>-</number:text>
      <number:number number:decimal-places="2" loext:min-decimal-places="2" number:min-integer-digits="1" number:grouping="true"/>
      <number:text>€ </number:text>
    </number:number-style>
    <number:number-style style:name="N238P2" style:volatile="true">
      <number:text>-</number:text>
      <number:number number:decimal-places="0" loext:min-decimal-places="0" number:min-integer-digits="0"/>
      <number:text>€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number number:decimal-places="0" loext:min-decimal-places="0" number:min-integer-digits="1" number:grouping="true"/>
      <number:text>€ </number:text>
    </number:number-style>
    <number:number-style style:name="N242P1" style:volatile="true">
      <number:text>-</number:text>
      <number:number number:decimal-places="0" loext:min-decimal-places="0" number:min-integer-digits="1" number:grouping="true"/>
      <number:text>€ </number:text>
    </number:number-style>
    <number:number-style style:name="N242P2" style:volatile="true">
      <number:text>-€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3">
      <number:number number:decimal-places="5" loext:min-decimal-places="5" number:min-integer-digits="1"/>
    </number:number-style>
    <number:number-style style:name="N244">
      <number:number number:decimal-places="9" loext:min-decimal-places="9" number:min-integer-digits="1"/>
    </number:number-style>
    <number:number-style style:name="N245">
      <number:number number:decimal-places="8" loext:min-decimal-places="8" number:min-integer-digits="1"/>
    </number:number-style>
    <number:number-style style:name="N246">
      <number:number number:decimal-places="7" loext:min-decimal-places="7" number:min-integer-digits="1"/>
    </number:number-style>
    <number:number-style style:name="N247">
      <number:number number:decimal-places="6" loext:min-decimal-places="6" number:min-integer-digits="1"/>
    </number:number-style>
    <number:number-style style:name="N248">
      <number:scientific-number number:decimal-places="3" loext:min-decimal-places="3" number:min-integer-digits="1" number:min-exponent-digits="2" loext:exponent-interval="1" loext:forced-exponent-sign="true"/>
    </number:number-style>
    <number:currency-style style:name="N25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25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250P0"/>
    </number:currency-style>
    <number:number-style style:name="N252P0" style:volatile="true">
      <number:number number:decimal-places="0" loext:min-decimal-places="0" number:min-integer-digits="1" number:grouping="true"/>
      <number:text> DM</number:text>
    </number:number-style>
    <number:number-style style:name="N252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252P0"/>
    </number:number-style>
    <number:number-style style:name="N253P0" style:volatile="true">
      <number:number number:decimal-places="0" loext:min-decimal-places="0" number:min-integer-digits="1" number:grouping="true"/>
      <number:text> DM</number:text>
    </number:number-style>
    <number:number-style style:name="N253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253P0"/>
    </number:number-style>
    <number:number-style style:name="N255P0" style:volatile="true">
      <number:number number:decimal-places="2" loext:min-decimal-places="2" number:min-integer-digits="1" number:grouping="true"/>
      <number:text> DM</number:text>
    </number:number-style>
    <number:number-style style:name="N255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255P0"/>
    </number:number-style>
    <number:number-style style:name="N256P0" style:volatile="true">
      <number:number number:decimal-places="2" loext:min-decimal-places="2" number:min-integer-digits="1" number:grouping="true"/>
      <number:text> DM</number:text>
    </number:number-style>
    <number:number-style style:name="N256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256P0"/>
    </number:number-style>
    <number:number-style style:name="N260P0" style:volatile="true">
      <number:number number:decimal-places="0" loext:min-decimal-places="0" number:min-integer-digits="1" number:grouping="true"/>
      <number:text> DM </number:text>
    </number:number-style>
    <number:number-style style:name="N260P1" style:volatile="true">
      <number:text>-</number:text>
      <number:number number:decimal-places="0" loext:min-decimal-places="0" number:min-integer-digits="1" number:grouping="true"/>
      <number:text> DM </number:text>
    </number:number-style>
    <number:number-style style:name="N260P2" style:volatile="true">
      <number:text> - DM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4P0" style:volatile="true">
      <number:number number:decimal-places="0" loext:min-decimal-places="0" number:min-integer-digits="1" number:grouping="true"/>
      <number:text>       </number:text>
    </number:number-style>
    <number:number-style style:name="N264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264P2" style:volatile="true">
      <number:text> -      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number number:decimal-places="2" loext:min-decimal-places="2" number:min-integer-digits="1" number:grouping="true"/>
      <number:text>       </number:text>
    </number:number-style>
    <number:number-style style:name="N268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268P2" style:volatile="true">
      <number:text>-</number:text>
      <number:number number:decimal-places="0" loext:min-decimal-places="0" number:min-integer-digits="0"/>
      <number:text>      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percentage-style style:name="N269">
      <number:number number:decimal-places="15" loext:min-decimal-places="15" number:min-integer-digits="1"/>
      <number:text>%</number:text>
    </number:percentage-style>
    <number:date-style style:name="N271P0" style:volatile="true">
      <number:day/>
      <number:text>.</number:text>
      <number:month/>
      <number:text>.</number:text>
      <number:year/>
      <number:text> </number:text>
      <number:hours/>
      <number:text>:</number:text>
      <number:minutes number:style="long"/>
    </number:date-style>
    <number:text-style style:name="N271">
      <number:text-content/>
      <style:map style:condition="value()&lt;=1.79769313486232E+308" style:apply-style-name="N271P0"/>
    </number:text-style>
    <number:percentage-style style:name="N272">
      <number:number number:decimal-places="9" loext:min-decimal-places="9" number:min-integer-digits="1"/>
      <number:text>%</number:text>
    </number:percentage-style>
    <number:text-style style:name="N273">
      <number:text-content/>
      <number:text> ($)</number:text>
    </number:text-style>
    <number:text-style style:name="N274">
      <number:text-content/>
      <number:text> (%)</number:text>
    </number:text-style>
    <number:text-style style:name="N275">
      <number:text-content/>
      <number:text> (£)</number:text>
    </number:text-style>
    <number:text-style style:name="N276">
      <number:text-content/>
      <number:text> (¥)</number:text>
    </number:text-style>
    <number:text-style style:name="N277">
      <number:text-content/>
      <number:text> (€)</number:text>
    </number:text-style>
    <number:text-style style:name="N278">
      <number:text-content/>
      <number:text> (x)</number:text>
    </number:text-style>
    <number:number-style style:name="N281P0" style:volatile="true">
      <number:number number:decimal-places="1" loext:min-decimal-places="1" number:min-integer-digits="1"/>
      <number:text> %</number:text>
    </number:number-style>
    <number:number-style style:name="N281P1" style:volatile="true">
      <number:text>(</number:text>
      <number:number number:decimal-places="1" loext:min-decimal-places="1" number:min-integer-digits="1"/>
      <number:text>)%</number:text>
    </number:number-style>
    <number:number-style style:name="N281P2" style:volatile="true">
      <number:number number:decimal-places="1" loext:min-decimal-places="1" number:min-integer-digits="1"/>
      <number:text> %</number:text>
    </number:number-style>
    <number:text-style style:name="N281">
      <number:text-content/>
      <number:text>    </number:text>
      <style:map style:condition="value()&gt;0" style:apply-style-name="N281P0"/>
      <style:map style:condition="value()&lt;0" style:apply-style-name="N281P1"/>
      <style:map style:condition="value()=0" style:apply-style-name="N281P2"/>
    </number:text-style>
    <number:number-style style:name="N285P0" style:volatile="true">
      <number:number number:decimal-places="1" loext:min-decimal-places="1" number:min-integer-digits="1" number:grouping="true"/>
      <number:text>    </number:text>
    </number:number-style>
    <number:number-style style:name="N285P1" style:volatile="true">
      <number:text>(</number:text>
      <number:number number:decimal-places="1" loext:min-decimal-places="1" number:min-integer-digits="1" number:grouping="true"/>
      <number:text>)   </number:text>
    </number:number-style>
    <number:number-style style:name="N285P2" style:volatile="true">
      <number:number number:decimal-places="1" loext:min-decimal-places="1" number:min-integer-digits="1"/>
      <number:text>    </number:text>
    </number:number-style>
    <number:text-style style:name="N285">
      <number:text-content/>
      <number:text>   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9P0" style:volatile="true">
      <number:number number:decimal-places="1" loext:min-decimal-places="1" number:min-integer-digits="1" number:grouping="true"/>
      <number:text>  </number:text>
    </number:number-style>
    <number:number-style style:name="N289P1" style:volatile="true">
      <number:text>(</number:text>
      <number:number number:decimal-places="1" loext:min-decimal-places="1" number:min-integer-digits="1" number:grouping="true"/>
      <number:text>)  </number:text>
    </number:number-style>
    <number:number-style style:name="N289P2" style:volatile="true">
      <number:number number:decimal-places="1" loext:min-decimal-places="1" number:min-integer-digits="1"/>
      <number:text>  </number:text>
    </number:number-style>
    <number:text-style style:name="N289">
      <number:text-content/>
      <number:text> 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number number:decimal-places="1" loext:min-decimal-places="1" number:min-integer-digits="1" number:grouping="true"/>
      <number:text>    </number:text>
    </number:number-style>
    <number:number-style style:name="N291P1" style:volatile="true">
      <number:text>(</number:text>
      <number:number number:decimal-places="1" loext:min-decimal-places="1" number:min-integer-digits="1" number:grouping="true"/>
      <number:text>)    </number:text>
    </number:number-style>
    <number:number-style style:name="N291P2" style:volatile="true">
      <number:number number:decimal-places="1" loext:min-decimal-places="1" number:min-integer-digits="1"/>
      <number:text>    </number:text>
    </number:number-style>
    <number:text-style style:name="N291">
      <number:text-content/>
      <number:text>   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5P0" style:volatile="true">
      <number:number number:decimal-places="1" loext:min-decimal-places="1" number:min-integer-digits="1" number:grouping="true"/>
      <number:text>      </number:text>
    </number:number-style>
    <number:number-style style:name="N295P1" style:volatile="true">
      <number:text>(</number:text>
      <number:number number:decimal-places="1" loext:min-decimal-places="1" number:min-integer-digits="1" number:grouping="true"/>
      <number:text>)      </number:text>
    </number:number-style>
    <number:number-style style:name="N295P2" style:volatile="true">
      <number:number number:decimal-places="1" loext:min-decimal-places="1" number:min-integer-digits="1"/>
      <number:text>      </number:text>
    </number:number-style>
    <number:text-style style:name="N295">
      <number:text-content/>
      <number:text>      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number:number-style style:name="N299P0" style:volatile="true">
      <number:number number:decimal-places="1" loext:min-decimal-places="1" number:min-integer-digits="1" number:grouping="true"/>
      <number:text>        </number:text>
    </number:number-style>
    <number:number-style style:name="N299P1" style:volatile="true">
      <number:text>(</number:text>
      <number:number number:decimal-places="1" loext:min-decimal-places="1" number:min-integer-digits="1" number:grouping="true"/>
      <number:text>)        </number:text>
    </number:number-style>
    <number:number-style style:name="N299P2" style:volatile="true">
      <number:number number:decimal-places="1" loext:min-decimal-places="1" number:min-integer-digits="1"/>
      <number:text>        </number:text>
    </number:number-style>
    <number:text-style style:name="N299">
      <number:text-content/>
      <number:text>       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number-style style:name="N303P0" style:volatile="true">
      <number:number number:decimal-places="2" loext:min-decimal-places="2" number:min-integer-digits="1" number:grouping="true"/>
      <number:text>  </number:text>
    </number:number-style>
    <number:number-style style:name="N303P1" style:volatile="true">
      <number:text>(</number:text>
      <number:number number:decimal-places="2" loext:min-decimal-places="2" number:min-integer-digits="1" number:grouping="true"/>
      <number:text>)  </number:text>
    </number:number-style>
    <number:number-style style:name="N303P2" style:volatile="true">
      <number:number number:decimal-places="2" loext:min-decimal-places="2" number:min-integer-digits="1"/>
      <number:text>  </number:text>
    </number:number-style>
    <number:text-style style:name="N303">
      <number:text-content/>
      <number:text> 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6P0" style:volatile="true">
      <number:number number:decimal-places="2" loext:min-decimal-places="2" number:min-integer-digits="1" number:grouping="true"/>
      <number:text>    </number:text>
    </number:number-style>
    <number:number-style style:name="N306P1" style:volatile="true">
      <number:text>(</number:text>
      <number:number number:decimal-places="2" loext:min-decimal-places="2" number:min-integer-digits="1" number:grouping="true"/>
      <number:text>)    </number:text>
    </number:number-style>
    <number:number-style style:name="N306P2" style:volatile="true">
      <number:number number:decimal-places="0" loext:min-decimal-places="0" number:min-integer-digits="1"/>
      <number:text>    </number:text>
    </number:number-style>
    <number:text-style style:name="N306">
      <number:text-content/>
      <number:text>   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number number:decimal-places="2" loext:min-decimal-places="2" number:min-integer-digits="1" number:grouping="true"/>
      <number:text>      </number:text>
    </number:number-style>
    <number:number-style style:name="N310P1" style:volatile="true">
      <number:text>(</number:text>
      <number:number number:decimal-places="2" loext:min-decimal-places="2" number:min-integer-digits="1" number:grouping="true"/>
      <number:text>)      </number:text>
    </number:number-style>
    <number:number-style style:name="N310P2" style:volatile="true">
      <number:number number:decimal-places="2" loext:min-decimal-places="2" number:min-integer-digits="1"/>
      <number:text>      </number:text>
    </number:number-style>
    <number:text-style style:name="N310">
      <number:text-content/>
      <number:text>     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4P0" style:volatile="true">
      <number:number number:decimal-places="2" loext:min-decimal-places="2" number:min-integer-digits="1" number:grouping="true"/>
      <number:text>        </number:text>
    </number:number-style>
    <number:number-style style:name="N314P1" style:volatile="true">
      <number:text>(</number:text>
      <number:number number:decimal-places="2" loext:min-decimal-places="2" number:min-integer-digits="1" number:grouping="true"/>
      <number:text>)        </number:text>
    </number:number-style>
    <number:number-style style:name="N314P2" style:volatile="true">
      <number:number number:decimal-places="2" loext:min-decimal-places="2" number:min-integer-digits="1"/>
      <number:text>        </number:text>
    </number:number-style>
    <number:text-style style:name="N314">
      <number:text-content/>
      <number:text>       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8P0" style:volatile="true">
      <number:number number:decimal-places="0" loext:min-decimal-places="0" number:min-integer-digits="1" number:grouping="true"/>
      <number:text>  </number:text>
    </number:number-style>
    <number:number-style style:name="N318P1" style:volatile="true">
      <number:text>(</number:text>
      <number:number number:decimal-places="0" loext:min-decimal-places="0" number:min-integer-digits="1" number:grouping="true"/>
      <number:text>)  </number:text>
    </number:number-style>
    <number:number-style style:name="N318P2" style:volatile="true">
      <number:number number:decimal-places="0" loext:min-decimal-places="0" number:min-integer-digits="1"/>
      <number:text>  </number:text>
    </number:number-style>
    <number:text-style style:name="N318">
      <number:text-content/>
      <number:text>  </number:text>
      <style:map style:condition="value()&gt;0" style:apply-style-name="N318P0"/>
      <style:map style:condition="value()&lt;0" style:apply-style-name="N318P1"/>
      <style:map style:condition="value()=0" style:apply-style-name="N318P2"/>
    </number:text-style>
    <number:number-style style:name="N320P0" style:volatile="true">
      <number:number number:decimal-places="0" loext:min-decimal-places="0" number:min-integer-digits="1" number:grouping="true"/>
      <number:text>    </number:text>
    </number:number-style>
    <number:number-style style:name="N320P1" style:volatile="true">
      <number:text>(</number:text>
      <number:number number:decimal-places="0" loext:min-decimal-places="0" number:min-integer-digits="1" number:grouping="true"/>
      <number:text>)    </number:text>
    </number:number-style>
    <number:number-style style:name="N320P2" style:volatile="true">
      <number:number number:decimal-places="0" loext:min-decimal-places="0" number:min-integer-digits="1"/>
      <number:text>    </number:text>
    </number:number-style>
    <number:text-style style:name="N320">
      <number:text-content/>
      <number:text>    </number:text>
      <style:map style:condition="value()&gt;0" style:apply-style-name="N320P0"/>
      <style:map style:condition="value()&lt;0" style:apply-style-name="N320P1"/>
      <style:map style:condition="value()=0" style:apply-style-name="N320P2"/>
    </number:text-style>
    <number:number-style style:name="N324P0" style:volatile="true">
      <number:number number:decimal-places="0" loext:min-decimal-places="0" number:min-integer-digits="1" number:grouping="true"/>
      <number:text>      </number:text>
    </number:number-style>
    <number:number-style style:name="N324P1" style:volatile="true">
      <number:text>(</number:text>
      <number:number number:decimal-places="0" loext:min-decimal-places="0" number:min-integer-digits="1" number:grouping="true"/>
      <number:text>)      </number:text>
    </number:number-style>
    <number:number-style style:name="N324P2" style:volatile="true">
      <number:number number:decimal-places="0" loext:min-decimal-places="0" number:min-integer-digits="1"/>
      <number:text>      </number:text>
    </number:number-style>
    <number:text-style style:name="N324">
      <number:text-content/>
      <number:text>      </number:text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8P0" style:volatile="true">
      <number:number number:decimal-places="0" loext:min-decimal-places="0" number:min-integer-digits="1" number:grouping="true"/>
      <number:text>        </number:text>
    </number:number-style>
    <number:number-style style:name="N328P1" style:volatile="true">
      <number:text>(</number:text>
      <number:number number:decimal-places="0" loext:min-decimal-places="0" number:min-integer-digits="1" number:grouping="true"/>
      <number:text>)        </number:text>
    </number:number-style>
    <number:number-style style:name="N328P2" style:volatile="true">
      <number:number number:decimal-places="0" loext:min-decimal-places="0" number:min-integer-digits="1"/>
      <number:text>        </number:text>
    </number:number-style>
    <number:text-style style:name="N328">
      <number:text-content/>
      <number:text>        </number:text>
      <style:map style:condition="value()&gt;0" style:apply-style-name="N328P0"/>
      <style:map style:condition="value()&lt;0" style:apply-style-name="N328P1"/>
      <style:map style:condition="value()=0" style:apply-style-name="N328P2"/>
    </number:text-style>
    <number:number-style style:name="N330P0" style:volatile="true">
      <number:number number:decimal-places="1" loext:min-decimal-places="1" number:min-integer-digits="1" number:grouping="true"/>
      <number:text> </number:text>
    </number:number-style>
    <number:number-style style:name="N330">
      <number:text>(</number:text>
      <number:number number:decimal-places="1" loext:min-decimal-places="1" number:min-integer-digits="1" number:grouping="true"/>
      <number:text>)</number:text>
      <style:map style:condition="value()&gt;=0" style:apply-style-name="N330P0"/>
    </number:number-style>
    <number:number-style style:name="N332P0" style:volatile="true">
      <number:number number:decimal-places="1" loext:min-decimal-places="1" number:min-integer-digits="1" number:grouping="true"/>
      <number:text> </number:text>
    </number:number-style>
    <number:number-style style:name="N332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332P2" style:volatile="true">
      <number:number number:decimal-places="1" loext:min-decimal-places="1" number:min-integer-digits="1" number:grouping="true"/>
      <number:text> </number:text>
    </number:number-style>
    <number:text-style style:name="N332">
      <number:text-content/>
      <number:text> </number:text>
      <style:map style:condition="value()&gt;0" style:apply-style-name="N332P0"/>
      <style:map style:condition="value()&lt;0" style:apply-style-name="N332P1"/>
      <style:map style:condition="value()=0" style:apply-style-name="N332P2"/>
    </number:text-style>
    <number:number-style style:name="N334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334">
      <number:text>$(</number:text>
      <number:number number:decimal-places="2" loext:min-decimal-places="2" number:min-integer-digits="1" number:grouping="true"/>
      <number:text>)</number:text>
      <style:map style:condition="value()&gt;=0" style:apply-style-name="N334P0"/>
    </number:number-style>
    <number:number-style style:name="N336P0" style:volatile="true">
      <number:text>£ </number:text>
      <number:number number:decimal-places="2" loext:min-decimal-places="2" number:min-integer-digits="1" number:grouping="true"/>
      <number:text> </number:text>
    </number:number-style>
    <number:number-style style:name="N336">
      <number:text>£(</number:text>
      <number:number number:decimal-places="2" loext:min-decimal-places="2" number:min-integer-digits="1" number:grouping="true"/>
      <number:text>)</number:text>
      <style:map style:condition="value()&gt;=0" style:apply-style-name="N336P0"/>
    </number:number-style>
    <number:number-style style:name="N339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339P1" style:volatile="true">
      <number:text>$(</number:text>
      <number:number number:decimal-places="2" loext:min-decimal-places="2" number:min-integer-digits="1" number:grouping="true"/>
      <number:text>)</number:text>
    </number:number-style>
    <number:number-style style:name="N339P2" style:volatile="true">
      <number:text>$ </number:text>
      <number:number number:decimal-places="2" loext:min-decimal-places="2" number:min-integer-digits="1"/>
      <number:text>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0P0" style:volatile="true">
      <number:number number:decimal-places="2" loext:min-decimal-places="2" number:min-integer-digits="1" number:grouping="true"/>
      <number:text> </number:text>
    </number:number-style>
    <number:number-style style:name="N34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340P2" style:volatile="true">
      <number:number number:decimal-places="2" loext:min-decimal-places="2" number:min-integer-digits="1"/>
      <number:text> </number:text>
    </number:number-style>
    <number:text-style style:name="N340">
      <number:text-content/>
      <number:text> </number:text>
      <style:map style:condition="value()&gt;0" style:apply-style-name="N340P0"/>
      <style:map style:condition="value()&lt;0" style:apply-style-name="N340P1"/>
      <style:map style:condition="value()=0" style:apply-style-name="N340P2"/>
    </number:text-style>
    <number:number-style style:name="N344P0" style:volatile="true">
      <number:text>€ </number:text>
      <number:number number:decimal-places="2" loext:min-decimal-places="2" number:min-integer-digits="1" number:grouping="true"/>
      <number:text> </number:text>
    </number:number-style>
    <number:number-style style:name="N344P1" style:volatile="true">
      <number:text>€(</number:text>
      <number:number number:decimal-places="2" loext:min-decimal-places="2" number:min-integer-digits="1" number:grouping="true"/>
      <number:text>)</number:text>
    </number:number-style>
    <number:number-style style:name="N344P2" style:volatile="true">
      <number:text>€ </number:text>
      <number:number number:decimal-places="2" loext:min-decimal-places="2" number:min-integer-digits="1"/>
      <number:text> </number:text>
    </number:number-style>
    <number:text-style style:name="N344">
      <number:text-content/>
      <number:text> </number:text>
      <style:map style:condition="value()&gt;0" style:apply-style-name="N344P0"/>
      <style:map style:condition="value()&lt;0" style:apply-style-name="N344P1"/>
      <style:map style:condition="value()=0" style:apply-style-name="N344P2"/>
    </number:text-style>
    <number:number-style style:name="N346P0" style:volatile="true">
      <number:number number:decimal-places="1" loext:min-decimal-places="1" number:min-integer-digits="1" number:grouping="true"/>
      <number:text> x</number:text>
    </number:number-style>
    <number:number-style style:name="N346">
      <number:text>(</number:text>
      <number:number number:decimal-places="1" loext:min-decimal-places="1" number:min-integer-digits="1" number:grouping="true"/>
      <number:text>)x</number:text>
      <style:map style:condition="value()&gt;=0" style:apply-style-name="N346P0"/>
    </number:number-style>
    <number:number-style style:name="N350P0" style:volatile="true">
      <number:number number:decimal-places="0" loext:min-decimal-places="0" number:min-integer-digits="1" number:grouping="true"/>
      <number:text> x</number:text>
    </number:number-style>
    <number:number-style style:name="N350P1" style:volatile="true">
      <number:text>(</number:text>
      <number:number number:decimal-places="0" loext:min-decimal-places="0" number:min-integer-digits="1" number:grouping="true"/>
      <number:text>)x</number:text>
    </number:number-style>
    <number:number-style style:name="N350P2" style:volatile="true">
      <number:number number:decimal-places="0" loext:min-decimal-places="0" number:min-integer-digits="1"/>
      <number:text> x</number:text>
    </number:number-style>
    <number:text-style style:name="N350">
      <number:text-content/>
      <number:text>   </number:text>
      <style:map style:condition="value()&gt;0" style:apply-style-name="N350P0"/>
      <style:map style:condition="value()&lt;0" style:apply-style-name="N350P1"/>
      <style:map style:condition="value()=0" style:apply-style-name="N350P2"/>
    </number:text-style>
    <number:number-style style:name="N352P0" style:volatile="true">
      <number:number number:decimal-places="1" loext:min-decimal-places="1" number:min-integer-digits="1" number:grouping="true"/>
      <number:text>   </number:text>
    </number:number-style>
    <number:number-style style:name="N352">
      <number:text>(</number:text>
      <number:number number:decimal-places="1" loext:min-decimal-places="1" number:min-integer-digits="1" number:grouping="true"/>
      <number:text>)  </number:text>
      <style:map style:condition="value()&gt;=0" style:apply-style-name="N352P0"/>
    </number:number-style>
    <number:number-style style:name="N354P0" style:volatile="true">
      <number:number number:decimal-places="0" loext:min-decimal-places="0" number:min-integer-digits="1" number:grouping="true"/>
      <number:text>   </number:text>
    </number:number-style>
    <number:number-style style:name="N354P1" style:volatile="true">
      <number:text>(</number:text>
      <number:number number:decimal-places="0" loext:min-decimal-places="0" number:min-integer-digits="1" number:grouping="true"/>
      <number:text>)  </number:text>
    </number:number-style>
    <number:number-style style:name="N354P2" style:volatile="true">
      <number:number number:decimal-places="0" loext:min-decimal-places="0" number:min-integer-digits="1"/>
      <number:text>   </number:text>
    </number:number-style>
    <number:text-style style:name="N354">
      <number:text-content/>
      <number:text>   </number:text>
      <style:map style:condition="value()&gt;0" style:apply-style-name="N354P0"/>
      <style:map style:condition="value()&lt;0" style:apply-style-name="N354P1"/>
      <style:map style:condition="value()=0" style:apply-style-name="N354P2"/>
    </number:text-style>
    <number:number-style style:name="N355P0" style:volatile="true">
      <number:number number:decimal-places="1" loext:min-decimal-places="1" number:min-integer-digits="1"/>
      <number:text> %</number:text>
    </number:number-style>
    <number:number-style style:name="N355">
      <number:text>(</number:text>
      <number:number number:decimal-places="1" loext:min-decimal-places="1" number:min-integer-digits="1"/>
      <number:text>)%</number:text>
      <style:map style:condition="value()&gt;=0" style:apply-style-name="N355P0"/>
    </number:number-style>
    <number:number-style style:name="N356P0" style:volatile="true">
      <number:number number:decimal-places="1" loext:min-decimal-places="1" number:min-integer-digits="1" number:grouping="true"/>
      <number:text>    </number:text>
    </number:number-style>
    <number:number-style style:name="N356">
      <number:text>(</number:text>
      <number:number number:decimal-places="1" loext:min-decimal-places="1" number:min-integer-digits="1" number:grouping="true"/>
      <number:text>)   </number:text>
      <style:map style:condition="value()&gt;=0" style:apply-style-name="N356P0"/>
    </number:number-style>
    <number:number-style style:name="N3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358P1" style:volatile="true">
      <style:text-properties fo:color="#ff0000"/>
      <number:text>($</number:text>
      <number:number number:decimal-places="0" loext:min-decimal-places="0" number:min-integer-digits="1" number:grouping="true"/>
      <number:text>)</number:text>
    </number:number-style>
    <number:number-style style:name="N358">
      <number:text>-</number:text>
      <style:map style:condition="value()&gt;0" style:apply-style-name="N358P0"/>
      <style:map style:condition="value()&lt;0" style:apply-style-name="N358P1"/>
    </number:number-style>
    <number:date-style style:name="N359">
      <number:month number:style="long"/>
      <number:text>.</number:text>
      <number:day number:style="long"/>
      <number:text>.</number:text>
      <number:year number:style="long"/>
    </number:date-style>
    <number:number-style style:name="N363P0" style:volatile="true">
      <number:number number:decimal-places="0" loext:min-decimal-places="0" number:min-integer-digits="1" number:grouping="true"/>
      <number:text> F </number:text>
    </number:number-style>
    <number:number-style style:name="N363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363P2" style:volatile="true">
      <number:text> - F </number:text>
    </number:number-style>
    <number:text-style style:name="N363">
      <number:text-content/>
      <number:text> </number:text>
      <style:map style:condition="value()&gt;0" style:apply-style-name="N363P0"/>
      <style:map style:condition="value()&lt;0" style:apply-style-name="N363P1"/>
      <style:map style:condition="value()=0" style:apply-style-name="N363P2"/>
    </number:text-style>
    <number:number-style style:name="N367P0" style:volatile="true">
      <number:number number:decimal-places="2" loext:min-decimal-places="2" number:min-integer-digits="1" number:grouping="true"/>
      <number:text> F </number:text>
    </number:number-style>
    <number:number-style style:name="N367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367P2" style:volatile="true">
      <number:text>-</number:text>
      <number:number number:decimal-places="0" loext:min-decimal-places="0" number:min-integer-digits="0"/>
      <number:text> F </number:text>
    </number:number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69P0" style:volatile="true">
      <number:number number:decimal-places="0" loext:min-decimal-places="0" number:min-integer-digits="1" number:grouping="true"/>
      <number:text>  </number:text>
    </number:number-style>
    <number:number-style style:name="N369P1" style:volatile="true">
      <number:text>-</number:text>
      <number:number number:decimal-places="0" loext:min-decimal-places="0" number:min-integer-digits="1" number:grouping="true"/>
      <number:text>  </number:text>
    </number:number-style>
    <number:number-style style:name="N369P2" style:volatile="true">
      <number:text> -  </number:text>
    </number:number-style>
    <number:text-style style:name="N369">
      <number:text-content/>
      <number:text> </number:text>
      <style:map style:condition="value()&gt;0" style:apply-style-name="N369P0"/>
      <style:map style:condition="value()&lt;0" style:apply-style-name="N369P1"/>
      <style:map style:condition="value()=0" style:apply-style-name="N369P2"/>
    </number:text-style>
    <number:number-style style:name="N371P0" style:volatile="true">
      <number:number number:decimal-places="0" loext:min-decimal-places="0" number:min-integer-digits="1" number:grouping="true"/>
      <number:text> F </number:text>
    </number:number-style>
    <number:number-style style:name="N371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371P2" style:volatile="true">
      <number:text>- F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percentage-style style:name="N372">
      <number:number number:decimal-places="0" loext:min-decimal-places="0" number:min-integer-digits="1"/>
      <number:text>%</number:text>
    </number:percentage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8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number:text> 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number:text> 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de" number:country="DE">
      <number:minutes number:style="long"/>
      <number:text>:</number:text>
      <number:seconds number:style="long"/>
    </number:time-style>
    <number:time-style style:name="N10142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de" number:country="DE">
      <number:minutes number:style="long"/>
      <number:text>:</number:text>
      <number:seconds number:style="long" number:decimal-places="1"/>
    </number:time-style>
    <number:number-style style:name="N10144" number:language="de" number:country="DE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de" number:country="DE">
      <number:number number:decimal-places="3" loext:min-decimal-places="3" number:min-integer-digits="1"/>
      <number:text>%</number:text>
    </number:percentage-style>
    <number:percentage-style style:name="N10146" number:language="de" number:country="DE">
      <number:number number:decimal-places="4" loext:min-decimal-places="4" number:min-integer-digits="1"/>
      <number:text>%</number:text>
    </number:percentage-style>
    <number:percentage-style style:name="N10147" number:language="de" number:country="DE">
      <number:number number:decimal-places="5" loext:min-decimal-places="5" number:min-integer-digits="1"/>
      <number:text>%</number:text>
    </number:percentage-style>
    <number:currency-style style:name="N10149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49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49P0"/>
    </number:currency-style>
    <number:number-style style:name="N10150" number:language="de" number:country="DE">
      <number:number number:decimal-places="1" loext:min-decimal-places="1" number:min-integer-digits="1"/>
    </number:number-style>
    <number:number-style style:name="N10151" number:language="de" number:country="DE">
      <number:number number:decimal-places="11" loext:min-decimal-places="11" number:min-integer-digits="1"/>
    </number:number-style>
    <number:percentage-style style:name="N10152" number:language="de" number:country="DE">
      <number:number number:decimal-places="1" loext:min-decimal-places="1" number:min-integer-digits="1"/>
      <number:text>%</number:text>
    </number:percentage-style>
    <number:number-style style:name="N10154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54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54P2" style:volatile="true" number:language="de" number:country="DE">
      <number:text>-    </number:text>
    </number:number-style>
    <number:text-style style:name="N10154" number:language="de" number:country="DE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6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56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56P2" style:volatile="true" number:language="de" number:country="DE">
      <number:text>- € </number:text>
    </number:number-style>
    <number:text-style style:name="N10156" number:language="de" number:country="DE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7" number:language="de" number:country="DE">
      <number:number number:decimal-places="8" loext:min-decimal-places="8" number:min-integer-digits="1"/>
    </number:number-style>
    <number:number-style style:name="N10158" number:language="de" number:country="DE">
      <number:number number:decimal-places="12" loext:min-decimal-places="12" number:min-integer-digits="1"/>
    </number:number-style>
    <number:number-style style:name="N10159" number:language="de" number:country="DE">
      <number:number number:decimal-places="10" loext:min-decimal-places="10" number:min-integer-digits="1"/>
    </number:number-style>
    <number:number-style style:name="N10160" number:language="de" number:country="DE">
      <number:number number:decimal-places="3" loext:min-decimal-places="3" number:min-integer-digits="1"/>
    </number:number-style>
    <number:date-style style:name="N20122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20122" number:language="en" number:country="US">
      <number:text-content/>
      <style:map style:condition="value()&lt;=1.79769313486232E+308" style:apply-style-name="N20122P0"/>
    </number:text-style>
    <number:date-style style:name="N20124P0" style:volatile="true" number:language="en" number:country="US">
      <number:month/>
      <number:text>.</number:text>
      <number:day/>
      <number:text>.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20124" number:language="en" number:country="US">
      <number:text-content/>
      <style:map style:condition="value()&lt;=1.79769313486232E+308" style:apply-style-name="N20124P0"/>
    </number:text-style>
    <number:date-style style:name="N20125" number:language="en" number:country="US">
      <number:month/>
      <number:text>/</number:text>
      <number:day/>
      <number:text>/</number:text>
      <number:year number:style="long"/>
    </number:date-style>
    <number:date-style style:name="N20126" number:language="en" number:country="US">
      <number:day/>
      <number:text>-</number:text>
      <number:month number:textual="true"/>
      <number:text>-</number:text>
      <number:year/>
    </number:date-style>
    <number:date-style style:name="N20127" number:language="en" number:country="US">
      <number:day/>
      <number:text>-</number:text>
      <number:month number:textual="true"/>
    </number:date-style>
    <number:date-style style:name="N20128" number:language="en" number:country="US">
      <number:month number:textual="true"/>
      <number:text>-</number:text>
      <number:year/>
    </number:date-style>
    <number:time-style style:name="N20129" number:language="en" number:country="US">
      <number:hours/>
      <number:text>:</number:text>
      <number:minutes number:style="long"/>
      <number:text> </number:text>
      <number:am-pm/>
    </number:time-style>
    <number:time-style style:name="N2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1" number:language="en" number:country="US">
      <number:hours/>
      <number:text>:</number:text>
      <number:minutes number:style="long"/>
    </number:time-style>
    <number:time-style style:name="N2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5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5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5P0"/>
    </number:number-style>
    <number:number-style style:name="N2013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6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6P0"/>
    </number:number-style>
    <number:number-style style:name="N2013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8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8P0"/>
    </number:number-style>
    <number:number-style style:name="N2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9P0"/>
    </number:number-style>
    <number:currency-style style:name="N2014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4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41P0"/>
    </number:currency-style>
    <number:currency-style style:name="N2014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4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42P0"/>
    </number:currency-style>
    <number:currency-style style:name="N2014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4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44P0"/>
    </number:currency-style>
    <number:currency-style style:name="N2014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4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45P0"/>
    </number:currency-style>
    <style:style style:name="Default" style:family="table-cell">
      <style:table-cell-properties style:rotation-align="none"/>
      <style:text-properties style:font-name="Arial" fo:font-family="Arial" style:font-family-generic="swiss" style:font-pitch="variable" style:font-name-asian="SimSun" style:font-family-asian="SimSun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Title" style:display-name="Excel Built-in Titl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1f497d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7">00.00.0000</text:date>, <text:time style:data-style-name="N2" text:time-value="21:30:38.3320655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teCarloBlackScholes" style:display-name="PageStyle_MonteCarloBlackScho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ies</meta:initial-creator>
    <meta:creation-date>2013-11-29T22:06:59</meta:creation-date>
    <dc:date>2019-01-27T21:31:13.596856148</dc:date>
    <meta:generator>LibreOffice/6.1.2.1$MacOSX_X86_64 LibreOffice_project/65905a128db06ba48db947242809d14d3f9a93fe</meta:generator>
    <meta:editing-duration>PT6H45M6S</meta:editing-duration>
    <meta:editing-cycles>42</meta:editing-cycles>
    <meta:document-statistic meta:table-count="2" meta:cell-count="10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36">
      <number:number number:decimal-places="1" loext:min-decimal-places="1" number:min-integer-digits="1"/>
    </number:number-style>
    <style:style style:name="ch1" style:family="chart">
      <style:graphic-properties draw:stroke="none" draw:fill-color="#e6e6e6"/>
    </style:style>
    <style:style style:name="ch2" style:family="chart">
      <style:chart-properties style:rotation-angle="0"/>
      <style:graphic-properties draw:fill-color="#000000"/>
      <style:text-properties fo:color="#000000" fo:font-size="10pt" style:font-size-asian="10pt" style:font-family-complex="Arial" style:font-size-complex="10pt"/>
    </style:style>
    <style:style style:name="ch3" style:family="chart">
      <style:graphic-properties draw:stroke="none" draw:fill="solid" draw:fill-color="#d9d9d9"/>
      <style:text-properties fo:color="#000000" fo:font-size="9.19999980926514pt" style:font-size-asian="9.19999980926514pt" style:font-family-complex="Arial" style:font-size-complex="9.19999980926514pt"/>
    </style:style>
    <style:style style:name="ch4" style:family="chart">
      <style:chart-properties chart:symbol-type="automatic" chart:include-hidden-cells="false" chart:treat-empty-cells="ignore"/>
    </style:style>
    <style:style style:name="ch5" style:family="chart" style:data-style-name="N136">
      <style:chart-properties chart:display-label="true" chart:logarithmic="false" chart:reverse-direction="false" text:line-break="false" loext:try-staggering-first="true" chart:link-data-style-to-source="true" chart:axis-position="0" chart:tick-mark-position="at-axis"/>
      <style:graphic-properties svg:stroke-color="#b3b3b3"/>
      <style:text-properties fo:color="#000000" fo:font-size="8pt" style:font-size-asian="8pt" style:font-family-complex="Arial" style:font-size-complex="8pt"/>
    </style:style>
    <style:style style:name="ch6" style:family="chart">
      <style:chart-properties style:rotation-angle="0"/>
      <style:graphic-properties draw:fill-color="#000000"/>
      <style:text-properties fo:color="#000000" fo:font-size="9pt" style:font-size-asian="9pt" style:font-family-complex="Arial" style:font-size-complex="9pt"/>
    </style:style>
    <style:style style:name="ch7" style:family="chart">
      <style:graphic-properties svg:stroke-color="#b3b3b3"/>
    </style:style>
    <style:style style:name="ch8" style:family="chart" style:data-style-name="N136">
      <style:chart-properties chart:symbol-type="named-symbol" chart:symbol-name="circle" chart:symbol-width="0.05cm" chart:symbol-height="0.05cm" chart:link-data-style-to-source="true"/>
      <style:graphic-properties draw:stroke="none" svg:stroke-color="#579d1c" draw:fill-color="#579d1c"/>
      <style:text-properties fo:font-size="10pt" style:font-size-asian="10pt" style:font-size-complex="10pt"/>
    </style:style>
    <style:style style:name="ch9" style:family="chart" style:data-style-name="N136">
      <style:chart-properties chart:symbol-type="named-symbol" chart:symbol-name="circle" chart:symbol-width="0.07cm" chart:symbol-height="0.07cm" chart:link-data-style-to-source="true"/>
      <style:graphic-properties draw:stroke="none" svg:stroke-color="#c5000b" draw:fill-color="#c5000b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1.41cm" svg:height="7.037cm" xlink:href=".." xlink:type="simple" chart:class="chart:scatter" chart:column-mapping="0 2 1" chart:style-name="ch1">
        <chart:title svg:x="3.697cm" svg:y="0.351cm" chart:style-name="ch2">
          <text:p>Replication Portfolio Values</text:p>
        </chart:title>
        <chart:legend svg:x="2.846cm" svg:y="6.084cm" style:legend-expansion="custom" chartooo:width="5.448cm" chartooo:height="0.529cm" style:legend-expansion-aspect-ratio="10.2986767485822" chart:style-name="ch3"/>
        <chart:plot-area chart:style-name="ch4" table:cell-range-address="MonteCarloVarianceMinimizingHedge.B63:MonteCarloVarianceMinimizingHedge.D312 MonteCarloVarianceMinimizingHedge.C61:MonteCarloVarianceMinimizingHedge.D61" chart:data-source-has-labels="row" svg:x="0.544cm" svg:y="0.98cm" svg:width="10.58cm" svg:height="4.097cm">
          <chartooo:coordinate-region svg:x="1.602cm" svg:y="1.138cm" svg:width="9.166cm" svg:height="3.781cm"/>
          <chart:axis chart:dimension="x" chart:name="primary-x" chart:style-name="ch5">
            <chart:title svg:x="4.843cm" svg:y="5.088cm" chart:style-name="ch6">
              <text:p>Underlying Value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MonteCarloVarianceMinimizingHedge.D63:MonteCarloVarianceMinimizingHedge.D312" chart:label-cell-address="MonteCarloVarianceMinimizingHedge.D61:MonteCarloVarianceMinimizingHedge.D61" chart:class="chart:scatter">
            <chart:domain table:cell-range-address="MonteCarloVarianceMinimizingHedge.B63:MonteCarloVarianceMinimizingHedge.B312"/>
            <chart:data-point chart:repeated="250"/>
          </chart:series>
          <chart:series chart:style-name="ch9" chart:values-cell-range-address="MonteCarloVarianceMinimizingHedge.C63:MonteCarloVarianceMinimizingHedge.C312" chart:label-cell-address="MonteCarloVarianceMinimizingHedge.C61:MonteCarloVarianceMinimizingHedge.C61" chart:class="chart:scatter">
            <chart:data-point chart:repeated="2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erivative payoff</text:p>
                <draw:g>
                  <svg:desc>MonteCarloVarianceMinimizingHedge.D61:MonteCarloVarianceMinimizingHedge.D61</svg:desc>
                </draw:g>
              </table:table-cell>
              <table:table-cell office:value-type="string">
                <text:p>replication</text:p>
                <draw:g>
                  <svg:desc>MonteCarloVarianceMinimizingHedge.C61:MonteCarloVarianceMinimizingHedge.C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.1731974621571">
                <text:p>54.1731974621571</text:p>
                <draw:g>
                  <svg:desc>MonteCarloVarianceMinimizingHedge.B63:MonteCarloVarianceMinimizingHedge.B312</svg:desc>
                </draw:g>
              </table:table-cell>
              <table:table-cell office:value-type="float" office:value="0">
                <text:p>0</text:p>
                <draw:g>
                  <svg:desc>MonteCarloVarianceMinimizingHedge.D63:MonteCarloVarianceMinimizingHedge.D312</svg:desc>
                </draw:g>
              </table:table-cell>
              <table:table-cell office:value-type="float" office:value="-18.8269709719344">
                <text:p>-18.8269709719344</text:p>
                <draw:g>
                  <svg:desc>MonteCarloVarianceMinimizingHedge.C63:MonteCarloVarianceMinimizingHedge.C3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5.1266671692327">
                <text:p>85.1266671692327</text:p>
              </table:table-cell>
              <table:table-cell office:value-type="float" office:value="0">
                <text:p>0</text:p>
              </table:table-cell>
              <table:table-cell office:value-type="float" office:value="6.21034748040075">
                <text:p>6.210347480400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8.538766122529">
                <text:p>168.538766122529</text:p>
              </table:table-cell>
              <table:table-cell office:value-type="float" office:value="63.5387661225292">
                <text:p>63.5387661225292</text:p>
              </table:table-cell>
              <table:table-cell office:value-type="float" office:value="57.426237371432">
                <text:p>57.4262373714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7.813845988522">
                <text:p>147.813845988522</text:p>
              </table:table-cell>
              <table:table-cell office:value-type="float" office:value="42.8138459885222">
                <text:p>42.8138459885222</text:p>
              </table:table-cell>
              <table:table-cell office:value-type="float" office:value="47.3111235276862">
                <text:p>47.31112352768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9.228444806029">
                <text:p>129.228444806029</text:p>
              </table:table-cell>
              <table:table-cell office:value-type="float" office:value="24.2284448060293">
                <text:p>24.2284448060293</text:p>
              </table:table-cell>
              <table:table-cell office:value-type="float" office:value="29.8868788009451">
                <text:p>29.88687880094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.3942630925773">
                <text:p>78.3942630925773</text:p>
              </table:table-cell>
              <table:table-cell office:value-type="float" office:value="0">
                <text:p>0</text:p>
              </table:table-cell>
              <table:table-cell office:value-type="float" office:value="-4.56881152119277">
                <text:p>-4.568811521192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6.748461567008">
                <text:p>156.748461567008</text:p>
              </table:table-cell>
              <table:table-cell office:value-type="float" office:value="51.7484615670078">
                <text:p>51.7484615670078</text:p>
              </table:table-cell>
              <table:table-cell office:value-type="float" office:value="55.4141214643579">
                <text:p>55.41412146435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3.11659837246">
                <text:p>103.11659837246</text:p>
              </table:table-cell>
              <table:table-cell office:value-type="float" office:value="0">
                <text:p>0</text:p>
              </table:table-cell>
              <table:table-cell office:value-type="float" office:value="12.3191395270691">
                <text:p>12.31913952706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.8608155637748">
                <text:p>51.8608155637748</text:p>
              </table:table-cell>
              <table:table-cell office:value-type="float" office:value="0">
                <text:p>0</text:p>
              </table:table-cell>
              <table:table-cell office:value-type="float" office:value="-13.5651733895824">
                <text:p>-13.56517338958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.5742103477477">
                <text:p>99.5742103477477</text:p>
              </table:table-cell>
              <table:table-cell office:value-type="float" office:value="0">
                <text:p>0</text:p>
              </table:table-cell>
              <table:table-cell office:value-type="float" office:value="-16.314567174932">
                <text:p>-16.3145671749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8.947180857302">
                <text:p>138.947180857302</text:p>
              </table:table-cell>
              <table:table-cell office:value-type="float" office:value="33.9471808573016">
                <text:p>33.9471808573016</text:p>
              </table:table-cell>
              <table:table-cell office:value-type="float" office:value="37.8471125862433">
                <text:p>37.84711258624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820111322482">
                <text:p>110.820111322482</text:p>
              </table:table-cell>
              <table:table-cell office:value-type="float" office:value="5.82011132248248">
                <text:p>5.82011132248248</text:p>
              </table:table-cell>
              <table:table-cell office:value-type="float" office:value="20.0309854671019">
                <text:p>20.03098546710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1.4113996837435">
                <text:p>91.4113996837435</text:p>
              </table:table-cell>
              <table:table-cell office:value-type="float" office:value="0">
                <text:p>0</text:p>
              </table:table-cell>
              <table:table-cell office:value-type="float" office:value="10.721758748046">
                <text:p>10.7217587480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.1475714674562">
                <text:p>98.1475714674562</text:p>
              </table:table-cell>
              <table:table-cell office:value-type="float" office:value="0">
                <text:p>0</text:p>
              </table:table-cell>
              <table:table-cell office:value-type="float" office:value="-0.289602350765129">
                <text:p>-0.2896023507651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2.57495353315">
                <text:p>192.57495353315</text:p>
              </table:table-cell>
              <table:table-cell office:value-type="float" office:value="87.5749535331498">
                <text:p>87.5749535331498</text:p>
              </table:table-cell>
              <table:table-cell office:value-type="float" office:value="93.0979894600713">
                <text:p>93.09798946007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0.950444665642">
                <text:p>110.950444665642</text:p>
              </table:table-cell>
              <table:table-cell office:value-type="float" office:value="5.95044466564248">
                <text:p>5.95044466564248</text:p>
              </table:table-cell>
              <table:table-cell office:value-type="float" office:value="-0.512473631927637">
                <text:p>-0.5124736319276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.0439543306061">
                <text:p>72.0439543306061</text:p>
              </table:table-cell>
              <table:table-cell office:value-type="float" office:value="0">
                <text:p>0</text:p>
              </table:table-cell>
              <table:table-cell office:value-type="float" office:value="0.582249558558569">
                <text:p>0.5822495585585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1.160814239645">
                <text:p>121.160814239645</text:p>
              </table:table-cell>
              <table:table-cell office:value-type="float" office:value="16.1608142396453">
                <text:p>16.1608142396453</text:p>
              </table:table-cell>
              <table:table-cell office:value-type="float" office:value="23.517896468734">
                <text:p>23.5178964687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1.297605259196">
                <text:p>251.297605259196</text:p>
              </table:table-cell>
              <table:table-cell office:value-type="float" office:value="146.297605259196">
                <text:p>146.297605259196</text:p>
              </table:table-cell>
              <table:table-cell office:value-type="float" office:value="147.123843323141">
                <text:p>147.1238433231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4.528813295726">
                <text:p>124.528813295726</text:p>
              </table:table-cell>
              <table:table-cell office:value-type="float" office:value="19.5288132957261">
                <text:p>19.5288132957261</text:p>
              </table:table-cell>
              <table:table-cell office:value-type="float" office:value="24.8892209056521">
                <text:p>24.88922090565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.3537284665753">
                <text:p>47.3537284665753</text:p>
              </table:table-cell>
              <table:table-cell office:value-type="float" office:value="0">
                <text:p>0</text:p>
              </table:table-cell>
              <table:table-cell office:value-type="float" office:value="-22.1734127838857">
                <text:p>-22.17341278388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2.8889244769255">
                <text:p>92.8889244769255</text:p>
              </table:table-cell>
              <table:table-cell office:value-type="float" office:value="0">
                <text:p>0</text:p>
              </table:table-cell>
              <table:table-cell office:value-type="float" office:value="10.0898545939864">
                <text:p>10.08985459398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6.004937496491">
                <text:p>136.004937496491</text:p>
              </table:table-cell>
              <table:table-cell office:value-type="float" office:value="31.0049374964913">
                <text:p>31.0049374964913</text:p>
              </table:table-cell>
              <table:table-cell office:value-type="float" office:value="36.1515416988515">
                <text:p>36.15154169885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6.417469433279">
                <text:p>116.417469433279</text:p>
              </table:table-cell>
              <table:table-cell office:value-type="float" office:value="11.4174694332787">
                <text:p>11.4174694332787</text:p>
              </table:table-cell>
              <table:table-cell office:value-type="float" office:value="21.4662319345723">
                <text:p>21.46623193457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3.460308539785">
                <text:p>113.460308539785</text:p>
              </table:table-cell>
              <table:table-cell office:value-type="float" office:value="8.46030853978544">
                <text:p>8.46030853978544</text:p>
              </table:table-cell>
              <table:table-cell office:value-type="float" office:value="13.6339414146351">
                <text:p>13.63394141463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9.1192894435469">
                <text:p>79.1192894435469</text:p>
              </table:table-cell>
              <table:table-cell office:value-type="float" office:value="0">
                <text:p>0</text:p>
              </table:table-cell>
              <table:table-cell office:value-type="float" office:value="-1.92508925792063">
                <text:p>-1.925089257920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8.879694380369">
                <text:p>108.879694380369</text:p>
              </table:table-cell>
              <table:table-cell office:value-type="float" office:value="3.8796943803687">
                <text:p>3.8796943803687</text:p>
              </table:table-cell>
              <table:table-cell office:value-type="float" office:value="-0.834977192736218">
                <text:p>-0.8349771927362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9.6460817997926">
                <text:p>79.6460817997926</text:p>
              </table:table-cell>
              <table:table-cell office:value-type="float" office:value="0">
                <text:p>0</text:p>
              </table:table-cell>
              <table:table-cell office:value-type="float" office:value="2.17003858131478">
                <text:p>2.170038581314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6.606258364514">
                <text:p>116.606258364514</text:p>
              </table:table-cell>
              <table:table-cell office:value-type="float" office:value="11.6062583645135">
                <text:p>11.6062583645135</text:p>
              </table:table-cell>
              <table:table-cell office:value-type="float" office:value="26.7211677672651">
                <text:p>26.72116776726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9.1006610493494">
                <text:p>99.1006610493494</text:p>
              </table:table-cell>
              <table:table-cell office:value-type="float" office:value="0">
                <text:p>0</text:p>
              </table:table-cell>
              <table:table-cell office:value-type="float" office:value="8.73629289300814">
                <text:p>8.736292893008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5.1913782991905">
                <text:p>95.1913782991905</text:p>
              </table:table-cell>
              <table:table-cell office:value-type="float" office:value="0">
                <text:p>0</text:p>
              </table:table-cell>
              <table:table-cell office:value-type="float" office:value="0.733462344885808">
                <text:p>0.7334623448858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9.8886157519991">
                <text:p>69.8886157519991</text:p>
              </table:table-cell>
              <table:table-cell office:value-type="float" office:value="0">
                <text:p>0</text:p>
              </table:table-cell>
              <table:table-cell office:value-type="float" office:value="-3.71036866534211">
                <text:p>-3.710368665342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2.8590457737918">
                <text:p>82.8590457737918</text:p>
              </table:table-cell>
              <table:table-cell office:value-type="float" office:value="0">
                <text:p>0</text:p>
              </table:table-cell>
              <table:table-cell office:value-type="float" office:value="5.31353589510757">
                <text:p>5.313535895107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4.2053122671417">
                <text:p>74.2053122671417</text:p>
              </table:table-cell>
              <table:table-cell office:value-type="float" office:value="0">
                <text:p>0</text:p>
              </table:table-cell>
              <table:table-cell office:value-type="float" office:value="-5.13802905120742">
                <text:p>-5.138029051207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1.186623523658">
                <text:p>121.186623523658</text:p>
              </table:table-cell>
              <table:table-cell office:value-type="float" office:value="16.1866235236584">
                <text:p>16.1866235236584</text:p>
              </table:table-cell>
              <table:table-cell office:value-type="float" office:value="18.0045240023793">
                <text:p>18.00452400237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6.39434347698">
                <text:p>106.39434347698</text:p>
              </table:table-cell>
              <table:table-cell office:value-type="float" office:value="1.39434347697967">
                <text:p>1.39434347697967</text:p>
              </table:table-cell>
              <table:table-cell office:value-type="float" office:value="9.24304928873956">
                <text:p>9.243049288739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4.526201896729">
                <text:p>114.526201896729</text:p>
              </table:table-cell>
              <table:table-cell office:value-type="float" office:value="9.52620189672869">
                <text:p>9.52620189672869</text:p>
              </table:table-cell>
              <table:table-cell office:value-type="float" office:value="19.7690921568188">
                <text:p>19.76909215681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0.815664879622">
                <text:p>110.815664879622</text:p>
              </table:table-cell>
              <table:table-cell office:value-type="float" office:value="5.81566487962185">
                <text:p>5.81566487962185</text:p>
              </table:table-cell>
              <table:table-cell office:value-type="float" office:value="15.6753635886563">
                <text:p>15.67536358865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8.971263626699">
                <text:p>128.971263626699</text:p>
              </table:table-cell>
              <table:table-cell office:value-type="float" office:value="23.9712636266986">
                <text:p>23.9712636266986</text:p>
              </table:table-cell>
              <table:table-cell office:value-type="float" office:value="33.940317317496">
                <text:p>33.9403173174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7.08377159888">
                <text:p>137.08377159888</text:p>
              </table:table-cell>
              <table:table-cell office:value-type="float" office:value="32.0837715988803">
                <text:p>32.0837715988803</text:p>
              </table:table-cell>
              <table:table-cell office:value-type="float" office:value="42.8792365102045">
                <text:p>42.87923651020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1.9102771690576">
                <text:p>31.9102771690576</text:p>
              </table:table-cell>
              <table:table-cell office:value-type="float" office:value="0">
                <text:p>0</text:p>
              </table:table-cell>
              <table:table-cell office:value-type="float" office:value="-12.28440912647">
                <text:p>-12.284409126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7.545297009934">
                <text:p>137.545297009934</text:p>
              </table:table-cell>
              <table:table-cell office:value-type="float" office:value="32.545297009934">
                <text:p>32.545297009934</text:p>
              </table:table-cell>
              <table:table-cell office:value-type="float" office:value="40.5958112890606">
                <text:p>40.59581128906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5.634037710378">
                <text:p>115.634037710378</text:p>
              </table:table-cell>
              <table:table-cell office:value-type="float" office:value="10.6340377103781">
                <text:p>10.6340377103781</text:p>
              </table:table-cell>
              <table:table-cell office:value-type="float" office:value="23.7673630542425">
                <text:p>23.76736305424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2.519286648519">
                <text:p>122.519286648519</text:p>
              </table:table-cell>
              <table:table-cell office:value-type="float" office:value="17.5192866485191">
                <text:p>17.5192866485191</text:p>
              </table:table-cell>
              <table:table-cell office:value-type="float" office:value="0.673321876487364">
                <text:p>0.6733218764873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9.235152824741">
                <text:p>109.235152824741</text:p>
              </table:table-cell>
              <table:table-cell office:value-type="float" office:value="4.23515282474148">
                <text:p>4.23515282474148</text:p>
              </table:table-cell>
              <table:table-cell office:value-type="float" office:value="17.7557579749926">
                <text:p>17.75575797499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1.6430932580597">
                <text:p>81.6430932580597</text:p>
              </table:table-cell>
              <table:table-cell office:value-type="float" office:value="0">
                <text:p>0</text:p>
              </table:table-cell>
              <table:table-cell office:value-type="float" office:value="-31.3852181176991">
                <text:p>-31.38521811769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1.277170242249">
                <text:p>121.277170242249</text:p>
              </table:table-cell>
              <table:table-cell office:value-type="float" office:value="16.2771702422488">
                <text:p>16.2771702422488</text:p>
              </table:table-cell>
              <table:table-cell office:value-type="float" office:value="27.1853353165404">
                <text:p>27.18533531654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4.759428029417">
                <text:p>104.759428029417</text:p>
              </table:table-cell>
              <table:table-cell office:value-type="float" office:value="0">
                <text:p>0</text:p>
              </table:table-cell>
              <table:table-cell office:value-type="float" office:value="4.84582127040696">
                <text:p>4.845821270406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7.865360727039">
                <text:p>217.865360727039</text:p>
              </table:table-cell>
              <table:table-cell office:value-type="float" office:value="112.865360727039">
                <text:p>112.865360727039</text:p>
              </table:table-cell>
              <table:table-cell office:value-type="float" office:value="116.729214041159">
                <text:p>116.7292140411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4.994622827667">
                <text:p>194.994622827667</text:p>
              </table:table-cell>
              <table:table-cell office:value-type="float" office:value="89.9946228276669">
                <text:p>89.9946228276669</text:p>
              </table:table-cell>
              <table:table-cell office:value-type="float" office:value="86.6461403551565">
                <text:p>86.64614035515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9.65713644631">
                <text:p>109.65713644631</text:p>
              </table:table-cell>
              <table:table-cell office:value-type="float" office:value="4.65713644630991">
                <text:p>4.65713644630991</text:p>
              </table:table-cell>
              <table:table-cell office:value-type="float" office:value="18.7378451113554">
                <text:p>18.73784511135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0.784358158892">
                <text:p>150.784358158892</text:p>
              </table:table-cell>
              <table:table-cell office:value-type="float" office:value="45.7843581588917">
                <text:p>45.7843581588917</text:p>
              </table:table-cell>
              <table:table-cell office:value-type="float" office:value="41.3287752035083">
                <text:p>41.32877520350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6.481013580406">
                <text:p>116.481013580406</text:p>
              </table:table-cell>
              <table:table-cell office:value-type="float" office:value="11.4810135804061">
                <text:p>11.4810135804061</text:p>
              </table:table-cell>
              <table:table-cell office:value-type="float" office:value="24.6802059932155">
                <text:p>24.68020599321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3.075613001818">
                <text:p>133.075613001818</text:p>
              </table:table-cell>
              <table:table-cell office:value-type="float" office:value="28.075613001818">
                <text:p>28.075613001818</text:p>
              </table:table-cell>
              <table:table-cell office:value-type="float" office:value="39.2162894990616">
                <text:p>39.21628949906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2.652345969821">
                <text:p>102.652345969821</text:p>
              </table:table-cell>
              <table:table-cell office:value-type="float" office:value="0">
                <text:p>0</text:p>
              </table:table-cell>
              <table:table-cell office:value-type="float" office:value="16.693142934111">
                <text:p>16.6931429341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3.857263346818">
                <text:p>113.857263346818</text:p>
              </table:table-cell>
              <table:table-cell office:value-type="float" office:value="8.85726334681823">
                <text:p>8.85726334681823</text:p>
              </table:table-cell>
              <table:table-cell office:value-type="float" office:value="25.7270758100339">
                <text:p>25.72707581003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0.168194106152">
                <text:p>110.168194106152</text:p>
              </table:table-cell>
              <table:table-cell office:value-type="float" office:value="5.16819410615162">
                <text:p>5.16819410615162</text:p>
              </table:table-cell>
              <table:table-cell office:value-type="float" office:value="22.8058214964339">
                <text:p>22.80582149643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0.8718386789694">
                <text:p>90.8718386789694</text:p>
              </table:table-cell>
              <table:table-cell office:value-type="float" office:value="0">
                <text:p>0</text:p>
              </table:table-cell>
              <table:table-cell office:value-type="float" office:value="-9.78135750776492">
                <text:p>-9.781357507764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.5475400488361">
                <text:p>60.5475400488361</text:p>
              </table:table-cell>
              <table:table-cell office:value-type="float" office:value="0">
                <text:p>0</text:p>
              </table:table-cell>
              <table:table-cell office:value-type="float" office:value="-12.9376412954341">
                <text:p>-12.93764129543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6.7199141388761">
                <text:p>96.7199141388761</text:p>
              </table:table-cell>
              <table:table-cell office:value-type="float" office:value="0">
                <text:p>0</text:p>
              </table:table-cell>
              <table:table-cell office:value-type="float" office:value="-3.56327804240079">
                <text:p>-3.563278042400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4.1368922561615">
                <text:p>84.1368922561615</text:p>
              </table:table-cell>
              <table:table-cell office:value-type="float" office:value="0">
                <text:p>0</text:p>
              </table:table-cell>
              <table:table-cell office:value-type="float" office:value="9.20844759788393">
                <text:p>9.208447597883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0.674587742607">
                <text:p>100.674587742607</text:p>
              </table:table-cell>
              <table:table-cell office:value-type="float" office:value="0">
                <text:p>0</text:p>
              </table:table-cell>
              <table:table-cell office:value-type="float" office:value="14.2874897312859">
                <text:p>14.28748973128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5.887937169494">
                <text:p>185.887937169494</text:p>
              </table:table-cell>
              <table:table-cell office:value-type="float" office:value="80.8879371694936">
                <text:p>80.8879371694936</text:p>
              </table:table-cell>
              <table:table-cell office:value-type="float" office:value="83.8489993799569">
                <text:p>83.84899937995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.0403261316503">
                <text:p>34.0403261316503</text:p>
              </table:table-cell>
              <table:table-cell office:value-type="float" office:value="0">
                <text:p>0</text:p>
              </table:table-cell>
              <table:table-cell office:value-type="float" office:value="-31.4465335917209">
                <text:p>-31.44653359172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8.1207973694616">
                <text:p>88.1207973694616</text:p>
              </table:table-cell>
              <table:table-cell office:value-type="float" office:value="0">
                <text:p>0</text:p>
              </table:table-cell>
              <table:table-cell office:value-type="float" office:value="-12.7903334181321">
                <text:p>-12.79033341813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8.66905722865">
                <text:p>108.66905722865</text:p>
              </table:table-cell>
              <table:table-cell office:value-type="float" office:value="3.66905722865044">
                <text:p>3.66905722865044</text:p>
              </table:table-cell>
              <table:table-cell office:value-type="float" office:value="18.8201900637802">
                <text:p>18.82019006378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3.543096059338">
                <text:p>233.543096059338</text:p>
              </table:table-cell>
              <table:table-cell office:value-type="float" office:value="128.543096059338">
                <text:p>128.543096059338</text:p>
              </table:table-cell>
              <table:table-cell office:value-type="float" office:value="117.722102915919">
                <text:p>117.7221029159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3.373684479465">
                <text:p>183.373684479465</text:p>
              </table:table-cell>
              <table:table-cell office:value-type="float" office:value="78.3736844794647">
                <text:p>78.3736844794647</text:p>
              </table:table-cell>
              <table:table-cell office:value-type="float" office:value="84.4360528456769">
                <text:p>84.43605284567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6.032391069708">
                <text:p>226.032391069708</text:p>
              </table:table-cell>
              <table:table-cell office:value-type="float" office:value="121.032391069708">
                <text:p>121.032391069708</text:p>
              </table:table-cell>
              <table:table-cell office:value-type="float" office:value="100.718290760085">
                <text:p>100.7182907600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3.906889242429">
                <text:p>133.906889242429</text:p>
              </table:table-cell>
              <table:table-cell office:value-type="float" office:value="28.9068892424292">
                <text:p>28.9068892424292</text:p>
              </table:table-cell>
              <table:table-cell office:value-type="float" office:value="34.2265599155697">
                <text:p>34.22655991556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3.460488200547">
                <text:p>123.460488200547</text:p>
              </table:table-cell>
              <table:table-cell office:value-type="float" office:value="18.4604882005467">
                <text:p>18.4604882005467</text:p>
              </table:table-cell>
              <table:table-cell office:value-type="float" office:value="30.3134018239551">
                <text:p>30.31340182395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8.670369381372">
                <text:p>158.670369381372</text:p>
              </table:table-cell>
              <table:table-cell office:value-type="float" office:value="53.6703693813719">
                <text:p>53.6703693813719</text:p>
              </table:table-cell>
              <table:table-cell office:value-type="float" office:value="54.1800150236569">
                <text:p>54.18001502365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1.4499581825698">
                <text:p>81.4499581825698</text:p>
              </table:table-cell>
              <table:table-cell office:value-type="float" office:value="0">
                <text:p>0</text:p>
              </table:table-cell>
              <table:table-cell office:value-type="float" office:value="-10.8440858299432">
                <text:p>-10.84408582994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0.871368878051">
                <text:p>110.871368878051</text:p>
              </table:table-cell>
              <table:table-cell office:value-type="float" office:value="5.87136887805058">
                <text:p>5.87136887805058</text:p>
              </table:table-cell>
              <table:table-cell office:value-type="float" office:value="17.5742091243675">
                <text:p>17.57420912436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0.1759734942583">
                <text:p>90.1759734942583</text:p>
              </table:table-cell>
              <table:table-cell office:value-type="float" office:value="0">
                <text:p>0</text:p>
              </table:table-cell>
              <table:table-cell office:value-type="float" office:value="-1.53365183298256">
                <text:p>-1.533651832982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6.248591611621">
                <text:p>176.248591611621</text:p>
              </table:table-cell>
              <table:table-cell office:value-type="float" office:value="71.2485916116206">
                <text:p>71.2485916116206</text:p>
              </table:table-cell>
              <table:table-cell office:value-type="float" office:value="88.3640464741917">
                <text:p>88.36404647419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9.734155338505">
                <text:p>129.734155338505</text:p>
              </table:table-cell>
              <table:table-cell office:value-type="float" office:value="24.7341553385052">
                <text:p>24.7341553385052</text:p>
              </table:table-cell>
              <table:table-cell office:value-type="float" office:value="38.4894891441652">
                <text:p>38.48948914416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.2627795286023">
                <text:p>79.2627795286023</text:p>
              </table:table-cell>
              <table:table-cell office:value-type="float" office:value="0">
                <text:p>0</text:p>
              </table:table-cell>
              <table:table-cell office:value-type="float" office:value="-9.51268608178546">
                <text:p>-9.512686081785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2.9015756112561">
                <text:p>62.9015756112561</text:p>
              </table:table-cell>
              <table:table-cell office:value-type="float" office:value="0">
                <text:p>0</text:p>
              </table:table-cell>
              <table:table-cell office:value-type="float" office:value="-7.22391574036018">
                <text:p>-7.223915740360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2.8585228879601">
                <text:p>52.8585228879601</text:p>
              </table:table-cell>
              <table:table-cell office:value-type="float" office:value="0">
                <text:p>0</text:p>
              </table:table-cell>
              <table:table-cell office:value-type="float" office:value="-15.5796592245728">
                <text:p>-15.57965922457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.8268888474137">
                <text:p>81.8268888474137</text:p>
              </table:table-cell>
              <table:table-cell office:value-type="float" office:value="0">
                <text:p>0</text:p>
              </table:table-cell>
              <table:table-cell office:value-type="float" office:value="-3.50296499810755">
                <text:p>-3.502964998107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6.1675562063184">
                <text:p>86.1675562063184</text:p>
              </table:table-cell>
              <table:table-cell office:value-type="float" office:value="0">
                <text:p>0</text:p>
              </table:table-cell>
              <table:table-cell office:value-type="float" office:value="6.49365766120162">
                <text:p>6.493657661201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9.7285640189238">
                <text:p>89.7285640189238</text:p>
              </table:table-cell>
              <table:table-cell office:value-type="float" office:value="0">
                <text:p>0</text:p>
              </table:table-cell>
              <table:table-cell office:value-type="float" office:value="6.58842092971024">
                <text:p>6.588420929710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0.863015246674">
                <text:p>120.863015246674</text:p>
              </table:table-cell>
              <table:table-cell office:value-type="float" office:value="15.8630152466741">
                <text:p>15.8630152466741</text:p>
              </table:table-cell>
              <table:table-cell office:value-type="float" office:value="26.3431116334986">
                <text:p>26.34311163349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4.1696016455636">
                <text:p>74.1696016455636</text:p>
              </table:table-cell>
              <table:table-cell office:value-type="float" office:value="0">
                <text:p>0</text:p>
              </table:table-cell>
              <table:table-cell office:value-type="float" office:value="-17.3727953837233">
                <text:p>-17.37279538372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6.2867144035933">
                <text:p>76.2867144035933</text:p>
              </table:table-cell>
              <table:table-cell office:value-type="float" office:value="0">
                <text:p>0</text:p>
              </table:table-cell>
              <table:table-cell office:value-type="float" office:value="-5.56601568431388">
                <text:p>-5.566015684313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1.58458587808">
                <text:p>111.58458587808</text:p>
              </table:table-cell>
              <table:table-cell office:value-type="float" office:value="6.58458587808013">
                <text:p>6.58458587808013</text:p>
              </table:table-cell>
              <table:table-cell office:value-type="float" office:value="16.9230659859846">
                <text:p>16.92306598598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0.1754733431969">
                <text:p>90.1754733431969</text:p>
              </table:table-cell>
              <table:table-cell office:value-type="float" office:value="0">
                <text:p>0</text:p>
              </table:table-cell>
              <table:table-cell office:value-type="float" office:value="1.87103197197499">
                <text:p>1.871031971974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1.6566546171043">
                <text:p>81.6566546171043</text:p>
              </table:table-cell>
              <table:table-cell office:value-type="float" office:value="0">
                <text:p>0</text:p>
              </table:table-cell>
              <table:table-cell office:value-type="float" office:value="-5.13546613575643">
                <text:p>-5.135466135756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6.520428862533">
                <text:p>66.520428862533</text:p>
              </table:table-cell>
              <table:table-cell office:value-type="float" office:value="0">
                <text:p>0</text:p>
              </table:table-cell>
              <table:table-cell office:value-type="float" office:value="-3.68784975369042">
                <text:p>-3.687849753690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2.749153161913">
                <text:p>102.749153161913</text:p>
              </table:table-cell>
              <table:table-cell office:value-type="float" office:value="0">
                <text:p>0</text:p>
              </table:table-cell>
              <table:table-cell office:value-type="float" office:value="13.8499212011381">
                <text:p>13.84992120113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5.345034242326">
                <text:p>105.345034242326</text:p>
              </table:table-cell>
              <table:table-cell office:value-type="float" office:value="0.345034242326051">
                <text:p>0.345034242326051</text:p>
              </table:table-cell>
              <table:table-cell office:value-type="float" office:value="12.8746127638263">
                <text:p>12.87461276382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9.480875724549">
                <text:p>119.480875724549</text:p>
              </table:table-cell>
              <table:table-cell office:value-type="float" office:value="14.4808757245485">
                <text:p>14.4808757245485</text:p>
              </table:table-cell>
              <table:table-cell office:value-type="float" office:value="19.1486467348933">
                <text:p>19.14864673489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.9000173922125">
                <text:p>95.9000173922125</text:p>
              </table:table-cell>
              <table:table-cell office:value-type="float" office:value="0">
                <text:p>0</text:p>
              </table:table-cell>
              <table:table-cell office:value-type="float" office:value="12.2208835599542">
                <text:p>12.22088355995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4.439832564562">
                <text:p>224.439832564562</text:p>
              </table:table-cell>
              <table:table-cell office:value-type="float" office:value="119.439832564563">
                <text:p>119.439832564563</text:p>
              </table:table-cell>
              <table:table-cell office:value-type="float" office:value="121.872980645097">
                <text:p>121.8729806450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9.494547200485">
                <text:p>109.494547200485</text:p>
              </table:table-cell>
              <table:table-cell office:value-type="float" office:value="4.49454720048486">
                <text:p>4.49454720048486</text:p>
              </table:table-cell>
              <table:table-cell office:value-type="float" office:value="15.8437088164289">
                <text:p>15.84370881642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3.101157404958">
                <text:p>93.101157404958</text:p>
              </table:table-cell>
              <table:table-cell office:value-type="float" office:value="0">
                <text:p>0</text:p>
              </table:table-cell>
              <table:table-cell office:value-type="float" office:value="0.185065260963611">
                <text:p>0.1850652609636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1.470579860744">
                <text:p>101.470579860744</text:p>
              </table:table-cell>
              <table:table-cell office:value-type="float" office:value="0">
                <text:p>0</text:p>
              </table:table-cell>
              <table:table-cell office:value-type="float" office:value="-5.89651911056242">
                <text:p>-5.896519110562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.0796872116698">
                <text:p>25.0796872116698</text:p>
              </table:table-cell>
              <table:table-cell office:value-type="float" office:value="0">
                <text:p>0</text:p>
              </table:table-cell>
              <table:table-cell office:value-type="float" office:value="-22.9324546641702">
                <text:p>-22.93245466417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4.292345366926">
                <text:p>254.292345366926</text:p>
              </table:table-cell>
              <table:table-cell office:value-type="float" office:value="149.292345366926">
                <text:p>149.292345366926</text:p>
              </table:table-cell>
              <table:table-cell office:value-type="float" office:value="158.686893295994">
                <text:p>158.6868932959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0.704152741824">
                <text:p>160.704152741824</text:p>
              </table:table-cell>
              <table:table-cell office:value-type="float" office:value="55.7041527418242">
                <text:p>55.7041527418242</text:p>
              </table:table-cell>
              <table:table-cell office:value-type="float" office:value="59.880633762521">
                <text:p>59.8806337625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5.1029275677454">
                <text:p>55.1029275677454</text:p>
              </table:table-cell>
              <table:table-cell office:value-type="float" office:value="0">
                <text:p>0</text:p>
              </table:table-cell>
              <table:table-cell office:value-type="float" office:value="-18.7242743777848">
                <text:p>-18.72427437778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0.747194811176">
                <text:p>130.747194811176</text:p>
              </table:table-cell>
              <table:table-cell office:value-type="float" office:value="25.7471948111755">
                <text:p>25.7471948111755</text:p>
              </table:table-cell>
              <table:table-cell office:value-type="float" office:value="33.9633177189583">
                <text:p>33.96331771895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5.596155617296">
                <text:p>115.596155617296</text:p>
              </table:table-cell>
              <table:table-cell office:value-type="float" office:value="10.5961556172963">
                <text:p>10.5961556172963</text:p>
              </table:table-cell>
              <table:table-cell office:value-type="float" office:value="15.6479214959835">
                <text:p>15.64792149598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3.7626089999433">
                <text:p>73.7626089999433</text:p>
              </table:table-cell>
              <table:table-cell office:value-type="float" office:value="0">
                <text:p>0</text:p>
              </table:table-cell>
              <table:table-cell office:value-type="float" office:value="-0.661511170460027">
                <text:p>-0.6615111704600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7.0845442096573">
                <text:p>57.0845442096573</text:p>
              </table:table-cell>
              <table:table-cell office:value-type="float" office:value="0">
                <text:p>0</text:p>
              </table:table-cell>
              <table:table-cell office:value-type="float" office:value="-7.30839592241212">
                <text:p>-7.308395922412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4.179756331329">
                <text:p>104.179756331329</text:p>
              </table:table-cell>
              <table:table-cell office:value-type="float" office:value="0">
                <text:p>0</text:p>
              </table:table-cell>
              <table:table-cell office:value-type="float" office:value="14.1714675111565">
                <text:p>14.17146751115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6.341384271401">
                <text:p>166.341384271401</text:p>
              </table:table-cell>
              <table:table-cell office:value-type="float" office:value="61.341384271401">
                <text:p>61.341384271401</text:p>
              </table:table-cell>
              <table:table-cell office:value-type="float" office:value="62.5720524711968">
                <text:p>62.57205247119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2.0946421575893">
                <text:p>62.0946421575893</text:p>
              </table:table-cell>
              <table:table-cell office:value-type="float" office:value="0">
                <text:p>0</text:p>
              </table:table-cell>
              <table:table-cell office:value-type="float" office:value="-16.9108819615139">
                <text:p>-16.91088196151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8.612890299724">
                <text:p>298.612890299724</text:p>
              </table:table-cell>
              <table:table-cell office:value-type="float" office:value="193.612890299724">
                <text:p>193.612890299724</text:p>
              </table:table-cell>
              <table:table-cell office:value-type="float" office:value="194.375234990367">
                <text:p>194.3752349903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4.0147622166261">
                <text:p>34.0147622166261</text:p>
              </table:table-cell>
              <table:table-cell office:value-type="float" office:value="0">
                <text:p>0</text:p>
              </table:table-cell>
              <table:table-cell office:value-type="float" office:value="-3.37489393896063">
                <text:p>-3.374893938960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7.157200875019">
                <text:p>167.157200875019</text:p>
              </table:table-cell>
              <table:table-cell office:value-type="float" office:value="62.1572008750186">
                <text:p>62.1572008750186</text:p>
              </table:table-cell>
              <table:table-cell office:value-type="float" office:value="55.437307298325">
                <text:p>55.4373072983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4.304492791604">
                <text:p>114.304492791604</text:p>
              </table:table-cell>
              <table:table-cell office:value-type="float" office:value="9.30449279160433">
                <text:p>9.30449279160433</text:p>
              </table:table-cell>
              <table:table-cell office:value-type="float" office:value="22.9759400575247">
                <text:p>22.97594005752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6.7943238394932">
                <text:p>66.7943238394932</text:p>
              </table:table-cell>
              <table:table-cell office:value-type="float" office:value="0">
                <text:p>0</text:p>
              </table:table-cell>
              <table:table-cell office:value-type="float" office:value="-33.6779596880885">
                <text:p>-33.677959688088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6.0864767829874">
                <text:p>76.0864767829874</text:p>
              </table:table-cell>
              <table:table-cell office:value-type="float" office:value="0">
                <text:p>0</text:p>
              </table:table-cell>
              <table:table-cell office:value-type="float" office:value="1.08373494522672">
                <text:p>1.083734945226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5.940025159998">
                <text:p>155.940025159998</text:p>
              </table:table-cell>
              <table:table-cell office:value-type="float" office:value="50.9400251599984">
                <text:p>50.9400251599984</text:p>
              </table:table-cell>
              <table:table-cell office:value-type="float" office:value="56.0213022956474">
                <text:p>56.02130229564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7.404365724462">
                <text:p>137.404365724462</text:p>
              </table:table-cell>
              <table:table-cell office:value-type="float" office:value="32.4043657244621">
                <text:p>32.4043657244621</text:p>
              </table:table-cell>
              <table:table-cell office:value-type="float" office:value="41.5415054762513">
                <text:p>41.54150547625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1.207518468726">
                <text:p>131.207518468726</text:p>
              </table:table-cell>
              <table:table-cell office:value-type="float" office:value="26.2075184687255">
                <text:p>26.2075184687255</text:p>
              </table:table-cell>
              <table:table-cell office:value-type="float" office:value="36.4085926784375">
                <text:p>36.40859267843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3.3734494070367">
                <text:p>63.3734494070367</text:p>
              </table:table-cell>
              <table:table-cell office:value-type="float" office:value="0">
                <text:p>0</text:p>
              </table:table-cell>
              <table:table-cell office:value-type="float" office:value="-0.69086127637793">
                <text:p>-0.690861276377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.0522160870561">
                <text:p>59.0522160870561</text:p>
              </table:table-cell>
              <table:table-cell office:value-type="float" office:value="0">
                <text:p>0</text:p>
              </table:table-cell>
              <table:table-cell office:value-type="float" office:value="-3.11363203900952">
                <text:p>-3.113632039009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5.1956856413598">
                <text:p>75.1956856413598</text:p>
              </table:table-cell>
              <table:table-cell office:value-type="float" office:value="0">
                <text:p>0</text:p>
              </table:table-cell>
              <table:table-cell office:value-type="float" office:value="2.46271245745991">
                <text:p>2.462712457459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1.1176880722989">
                <text:p>91.1176880722989</text:p>
              </table:table-cell>
              <table:table-cell office:value-type="float" office:value="0">
                <text:p>0</text:p>
              </table:table-cell>
              <table:table-cell office:value-type="float" office:value="3.71641209481213">
                <text:p>3.716412094812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63.563872101271">
                <text:p>263.563872101271</text:p>
              </table:table-cell>
              <table:table-cell office:value-type="float" office:value="158.563872101271">
                <text:p>158.563872101271</text:p>
              </table:table-cell>
              <table:table-cell office:value-type="float" office:value="157.982694532558">
                <text:p>157.9826945325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.701727939481">
                <text:p>123.701727939481</text:p>
              </table:table-cell>
              <table:table-cell office:value-type="float" office:value="18.7017279394813">
                <text:p>18.7017279394813</text:p>
              </table:table-cell>
              <table:table-cell office:value-type="float" office:value="29.6322138745143">
                <text:p>29.63221387451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36.800638227905">
                <text:p>336.800638227905</text:p>
              </table:table-cell>
              <table:table-cell office:value-type="float" office:value="231.800638227905">
                <text:p>231.800638227905</text:p>
              </table:table-cell>
              <table:table-cell office:value-type="float" office:value="227.538843454741">
                <text:p>227.53884345474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0.583371474461">
                <text:p>100.583371474461</text:p>
              </table:table-cell>
              <table:table-cell office:value-type="float" office:value="0">
                <text:p>0</text:p>
              </table:table-cell>
              <table:table-cell office:value-type="float" office:value="14.5179754928">
                <text:p>14.51797549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5.189399370695">
                <text:p>115.189399370695</text:p>
              </table:table-cell>
              <table:table-cell office:value-type="float" office:value="10.1893993706946">
                <text:p>10.1893993706946</text:p>
              </table:table-cell>
              <table:table-cell office:value-type="float" office:value="21.4405792834995">
                <text:p>21.44057928349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9.972769302579">
                <text:p>129.972769302579</text:p>
              </table:table-cell>
              <table:table-cell office:value-type="float" office:value="24.9727693025787">
                <text:p>24.9727693025787</text:p>
              </table:table-cell>
              <table:table-cell office:value-type="float" office:value="34.1368285799938">
                <text:p>34.13682857999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7.422809914871">
                <text:p>107.422809914871</text:p>
              </table:table-cell>
              <table:table-cell office:value-type="float" office:value="2.42280991487145">
                <text:p>2.42280991487145</text:p>
              </table:table-cell>
              <table:table-cell office:value-type="float" office:value="12.7540599604105">
                <text:p>12.75405996041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9.771688585835">
                <text:p>169.771688585835</text:p>
              </table:table-cell>
              <table:table-cell office:value-type="float" office:value="64.7716885858347">
                <text:p>64.7716885858347</text:p>
              </table:table-cell>
              <table:table-cell office:value-type="float" office:value="57.3490843509876">
                <text:p>57.349084350987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7.078890283614">
                <text:p>117.078890283614</text:p>
              </table:table-cell>
              <table:table-cell office:value-type="float" office:value="12.078890283614">
                <text:p>12.078890283614</text:p>
              </table:table-cell>
              <table:table-cell office:value-type="float" office:value="22.401940164313">
                <text:p>22.4019401643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9.4419953240864">
                <text:p>99.4419953240864</text:p>
              </table:table-cell>
              <table:table-cell office:value-type="float" office:value="0">
                <text:p>0</text:p>
              </table:table-cell>
              <table:table-cell office:value-type="float" office:value="13.0530490326195">
                <text:p>13.05304903261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7.5805079672206">
                <text:p>97.5805079672206</text:p>
              </table:table-cell>
              <table:table-cell office:value-type="float" office:value="0">
                <text:p>0</text:p>
              </table:table-cell>
              <table:table-cell office:value-type="float" office:value="6.69995982686957">
                <text:p>6.6999598268695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8.0901064294728">
                <text:p>88.0901064294728</text:p>
              </table:table-cell>
              <table:table-cell office:value-type="float" office:value="0">
                <text:p>0</text:p>
              </table:table-cell>
              <table:table-cell office:value-type="float" office:value="6.87407492723731">
                <text:p>6.874074927237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1.667158036554">
                <text:p>61.667158036554</text:p>
              </table:table-cell>
              <table:table-cell office:value-type="float" office:value="0">
                <text:p>0</text:p>
              </table:table-cell>
              <table:table-cell office:value-type="float" office:value="-11.8281246054596">
                <text:p>-11.82812460545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7.213192983116">
                <text:p>107.213192983116</text:p>
              </table:table-cell>
              <table:table-cell office:value-type="float" office:value="2.21319298311636">
                <text:p>2.21319298311636</text:p>
              </table:table-cell>
              <table:table-cell office:value-type="float" office:value="17.3001661569279">
                <text:p>17.30016615692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7.680465909118">
                <text:p>107.680465909118</text:p>
              </table:table-cell>
              <table:table-cell office:value-type="float" office:value="2.68046590911752">
                <text:p>2.68046590911752</text:p>
              </table:table-cell>
              <table:table-cell office:value-type="float" office:value="7.74615197921116">
                <text:p>7.746151979211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2.3892353711905">
                <text:p>62.3892353711905</text:p>
              </table:table-cell>
              <table:table-cell office:value-type="float" office:value="0">
                <text:p>0</text:p>
              </table:table-cell>
              <table:table-cell office:value-type="float" office:value="-15.5047546434887">
                <text:p>-15.504754643488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2.1152107946379">
                <text:p>92.1152107946379</text:p>
              </table:table-cell>
              <table:table-cell office:value-type="float" office:value="0">
                <text:p>0</text:p>
              </table:table-cell>
              <table:table-cell office:value-type="float" office:value="7.29221517042087">
                <text:p>7.2922151704208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6.7013607601452">
                <text:p>76.7013607601452</text:p>
              </table:table-cell>
              <table:table-cell office:value-type="float" office:value="0">
                <text:p>0</text:p>
              </table:table-cell>
              <table:table-cell office:value-type="float" office:value="0.508326652536415">
                <text:p>0.5083266525364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6.2864393150307">
                <text:p>96.2864393150307</text:p>
              </table:table-cell>
              <table:table-cell office:value-type="float" office:value="0">
                <text:p>0</text:p>
              </table:table-cell>
              <table:table-cell office:value-type="float" office:value="11.1268226297075">
                <text:p>11.12682262970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5.668418662312">
                <text:p>125.668418662312</text:p>
              </table:table-cell>
              <table:table-cell office:value-type="float" office:value="20.6684186623123">
                <text:p>20.6684186623123</text:p>
              </table:table-cell>
              <table:table-cell office:value-type="float" office:value="27.6975549562517">
                <text:p>27.69755495625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5.363244874346">
                <text:p>105.363244874346</text:p>
              </table:table-cell>
              <table:table-cell office:value-type="float" office:value="0.363244874346222">
                <text:p>0.363244874346222</text:p>
              </table:table-cell>
              <table:table-cell office:value-type="float" office:value="10.6443806481624">
                <text:p>10.64438064816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4.007061948601">
                <text:p>124.007061948601</text:p>
              </table:table-cell>
              <table:table-cell office:value-type="float" office:value="19.0070619486012">
                <text:p>19.0070619486012</text:p>
              </table:table-cell>
              <table:table-cell office:value-type="float" office:value="16.547763686333">
                <text:p>16.5477636863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.1433912538632">
                <text:p>72.1433912538632</text:p>
              </table:table-cell>
              <table:table-cell office:value-type="float" office:value="0">
                <text:p>0</text:p>
              </table:table-cell>
              <table:table-cell office:value-type="float" office:value="-2.43481188852676">
                <text:p>-2.434811888526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7.817729208137">
                <text:p>127.817729208137</text:p>
              </table:table-cell>
              <table:table-cell office:value-type="float" office:value="22.8177292081371">
                <text:p>22.8177292081371</text:p>
              </table:table-cell>
              <table:table-cell office:value-type="float" office:value="34.2499845268489">
                <text:p>34.24998452684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7.8026217464265">
                <text:p>67.8026217464265</text:p>
              </table:table-cell>
              <table:table-cell office:value-type="float" office:value="0">
                <text:p>0</text:p>
              </table:table-cell>
              <table:table-cell office:value-type="float" office:value="-6.11501180135869">
                <text:p>-6.1150118013586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2.4536740003175">
                <text:p>32.4536740003175</text:p>
              </table:table-cell>
              <table:table-cell office:value-type="float" office:value="0">
                <text:p>0</text:p>
              </table:table-cell>
              <table:table-cell office:value-type="float" office:value="-5.42107661068325">
                <text:p>-5.421076610683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5.043314322753">
                <text:p>85.043314322753</text:p>
              </table:table-cell>
              <table:table-cell office:value-type="float" office:value="0">
                <text:p>0</text:p>
              </table:table-cell>
              <table:table-cell office:value-type="float" office:value="0.85194043818321">
                <text:p>0.851940438183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6.8581485283945">
                <text:p>96.8581485283945</text:p>
              </table:table-cell>
              <table:table-cell office:value-type="float" office:value="0">
                <text:p>0</text:p>
              </table:table-cell>
              <table:table-cell office:value-type="float" office:value="6.05340195759773">
                <text:p>6.053401957597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6.76211614548">
                <text:p>186.76211614548</text:p>
              </table:table-cell>
              <table:table-cell office:value-type="float" office:value="81.7621161454805">
                <text:p>81.7621161454805</text:p>
              </table:table-cell>
              <table:table-cell office:value-type="float" office:value="28.2056271540302">
                <text:p>28.20562715403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9.101381667473">
                <text:p>109.101381667473</text:p>
              </table:table-cell>
              <table:table-cell office:value-type="float" office:value="4.10138166747332">
                <text:p>4.10138166747332</text:p>
              </table:table-cell>
              <table:table-cell office:value-type="float" office:value="20.0302875674546">
                <text:p>20.03028756745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7.916655229334">
                <text:p>187.916655229334</text:p>
              </table:table-cell>
              <table:table-cell office:value-type="float" office:value="82.9166552293344">
                <text:p>82.9166552293344</text:p>
              </table:table-cell>
              <table:table-cell office:value-type="float" office:value="85.7349169320589">
                <text:p>85.734916932058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7.9024537114771">
                <text:p>77.9024537114771</text:p>
              </table:table-cell>
              <table:table-cell office:value-type="float" office:value="0">
                <text:p>0</text:p>
              </table:table-cell>
              <table:table-cell office:value-type="float" office:value="1.47232808273908">
                <text:p>1.4723280827390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39.019839007857">
                <text:p>239.019839007857</text:p>
              </table:table-cell>
              <table:table-cell office:value-type="float" office:value="134.019839007857">
                <text:p>134.019839007857</text:p>
              </table:table-cell>
              <table:table-cell office:value-type="float" office:value="127.634385838204">
                <text:p>127.6343858382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3.28872112893">
                <text:p>113.28872112893</text:p>
              </table:table-cell>
              <table:table-cell office:value-type="float" office:value="8.28872112892967">
                <text:p>8.28872112892967</text:p>
              </table:table-cell>
              <table:table-cell office:value-type="float" office:value="24.9724085133011">
                <text:p>24.972408513301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6.769179714911">
                <text:p>146.769179714911</text:p>
              </table:table-cell>
              <table:table-cell office:value-type="float" office:value="41.7691797149113">
                <text:p>41.7691797149113</text:p>
              </table:table-cell>
              <table:table-cell office:value-type="float" office:value="53.2729421850838">
                <text:p>53.272942185083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9.89776142946">
                <text:p>79.89776142946</text:p>
              </table:table-cell>
              <table:table-cell office:value-type="float" office:value="0">
                <text:p>0</text:p>
              </table:table-cell>
              <table:table-cell office:value-type="float" office:value="2.89906618215442">
                <text:p>2.899066182154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8.8245240221514">
                <text:p>48.8245240221514</text:p>
              </table:table-cell>
              <table:table-cell office:value-type="float" office:value="0">
                <text:p>0</text:p>
              </table:table-cell>
              <table:table-cell office:value-type="float" office:value="-6.5684063799256">
                <text:p>-6.56840637992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8.8935183295635">
                <text:p>68.8935183295635</text:p>
              </table:table-cell>
              <table:table-cell office:value-type="float" office:value="0">
                <text:p>0</text:p>
              </table:table-cell>
              <table:table-cell office:value-type="float" office:value="-3.37551647416187">
                <text:p>-3.375516474161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3.9952352368443">
                <text:p>83.9952352368443</text:p>
              </table:table-cell>
              <table:table-cell office:value-type="float" office:value="0">
                <text:p>0</text:p>
              </table:table-cell>
              <table:table-cell office:value-type="float" office:value="-10.9984076117484">
                <text:p>-10.998407611748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.2725331510136">
                <text:p>80.2725331510136</text:p>
              </table:table-cell>
              <table:table-cell office:value-type="float" office:value="0">
                <text:p>0</text:p>
              </table:table-cell>
              <table:table-cell office:value-type="float" office:value="-12.2938391249219">
                <text:p>-12.29383912492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5.8824783463818">
                <text:p>95.8824783463818</text:p>
              </table:table-cell>
              <table:table-cell office:value-type="float" office:value="0">
                <text:p>0</text:p>
              </table:table-cell>
              <table:table-cell office:value-type="float" office:value="6.76399743592213">
                <text:p>6.7639974359221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4.866204673867">
                <text:p>84.866204673867</text:p>
              </table:table-cell>
              <table:table-cell office:value-type="float" office:value="0">
                <text:p>0</text:p>
              </table:table-cell>
              <table:table-cell office:value-type="float" office:value="-1.1896494070823">
                <text:p>-1.18964940708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.3874415953368">
                <text:p>82.3874415953368</text:p>
              </table:table-cell>
              <table:table-cell office:value-type="float" office:value="0">
                <text:p>0</text:p>
              </table:table-cell>
              <table:table-cell office:value-type="float" office:value="5.48564960167615">
                <text:p>5.485649601676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0.750459458524">
                <text:p>140.750459458524</text:p>
              </table:table-cell>
              <table:table-cell office:value-type="float" office:value="35.7504594585236">
                <text:p>35.7504594585236</text:p>
              </table:table-cell>
              <table:table-cell office:value-type="float" office:value="45.3047552671442">
                <text:p>45.30475526714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9.0281616458595">
                <text:p>69.0281616458595</text:p>
              </table:table-cell>
              <table:table-cell office:value-type="float" office:value="0">
                <text:p>0</text:p>
              </table:table-cell>
              <table:table-cell office:value-type="float" office:value="-1.04263674710361">
                <text:p>-1.0426367471036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4.042440070824">
                <text:p>104.042440070824</text:p>
              </table:table-cell>
              <table:table-cell office:value-type="float" office:value="0">
                <text:p>0</text:p>
              </table:table-cell>
              <table:table-cell office:value-type="float" office:value="15.5590454081899">
                <text:p>15.55904540818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3.6140621095977">
                <text:p>93.6140621095977</text:p>
              </table:table-cell>
              <table:table-cell office:value-type="float" office:value="0">
                <text:p>0</text:p>
              </table:table-cell>
              <table:table-cell office:value-type="float" office:value="-3.98614898342116">
                <text:p>-3.986148983421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6.598330178562">
                <text:p>116.598330178562</text:p>
              </table:table-cell>
              <table:table-cell office:value-type="float" office:value="11.5983301785618">
                <text:p>11.5983301785618</text:p>
              </table:table-cell>
              <table:table-cell office:value-type="float" office:value="26.9342663759753">
                <text:p>26.934266375975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7.015080366177">
                <text:p>157.015080366177</text:p>
              </table:table-cell>
              <table:table-cell office:value-type="float" office:value="52.0150803661771">
                <text:p>52.0150803661771</text:p>
              </table:table-cell>
              <table:table-cell office:value-type="float" office:value="58.3614523290477">
                <text:p>58.361452329047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5.2399680508328">
                <text:p>95.2399680508328</text:p>
              </table:table-cell>
              <table:table-cell office:value-type="float" office:value="0">
                <text:p>0</text:p>
              </table:table-cell>
              <table:table-cell office:value-type="float" office:value="9.42586341114899">
                <text:p>9.4258634111489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0.154410424959">
                <text:p>160.154410424959</text:p>
              </table:table-cell>
              <table:table-cell office:value-type="float" office:value="55.1544104249588">
                <text:p>55.1544104249588</text:p>
              </table:table-cell>
              <table:table-cell office:value-type="float" office:value="47.636008963297">
                <text:p>47.6360089632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9.0139968345195">
                <text:p>89.0139968345195</text:p>
              </table:table-cell>
              <table:table-cell office:value-type="float" office:value="0">
                <text:p>0</text:p>
              </table:table-cell>
              <table:table-cell office:value-type="float" office:value="7.47807477000448">
                <text:p>7.478074770004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0.979343471198">
                <text:p>110.979343471198</text:p>
              </table:table-cell>
              <table:table-cell office:value-type="float" office:value="5.97934347119762">
                <text:p>5.97934347119762</text:p>
              </table:table-cell>
              <table:table-cell office:value-type="float" office:value="17.9023983397275">
                <text:p>17.90239833972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4.2500057113937">
                <text:p>94.2500057113937</text:p>
              </table:table-cell>
              <table:table-cell office:value-type="float" office:value="0">
                <text:p>0</text:p>
              </table:table-cell>
              <table:table-cell office:value-type="float" office:value="9.12874050421395">
                <text:p>9.128740504213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6.447968378978">
                <text:p>106.447968378978</text:p>
              </table:table-cell>
              <table:table-cell office:value-type="float" office:value="1.44796837897771">
                <text:p>1.44796837897771</text:p>
              </table:table-cell>
              <table:table-cell office:value-type="float" office:value="6.63529191090696">
                <text:p>6.6352919109069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7.041269890182">
                <text:p>127.041269890182</text:p>
              </table:table-cell>
              <table:table-cell office:value-type="float" office:value="22.041269890182">
                <text:p>22.041269890182</text:p>
              </table:table-cell>
              <table:table-cell office:value-type="float" office:value="31.0119235350866">
                <text:p>31.01192353508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0.4804153057664">
                <text:p>70.4804153057664</text:p>
              </table:table-cell>
              <table:table-cell office:value-type="float" office:value="0">
                <text:p>0</text:p>
              </table:table-cell>
              <table:table-cell office:value-type="float" office:value="2.51765836307234">
                <text:p>2.5176583630723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0.7280675953781">
                <text:p>90.7280675953781</text:p>
              </table:table-cell>
              <table:table-cell office:value-type="float" office:value="0">
                <text:p>0</text:p>
              </table:table-cell>
              <table:table-cell office:value-type="float" office:value="8.76362983737131">
                <text:p>8.7636298373713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7.3216861464036">
                <text:p>77.3216861464036</text:p>
              </table:table-cell>
              <table:table-cell office:value-type="float" office:value="0">
                <text:p>0</text:p>
              </table:table-cell>
              <table:table-cell office:value-type="float" office:value="-0.632287310015084">
                <text:p>-0.6322873100150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5.097802357005">
                <text:p>115.097802357005</text:p>
              </table:table-cell>
              <table:table-cell office:value-type="float" office:value="10.0978023570052">
                <text:p>10.0978023570052</text:p>
              </table:table-cell>
              <table:table-cell office:value-type="float" office:value="18.0591315498202">
                <text:p>18.05913154982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7.546285466838">
                <text:p>127.546285466838</text:p>
              </table:table-cell>
              <table:table-cell office:value-type="float" office:value="22.546285466838">
                <text:p>22.546285466838</text:p>
              </table:table-cell>
              <table:table-cell office:value-type="float" office:value="40.2772091639005">
                <text:p>40.27720916390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6.6093720793892">
                <text:p>56.6093720793892</text:p>
              </table:table-cell>
              <table:table-cell office:value-type="float" office:value="0">
                <text:p>0</text:p>
              </table:table-cell>
              <table:table-cell office:value-type="float" office:value="-14.9765881649614">
                <text:p>-14.97658816496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5.8411980200664">
                <text:p>95.8411980200664</text:p>
              </table:table-cell>
              <table:table-cell office:value-type="float" office:value="0">
                <text:p>0</text:p>
              </table:table-cell>
              <table:table-cell office:value-type="float" office:value="3.03707096211805">
                <text:p>3.037070962118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3.730412642731">
                <text:p>113.730412642731</text:p>
              </table:table-cell>
              <table:table-cell office:value-type="float" office:value="8.73041264273122">
                <text:p>8.73041264273122</text:p>
              </table:table-cell>
              <table:table-cell office:value-type="float" office:value="22.2190511897839">
                <text:p>22.219051189783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8.1481994785868">
                <text:p>78.1481994785868</text:p>
              </table:table-cell>
              <table:table-cell office:value-type="float" office:value="0">
                <text:p>0</text:p>
              </table:table-cell>
              <table:table-cell office:value-type="float" office:value="-8.06937925867748">
                <text:p>-8.0693792586774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2.0467928572301">
                <text:p>82.0467928572301</text:p>
              </table:table-cell>
              <table:table-cell office:value-type="float" office:value="0">
                <text:p>0</text:p>
              </table:table-cell>
              <table:table-cell office:value-type="float" office:value="-0.530712789986005">
                <text:p>-0.5307127899860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9.504199597298">
                <text:p>179.504199597298</text:p>
              </table:table-cell>
              <table:table-cell office:value-type="float" office:value="74.5041995972984">
                <text:p>74.5041995972984</text:p>
              </table:table-cell>
              <table:table-cell office:value-type="float" office:value="69.2464473928007">
                <text:p>69.246447392800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2.380775749884">
                <text:p>122.380775749884</text:p>
              </table:table-cell>
              <table:table-cell office:value-type="float" office:value="17.3807757498841">
                <text:p>17.3807757498841</text:p>
              </table:table-cell>
              <table:table-cell office:value-type="float" office:value="28.1968672243506">
                <text:p>28.19686722435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2.6988358336257">
                <text:p>92.6988358336257</text:p>
              </table:table-cell>
              <table:table-cell office:value-type="float" office:value="0">
                <text:p>0</text:p>
              </table:table-cell>
              <table:table-cell office:value-type="float" office:value="-5.59991027921157">
                <text:p>-5.5999102792115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7.8970323252287">
                <text:p>67.8970323252287</text:p>
              </table:table-cell>
              <table:table-cell office:value-type="float" office:value="0">
                <text:p>0</text:p>
              </table:table-cell>
              <table:table-cell office:value-type="float" office:value="-8.07550317868598">
                <text:p>-8.0755031786859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9.23539906917">
                <text:p>179.23539906917</text:p>
              </table:table-cell>
              <table:table-cell office:value-type="float" office:value="74.2353990691697">
                <text:p>74.2353990691697</text:p>
              </table:table-cell>
              <table:table-cell office:value-type="float" office:value="80.3157665524004">
                <text:p>80.315766552400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7.840873282136">
                <text:p>127.840873282136</text:p>
              </table:table-cell>
              <table:table-cell office:value-type="float" office:value="22.8408732821363">
                <text:p>22.8408732821363</text:p>
              </table:table-cell>
              <table:table-cell office:value-type="float" office:value="32.3863561172546">
                <text:p>32.386356117254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3.190751790553">
                <text:p>103.190751790553</text:p>
              </table:table-cell>
              <table:table-cell office:value-type="float" office:value="0">
                <text:p>0</text:p>
              </table:table-cell>
              <table:table-cell office:value-type="float" office:value="14.4422836862893">
                <text:p>14.44228368628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1.975548539315">
                <text:p>181.975548539315</text:p>
              </table:table-cell>
              <table:table-cell office:value-type="float" office:value="76.9755485393146">
                <text:p>76.9755485393146</text:p>
              </table:table-cell>
              <table:table-cell office:value-type="float" office:value="80.7614771611323">
                <text:p>80.761477161132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2.3624370943115">
                <text:p>92.3624370943115</text:p>
              </table:table-cell>
              <table:table-cell office:value-type="float" office:value="0">
                <text:p>0</text:p>
              </table:table-cell>
              <table:table-cell office:value-type="float" office:value="4.95935723757207">
                <text:p>4.959357237572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3.6025631481147">
                <text:p>83.6025631481147</text:p>
              </table:table-cell>
              <table:table-cell office:value-type="float" office:value="0">
                <text:p>0</text:p>
              </table:table-cell>
              <table:table-cell office:value-type="float" office:value="1.15136315115759">
                <text:p>1.1513631511575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5.955870595201">
                <text:p>105.955870595201</text:p>
              </table:table-cell>
              <table:table-cell office:value-type="float" office:value="0.955870595200821">
                <text:p>0.955870595200821</text:p>
              </table:table-cell>
              <table:table-cell office:value-type="float" office:value="2.15356652143835">
                <text:p>2.153566521438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8.1085800384955">
                <text:p>88.1085800384955</text:p>
              </table:table-cell>
              <table:table-cell office:value-type="float" office:value="0">
                <text:p>0</text:p>
              </table:table-cell>
              <table:table-cell office:value-type="float" office:value="-2.97593601647133">
                <text:p>-2.975936016471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8.8381554961889">
                <text:p>28.8381554961889</text:p>
              </table:table-cell>
              <table:table-cell office:value-type="float" office:value="0">
                <text:p>0</text:p>
              </table:table-cell>
              <table:table-cell office:value-type="float" office:value="-19.1181412577105">
                <text:p>-19.118141257710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3.5611282732367">
                <text:p>83.5611282732367</text:p>
              </table:table-cell>
              <table:table-cell office:value-type="float" office:value="0">
                <text:p>0</text:p>
              </table:table-cell>
              <table:table-cell office:value-type="float" office:value="2.0950557177676">
                <text:p>2.095055717767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1.332039122195">
                <text:p>121.332039122195</text:p>
              </table:table-cell>
              <table:table-cell office:value-type="float" office:value="16.3320391221949">
                <text:p>16.3320391221949</text:p>
              </table:table-cell>
              <table:table-cell office:value-type="float" office:value="28.5131585687941">
                <text:p>28.51315856879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0.463917868372">
                <text:p>110.463917868372</text:p>
              </table:table-cell>
              <table:table-cell office:value-type="float" office:value="5.46391786837171">
                <text:p>5.46391786837171</text:p>
              </table:table-cell>
              <table:table-cell office:value-type="float" office:value="20.3059541200073">
                <text:p>20.305954120007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0.6341191631433">
                <text:p>60.6341191631433</text:p>
              </table:table-cell>
              <table:table-cell office:value-type="float" office:value="0">
                <text:p>0</text:p>
              </table:table-cell>
              <table:table-cell office:value-type="float" office:value="-0.702388538209327">
                <text:p>-0.70238853820932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0.35111814316">
                <text:p>120.35111814316</text:p>
              </table:table-cell>
              <table:table-cell office:value-type="float" office:value="15.3511181431598">
                <text:p>15.3511181431598</text:p>
              </table:table-cell>
              <table:table-cell office:value-type="float" office:value="-45.9637232685788">
                <text:p>-45.963723268578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9.5698223401245">
                <text:p>29.5698223401245</text:p>
              </table:table-cell>
              <table:table-cell office:value-type="float" office:value="0">
                <text:p>0</text:p>
              </table:table-cell>
              <table:table-cell office:value-type="float" office:value="-15.8129133727797">
                <text:p>-15.812913372779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9.070245545695">
                <text:p>119.070245545695</text:p>
              </table:table-cell>
              <table:table-cell office:value-type="float" office:value="14.0702455456951">
                <text:p>14.0702455456951</text:p>
              </table:table-cell>
              <table:table-cell office:value-type="float" office:value="19.6728630928506">
                <text:p>19.672863092850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4.850941661621">
                <text:p>134.850941661621</text:p>
              </table:table-cell>
              <table:table-cell office:value-type="float" office:value="29.8509416616208">
                <text:p>29.8509416616208</text:p>
              </table:table-cell>
              <table:table-cell office:value-type="float" office:value="37.6406832858817">
                <text:p>37.640683285881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8.0604411070037">
                <text:p>78.0604411070037</text:p>
              </table:table-cell>
              <table:table-cell office:value-type="float" office:value="0">
                <text:p>0</text:p>
              </table:table-cell>
              <table:table-cell office:value-type="float" office:value="-9.44280360822845">
                <text:p>-9.4428036082284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3.0477143768815">
                <text:p>73.0477143768815</text:p>
              </table:table-cell>
              <table:table-cell office:value-type="float" office:value="0">
                <text:p>0</text:p>
              </table:table-cell>
              <table:table-cell office:value-type="float" office:value="-5.10679534925305">
                <text:p>-5.1067953492530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60.615109611825">
                <text:p>160.615109611825</text:p>
              </table:table-cell>
              <table:table-cell office:value-type="float" office:value="55.6151096118251">
                <text:p>55.6151096118251</text:p>
              </table:table-cell>
              <table:table-cell office:value-type="float" office:value="47.1337127309045">
                <text:p>47.133712730904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0.2465784702714">
                <text:p>50.2465784702714</text:p>
              </table:table-cell>
              <table:table-cell office:value-type="float" office:value="0">
                <text:p>0</text:p>
              </table:table-cell>
              <table:table-cell office:value-type="float" office:value="-12.9312070581392">
                <text:p>-12.931207058139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34.239354989674">
                <text:p>434.239354989674</text:p>
              </table:table-cell>
              <table:table-cell office:value-type="float" office:value="329.239354989674">
                <text:p>329.239354989674</text:p>
              </table:table-cell>
              <table:table-cell office:value-type="float" office:value="311.394086899116">
                <text:p>311.39408689911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1.2215780927261">
                <text:p>81.2215780927261</text:p>
              </table:table-cell>
              <table:table-cell office:value-type="float" office:value="0">
                <text:p>0</text:p>
              </table:table-cell>
              <table:table-cell office:value-type="float" office:value="-3.30834463272074">
                <text:p>-3.3083446327207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4.999601821197">
                <text:p>104.999601821197</text:p>
              </table:table-cell>
              <table:table-cell office:value-type="float" office:value="0">
                <text:p>0</text:p>
              </table:table-cell>
              <table:table-cell office:value-type="float" office:value="12.6529931454333">
                <text:p>12.65299314543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2.95671152129">
                <text:p>102.95671152129</text:p>
              </table:table-cell>
              <table:table-cell office:value-type="float" office:value="0">
                <text:p>0</text:p>
              </table:table-cell>
              <table:table-cell office:value-type="float" office:value="14.6873852145055">
                <text:p>14.68738521450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6.046345548372">
                <text:p>106.046345548372</text:p>
              </table:table-cell>
              <table:table-cell office:value-type="float" office:value="1.04634554837226">
                <text:p>1.04634554837226</text:p>
              </table:table-cell>
              <table:table-cell office:value-type="float" office:value="18.3869521232126">
                <text:p>18.386952123212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.6824423653735">
                <text:p>22.6824423653735</text:p>
              </table:table-cell>
              <table:table-cell office:value-type="float" office:value="0">
                <text:p>0</text:p>
              </table:table-cell>
              <table:table-cell office:value-type="float" office:value="-18.3348802783021">
                <text:p>-18.334880278302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9.5937707393024">
                <text:p>99.5937707393024</text:p>
              </table:table-cell>
              <table:table-cell office:value-type="float" office:value="0">
                <text:p>0</text:p>
              </table:table-cell>
              <table:table-cell office:value-type="float" office:value="17.0330325958905">
                <text:p>17.03303259589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8.063706991491">
                <text:p>118.063706991491</text:p>
              </table:table-cell>
              <table:table-cell office:value-type="float" office:value="13.0637069914909">
                <text:p>13.0637069914909</text:p>
              </table:table-cell>
              <table:table-cell office:value-type="float" office:value="20.2818960679515">
                <text:p>20.281896067951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9.298141367824">
                <text:p>239.298141367824</text:p>
              </table:table-cell>
              <table:table-cell office:value-type="float" office:value="134.298141367824">
                <text:p>134.298141367824</text:p>
              </table:table-cell>
              <table:table-cell office:value-type="float" office:value="137.55672173525">
                <text:p>137.556721735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6.460584461396">
                <text:p>166.460584461396</text:p>
              </table:table-cell>
              <table:table-cell office:value-type="float" office:value="61.4605844613965">
                <text:p>61.4605844613965</text:p>
              </table:table-cell>
              <table:table-cell office:value-type="float" office:value="68.3365364428612">
                <text:p>68.336536442861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7.4908217483861">
                <text:p>67.4908217483861</text:p>
              </table:table-cell>
              <table:table-cell office:value-type="float" office:value="0">
                <text:p>0</text:p>
              </table:table-cell>
              <table:table-cell office:value-type="float" office:value="0.0259623366025323">
                <text:p>0.025962336602532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8.345220128766">
                <text:p>108.345220128766</text:p>
              </table:table-cell>
              <table:table-cell office:value-type="float" office:value="3.34522012876603">
                <text:p>3.34522012876603</text:p>
              </table:table-cell>
              <table:table-cell office:value-type="float" office:value="-53.7419843655289">
                <text:p>-53.74198436552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6.9454417715199">
                <text:p>66.9454417715199</text:p>
              </table:table-cell>
              <table:table-cell office:value-type="float" office:value="0">
                <text:p>0</text:p>
              </table:table-cell>
              <table:table-cell office:value-type="float" office:value="-21.2534175644632">
                <text:p>-21.253417564463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1.1810637825367">
                <text:p>81.1810637825367</text:p>
              </table:table-cell>
              <table:table-cell office:value-type="float" office:value="0">
                <text:p>0</text:p>
              </table:table-cell>
              <table:table-cell office:value-type="float" office:value="-4.62550084401635">
                <text:p>-4.6255008440163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7.751118122965">
                <text:p>127.751118122965</text:p>
              </table:table-cell>
              <table:table-cell office:value-type="float" office:value="22.7511181229647">
                <text:p>22.7511181229647</text:p>
              </table:table-cell>
              <table:table-cell office:value-type="float" office:value="37.9236255862886">
                <text:p>37.923625586288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2.1164385540291">
                <text:p>82.1164385540291</text:p>
              </table:table-cell>
              <table:table-cell office:value-type="float" office:value="0">
                <text:p>0</text:p>
              </table:table-cell>
              <table:table-cell office:value-type="float" office:value="-8.06504601385395">
                <text:p>-8.065046013853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1.3400230469869">
                <text:p>41.3400230469869</text:p>
              </table:table-cell>
              <table:table-cell office:value-type="float" office:value="0">
                <text:p>0</text:p>
              </table:table-cell>
              <table:table-cell office:value-type="float" office:value="-9.59082019832543">
                <text:p>-9.5908201983254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7.415995550911">
                <text:p>117.415995550911</text:p>
              </table:table-cell>
              <table:table-cell office:value-type="float" office:value="12.415995550911">
                <text:p>12.415995550911</text:p>
              </table:table-cell>
              <table:table-cell office:value-type="float" office:value="4.40560176379417">
                <text:p>4.4056017637941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0.493562711119">
                <text:p>160.493562711119</text:p>
              </table:table-cell>
              <table:table-cell office:value-type="float" office:value="55.4935627111188">
                <text:p>55.4935627111188</text:p>
              </table:table-cell>
              <table:table-cell office:value-type="float" office:value="60.1395307269628">
                <text:p>60.139530726962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.5097295883039">
                <text:p>46.5097295883039</text:p>
              </table:table-cell>
              <table:table-cell office:value-type="float" office:value="0">
                <text:p>0</text:p>
              </table:table-cell>
              <table:table-cell office:value-type="float" office:value="-11.9501171653155">
                <text:p>-11.950117165315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4.7356178374597">
                <text:p>74.7356178374597</text:p>
              </table:table-cell>
              <table:table-cell office:value-type="float" office:value="0">
                <text:p>0</text:p>
              </table:table-cell>
              <table:table-cell office:value-type="float" office:value="-0.594432734165927">
                <text:p>-0.59443273416592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7.013428275217">
                <text:p>107.013428275217</text:p>
              </table:table-cell>
              <table:table-cell office:value-type="float" office:value="2.01342827521708">
                <text:p>2.01342827521708</text:p>
              </table:table-cell>
              <table:table-cell office:value-type="float" office:value="-19.185998047143">
                <text:p>-19.18599804714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8.994274119991">
                <text:p>108.994274119991</text:p>
              </table:table-cell>
              <table:table-cell office:value-type="float" office:value="3.9942741199913">
                <text:p>3.9942741199913</text:p>
              </table:table-cell>
              <table:table-cell office:value-type="float" office:value="-9.40973562257194">
                <text:p>-9.4097356225719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7.2935709821414">
                <text:p>97.2935709821414</text:p>
              </table:table-cell>
              <table:table-cell office:value-type="float" office:value="0">
                <text:p>0</text:p>
              </table:table-cell>
              <table:table-cell office:value-type="float" office:value="12.3546067002994">
                <text:p>12.354606700299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0.801813741412">
                <text:p>140.801813741412</text:p>
              </table:table-cell>
              <table:table-cell office:value-type="float" office:value="35.8018137414123">
                <text:p>35.8018137414123</text:p>
              </table:table-cell>
              <table:table-cell office:value-type="float" office:value="38.4814398380718">
                <text:p>38.481439838071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2.424425957399">
                <text:p>102.424425957399</text:p>
              </table:table-cell>
              <table:table-cell office:value-type="float" office:value="0">
                <text:p>0</text:p>
              </table:table-cell>
              <table:table-cell office:value-type="float" office:value="11.8908597019308">
                <text:p>11.89085970193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0.2737321813873">
                <text:p>70.2737321813873</text:p>
              </table:table-cell>
              <table:table-cell office:value-type="float" office:value="0">
                <text:p>0</text:p>
              </table:table-cell>
              <table:table-cell office:value-type="float" office:value="-3.43221638467039">
                <text:p>-3.4322163846703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4.6439315386276">
                <text:p>44.6439315386276</text:p>
              </table:table-cell>
              <table:table-cell office:value-type="float" office:value="0">
                <text:p>0</text:p>
              </table:table-cell>
              <table:table-cell office:value-type="float" office:value="-31.6919014397184">
                <text:p>-31.691901439718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79.148359284401">
                <text:p>279.148359284401</text:p>
              </table:table-cell>
              <table:table-cell office:value-type="float" office:value="174.148359284401">
                <text:p>174.148359284401</text:p>
              </table:table-cell>
              <table:table-cell office:value-type="float" office:value="178.748921613797">
                <text:p>178.74892161379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6.4841602435309">
                <text:p>86.4841602435309</text:p>
              </table:table-cell>
              <table:table-cell office:value-type="float" office:value="0">
                <text:p>0</text:p>
              </table:table-cell>
              <table:table-cell office:value-type="float" office:value="7.13853382702696">
                <text:p>7.1385338270269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6.5860869358637">
                <text:p>86.5860869358637</text:p>
              </table:table-cell>
              <table:table-cell office:value-type="float" office:value="0">
                <text:p>0</text:p>
              </table:table-cell>
              <table:table-cell office:value-type="float" office:value="7.72343541562988">
                <text:p>7.7234354156298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85.465170424966">
                <text:p>185.465170424966</text:p>
              </table:table-cell>
              <table:table-cell office:value-type="float" office:value="80.465170424966">
                <text:p>80.465170424966</text:p>
              </table:table-cell>
              <table:table-cell office:value-type="float" office:value="76.8957105521">
                <text:p>76.895710552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0.7963943422965">
                <text:p>90.7963943422965</text:p>
              </table:table-cell>
              <table:table-cell office:value-type="float" office:value="0">
                <text:p>0</text:p>
              </table:table-cell>
              <table:table-cell office:value-type="float" office:value="7.78425179158437">
                <text:p>7.7842517915843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2.749062111111">
                <text:p>122.749062111111</text:p>
              </table:table-cell>
              <table:table-cell office:value-type="float" office:value="17.7490621111114">
                <text:p>17.7490621111114</text:p>
              </table:table-cell>
              <table:table-cell office:value-type="float" office:value="24.3338277785452">
                <text:p>24.333827778545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2.7876013409916">
                <text:p>72.7876013409916</text:p>
              </table:table-cell>
              <table:table-cell office:value-type="float" office:value="0">
                <text:p>0</text:p>
              </table:table-cell>
              <table:table-cell office:value-type="float" office:value="1.04882973061066">
                <text:p>1.0488297306106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8.922500593052">
                <text:p>108.922500593052</text:p>
              </table:table-cell>
              <table:table-cell office:value-type="float" office:value="3.92250059305167">
                <text:p>3.92250059305167</text:p>
              </table:table-cell>
              <table:table-cell office:value-type="float" office:value="20.1099305253248">
                <text:p>20.109930525324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6.1245504501147">
                <text:p>86.1245504501147</text:p>
              </table:table-cell>
              <table:table-cell office:value-type="float" office:value="0">
                <text:p>0</text:p>
              </table:table-cell>
              <table:table-cell office:value-type="float" office:value="6.60362745991399">
                <text:p>6.603627459913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MacOSX_X86_64 LibreOffice_project/65905a128db06ba48db947242809d14d3f9a93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